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5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2.544cm"/>
    </style:style>
    <style:style style:name="co7" style:family="table-column">
      <style:table-column-properties fo:break-before="auto" style:column-width="6.02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ociété</text:p>
          </table:table-cell>
          <table:table-cell table:style-name="ce1" office:value-type="string" calcext:value-type="string">
            <text:p>N° employé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Date commande</text:p>
          </table:table-cell>
          <table:table-cell table:style-name="ce1" office:value-type="string" calcext:value-type="string">
            <text:p>N° commande</text:p>
          </table:table-cell>
          <table:table-cell table:style-name="ce1" office:value-type="string" calcext:value-type="string">
            <text:p>Nom du produit</text:p>
          </table:table-cell>
          <table:table-cell table:style-name="ce1" office:value-type="string" calcext:value-type="string">
            <text:p>PrixTotal</text:p>
          </table:table-cell>
        </table:table-row>
        <table:table-row table:style-name="ro1">
          <table:table-cell office:value-type="string" calcext:value-type="string">
            <text:p>Vins et alcools Cheval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08-04" calcext:value-type="date">
            <text:p>04/08/1994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490" calcext:value-type="float">
            <text:p>490,00 F</text:p>
          </table:table-cell>
        </table:table-row>
        <table:table-row table:style-name="ro1">
          <table:table-cell office:value-type="string" calcext:value-type="string">
            <text:p>Vins et alcools Cheval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08-04" calcext:value-type="date">
            <text:p>04/08/1994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870" calcext:value-type="float">
            <text:p>870,00 F</text:p>
          </table:table-cell>
        </table:table-row>
        <table:table-row table:style-name="ro1">
          <table:table-cell office:value-type="string" calcext:value-type="string">
            <text:p>Vins et alcools Cheval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08-04" calcext:value-type="date">
            <text:p>04/08/1994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840" calcext:value-type="float">
            <text:p>840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05" calcext:value-type="date">
            <text:p>05/08/1994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Tofu</text:p>
          </table:table-cell>
          <table:table-cell table:style-name="ce4" office:value-type="float" office:value="837" calcext:value-type="float">
            <text:p>837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05" calcext:value-type="date">
            <text:p>05/08/1994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8480" calcext:value-type="float">
            <text:p>8 48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08" calcext:value-type="date">
            <text:p>08/08/1994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385" calcext:value-type="float">
            <text:p>385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08" calcext:value-type="date">
            <text:p>08/08/1994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6307" calcext:value-type="float">
            <text:p>6 307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08" calcext:value-type="date">
            <text:p>08/08/1994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071" calcext:value-type="float">
            <text:p>1 071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08-08" calcext:value-type="date">
            <text:p>08/08/1994</text:p>
          </table:table-cell>
          <table:table-cell office:value-type="float" office:value="10251" calcext:value-type="float">
            <text:p>10251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1111.5" calcext:value-type="float">
            <text:p>1 111,5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08-08" calcext:value-type="date">
            <text:p>08/08/1994</text:p>
          </table:table-cell>
          <table:table-cell office:value-type="float" office:value="10251" calcext:value-type="float">
            <text:p>10251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680" calcext:value-type="float">
            <text:p>1 68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4-08-09" calcext:value-type="date">
            <text:p>09/08/1994</text:p>
          </table:table-cell>
          <table:table-cell office:value-type="float" office:value="10252" calcext:value-type="float">
            <text:p>10252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440" calcext:value-type="float">
            <text:p>5 44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4-08-09" calcext:value-type="date">
            <text:p>09/08/1994</text:p>
          </table:table-cell>
          <table:table-cell office:value-type="float" office:value="10252" calcext:value-type="float">
            <text:p>10252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12312" calcext:value-type="float">
            <text:p>12 312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10" calcext:value-type="date">
            <text:p>10/08/1994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3024" calcext:value-type="float">
            <text:p>3 024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4-08-11" calcext:value-type="date">
            <text:p>11/08/1994</text:p>
          </table:table-cell>
          <table:table-cell office:value-type="float" office:value="10254" calcext:value-type="float">
            <text:p>10254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713.6" calcext:value-type="float">
            <text:p>1 713,6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15" calcext:value-type="date">
            <text:p>15/08/1994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965" calcext:value-type="float">
            <text:p>1 965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15" calcext:value-type="date">
            <text:p>15/08/1994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624" calcext:value-type="float">
            <text:p>624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8-16" calcext:value-type="date">
            <text:p>16/08/1994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4387.5" calcext:value-type="float">
            <text:p>4 387,5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8-16" calcext:value-type="date">
            <text:p>16/08/1994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8-16" calcext:value-type="date">
            <text:p>16/08/1994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780" calcext:value-type="float">
            <text:p>78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08-17" calcext:value-type="date">
            <text:p>17/08/1994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3040" calcext:value-type="float">
            <text:p>3 04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08-17" calcext:value-type="date">
            <text:p>17/08/1994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4420" calcext:value-type="float">
            <text:p>4 42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08-17" calcext:value-type="date">
            <text:p>17/08/1994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614.4" calcext:value-type="float">
            <text:p>614,40 F</text:p>
          </table:table-cell>
        </table:table-row>
        <table:table-row table:style-name="ro1">
          <table:table-cell office:value-type="string" calcext:value-type="string">
            <text:p>Centro comercial Moctezu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08-18" calcext:value-type="date">
            <text:p>18/08/1994</text:p>
          </table:table-cell>
          <table:table-cell office:value-type="float" office:value="10259" calcext:value-type="float">
            <text:p>1025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400" calcext:value-type="float">
            <text:p>40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19" calcext:value-type="date">
            <text:p>19/08/1994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216.25" calcext:value-type="float">
            <text:p>2 216,25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19" calcext:value-type="date">
            <text:p>19/08/1994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462" calcext:value-type="float">
            <text:p>462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19" calcext:value-type="date">
            <text:p>19/08/1994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3900" calcext:value-type="float">
            <text:p>3 900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19" calcext:value-type="date">
            <text:p>19/08/1994</text:p>
          </table:table-cell>
          <table:table-cell office:value-type="float" office:value="10261" calcext:value-type="float">
            <text:p>10261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800" calcext:value-type="float">
            <text:p>800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8-19" calcext:value-type="date">
            <text:p>19/08/1994</text:p>
          </table:table-cell>
          <table:table-cell office:value-type="float" office:value="10261" calcext:value-type="float">
            <text:p>1026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8-22" calcext:value-type="date">
            <text:p>22/08/1994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816" calcext:value-type="float">
            <text:p>816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8-22" calcext:value-type="date">
            <text:p>22/08/1994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08-23" calcext:value-type="date">
            <text:p>23/08/1994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3127.5" calcext:value-type="float">
            <text:p>3 127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08-23" calcext:value-type="date">
            <text:p>23/08/1994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4657.5" calcext:value-type="float">
            <text:p>4 657,5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8-24" calcext:value-type="date">
            <text:p>24/08/1994</text:p>
          </table:table-cell>
          <table:table-cell office:value-type="float" office:value="10264" calcext:value-type="float">
            <text:p>10264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660" calcext:value-type="float">
            <text:p>2 66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8-24" calcext:value-type="date">
            <text:p>24/08/1994</text:p>
          </table:table-cell>
          <table:table-cell office:value-type="float" office:value="10264" calcext:value-type="float">
            <text:p>10264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818.12" calcext:value-type="float">
            <text:p>818,12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4-08-26" calcext:value-type="date">
            <text:p>26/08/1994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1732.8" calcext:value-type="float">
            <text:p>1 732,8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29" calcext:value-type="date">
            <text:p>29/08/1994</text:p>
          </table:table-cell>
          <table:table-cell office:value-type="float" office:value="10267" calcext:value-type="float">
            <text:p>10267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18" calcext:value-type="float">
            <text:p>918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29" calcext:value-type="date">
            <text:p>29/08/1994</text:p>
          </table:table-cell>
          <table:table-cell office:value-type="float" office:value="10267" calcext:value-type="float">
            <text:p>10267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3675" calcext:value-type="float">
            <text:p>3 675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8-29" calcext:value-type="date">
            <text:p>29/08/1994</text:p>
          </table:table-cell>
          <table:table-cell office:value-type="float" office:value="10267" calcext:value-type="float">
            <text:p>1026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3090" calcext:value-type="float">
            <text:p>13 090,00 F</text:p>
          </table:table-cell>
        </table:table-row>
        <table:table-row table:style-name="ro1">
          <table:table-cell office:value-type="string" calcext:value-type="string">
            <text:p>GROSELLA-Restaur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8-30" calcext:value-type="date">
            <text:p>30/08/1994</text:p>
          </table:table-cell>
          <table:table-cell office:value-type="float" office:value="10268" calcext:value-type="float">
            <text:p>10268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4950" calcext:value-type="float">
            <text:p>4 950,00 F</text:p>
          </table:table-cell>
        </table:table-row>
        <table:table-row table:style-name="ro1">
          <table:table-cell office:value-type="string" calcext:value-type="string">
            <text:p>GROSELLA-Restaur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8-30" calcext:value-type="date">
            <text:p>30/08/1994</text:p>
          </table:table-cell>
          <table:table-cell office:value-type="float" office:value="10268" calcext:value-type="float">
            <text:p>10268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556" calcext:value-type="float">
            <text:p>556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8-31" calcext:value-type="date">
            <text:p>31/08/1994</text:p>
          </table:table-cell>
          <table:table-cell office:value-type="float" office:value="10269" calcext:value-type="float">
            <text:p>10269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641" calcext:value-type="float">
            <text:p>2 641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9-02" calcext:value-type="date">
            <text:p>02/09/1994</text:p>
          </table:table-cell>
          <table:table-cell office:value-type="float" office:value="10272" calcext:value-type="float">
            <text:p>10272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1944" calcext:value-type="float">
            <text:p>1 944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9-02" calcext:value-type="date">
            <text:p>02/09/1994</text:p>
          </table:table-cell>
          <table:table-cell office:value-type="float" office:value="10272" calcext:value-type="float">
            <text:p>10272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3336" calcext:value-type="float">
            <text:p>3 336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05" calcext:value-type="date">
            <text:p>05/09/1994</text:p>
          </table:table-cell>
          <table:table-cell office:value-type="float" office:value="10273" calcext:value-type="float">
            <text:p>10273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4189.5" calcext:value-type="float">
            <text:p>4 189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05" calcext:value-type="date">
            <text:p>05/09/1994</text:p>
          </table:table-cell>
          <table:table-cell office:value-type="float" office:value="10273" calcext:value-type="float">
            <text:p>10273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257.2" calcext:value-type="float">
            <text:p>2 257,20 F</text:p>
          </table:table-cell>
        </table:table-row>
        <table:table-row table:style-name="ro1">
          <table:table-cell office:value-type="string" calcext:value-type="string">
            <text:p>Vins et alcools Cheval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09-06" calcext:value-type="date">
            <text:p>06/09/1994</text:p>
          </table:table-cell>
          <table:table-cell office:value-type="float" office:value="10274" calcext:value-type="float">
            <text:p>10274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973" calcext:value-type="float">
            <text:p>973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4-09-07" calcext:value-type="date">
            <text:p>07/09/1994</text:p>
          </table:table-cell>
          <table:table-cell office:value-type="float" office:value="10275" calcext:value-type="float">
            <text:p>10275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254" calcext:value-type="float">
            <text:p>1 254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09-08" calcext:value-type="date">
            <text:p>08/09/1994</text:p>
          </table:table-cell>
          <table:table-cell office:value-type="float" office:value="10276" calcext:value-type="float">
            <text:p>10276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40" calcext:value-type="float">
            <text:p>240,0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09" calcext:value-type="date">
            <text:p>09/09/1994</text:p>
          </table:table-cell>
          <table:table-cell office:value-type="float" office:value="10277" calcext:value-type="float">
            <text:p>10277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3640" calcext:value-type="float">
            <text:p>3 640,0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09" calcext:value-type="date">
            <text:p>09/09/1994</text:p>
          </table:table-cell>
          <table:table-cell office:value-type="float" office:value="10277" calcext:value-type="float">
            <text:p>10277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364" calcext:value-type="float">
            <text:p>2 364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9-12" calcext:value-type="date">
            <text:p>12/09/1994</text:p>
          </table:table-cell>
          <table:table-cell office:value-type="float" office:value="10278" calcext:value-type="float">
            <text:p>10278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3300" calcext:value-type="float">
            <text:p>3 3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9-12" calcext:value-type="date">
            <text:p>12/09/1994</text:p>
          </table:table-cell>
          <table:table-cell office:value-type="float" office:value="10278" calcext:value-type="float">
            <text:p>10278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1404" calcext:value-type="float">
            <text:p>1 404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9-12" calcext:value-type="date">
            <text:p>12/09/1994</text:p>
          </table:table-cell>
          <table:table-cell office:value-type="float" office:value="10278" calcext:value-type="float">
            <text:p>10278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13" calcext:value-type="date">
            <text:p>13/09/1994</text:p>
          </table:table-cell>
          <table:table-cell office:value-type="float" office:value="10279" calcext:value-type="float">
            <text:p>10279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755" calcext:value-type="float">
            <text:p>1 755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9-14" calcext:value-type="date">
            <text:p>14/09/1994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920" calcext:value-type="float">
            <text:p>1 92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09-14" calcext:value-type="date">
            <text:p>14/09/1994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930" calcext:value-type="float">
            <text:p>930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09-14" calcext:value-type="date">
            <text:p>14/09/1994</text:p>
          </table:table-cell>
          <table:table-cell office:value-type="float" office:value="10281" calcext:value-type="float">
            <text:p>1028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36.5" calcext:value-type="float">
            <text:p>36,5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09-14" calcext:value-type="date">
            <text:p>14/09/1994</text:p>
          </table:table-cell>
          <table:table-cell office:value-type="float" office:value="10281" calcext:value-type="float">
            <text:p>1028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88" calcext:value-type="float">
            <text:p>288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09-15" calcext:value-type="date">
            <text:p>15/09/1994</text:p>
          </table:table-cell>
          <table:table-cell office:value-type="float" office:value="10282" calcext:value-type="float">
            <text:p>10282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156" calcext:value-type="float">
            <text:p>156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09-15" calcext:value-type="date">
            <text:p>15/09/1994</text:p>
          </table:table-cell>
          <table:table-cell office:value-type="float" office:value="10282" calcext:value-type="float">
            <text:p>10282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621" calcext:value-type="float">
            <text:p>621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9-16" calcext:value-type="date">
            <text:p>16/09/1994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657" calcext:value-type="float">
            <text:p>657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9-16" calcext:value-type="date">
            <text:p>16/09/1994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4760" calcext:value-type="float">
            <text:p>4 76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09-16" calcext:value-type="date">
            <text:p>16/09/1994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417" calcext:value-type="float">
            <text:p>417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19" calcext:value-type="date">
            <text:p>19/09/1994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1974.37" calcext:value-type="float">
            <text:p>1 974,37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19" calcext:value-type="date">
            <text:p>19/09/1994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040" calcext:value-type="float">
            <text:p>2 04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20" calcext:value-type="date">
            <text:p>20/09/1994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592" calcext:value-type="float">
            <text:p>2 592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20" calcext:value-type="date">
            <text:p>20/09/1994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352" calcext:value-type="float">
            <text:p>2 352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20" calcext:value-type="date">
            <text:p>20/09/1994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772.8" calcext:value-type="float">
            <text:p>3 772,8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21" calcext:value-type="date">
            <text:p>21/09/1994</text:p>
          </table:table-cell>
          <table:table-cell office:value-type="float" office:value="10286" calcext:value-type="float">
            <text:p>10286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7200" calcext:value-type="float">
            <text:p>7 2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09-21" calcext:value-type="date">
            <text:p>21/09/1994</text:p>
          </table:table-cell>
          <table:table-cell office:value-type="float" office:value="10286" calcext:value-type="float">
            <text:p>1028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7880" calcext:value-type="float">
            <text:p>7 88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2" calcext:value-type="date">
            <text:p>22/09/1994</text:p>
          </table:table-cell>
          <table:table-cell office:value-type="float" office:value="10287" calcext:value-type="float">
            <text:p>10287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363" calcext:value-type="float">
            <text:p>2 363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2" calcext:value-type="date">
            <text:p>22/09/1994</text:p>
          </table:table-cell>
          <table:table-cell office:value-type="float" office:value="10287" calcext:value-type="float">
            <text:p>10287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1120" calcext:value-type="float">
            <text:p>1 12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2" calcext:value-type="date">
            <text:p>22/09/1994</text:p>
          </table:table-cell>
          <table:table-cell office:value-type="float" office:value="10287" calcext:value-type="float">
            <text:p>10287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612" calcext:value-type="float">
            <text:p>612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4-09-23" calcext:value-type="date">
            <text:p>23/09/1994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265.5" calcext:value-type="float">
            <text:p>265,5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4-09-23" calcext:value-type="date">
            <text:p>23/09/1994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35" calcext:value-type="float">
            <text:p>135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09-26" calcext:value-type="date">
            <text:p>26/09/1994</text:p>
          </table:table-cell>
          <table:table-cell office:value-type="float" office:value="10289" calcext:value-type="float">
            <text:p>10289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09-26" calcext:value-type="date">
            <text:p>26/09/1994</text:p>
          </table:table-cell>
          <table:table-cell office:value-type="float" office:value="10289" calcext:value-type="float">
            <text:p>10289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1197" calcext:value-type="float">
            <text:p>1 197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7" calcext:value-type="date">
            <text:p>27/09/1994</text:p>
          </table:table-cell>
          <table:table-cell office:value-type="float" office:value="10290" calcext:value-type="float">
            <text:p>10290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520" calcext:value-type="float">
            <text:p>520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7" calcext:value-type="date">
            <text:p>27/09/1994</text:p>
          </table:table-cell>
          <table:table-cell office:value-type="float" office:value="10290" calcext:value-type="float">
            <text:p>10290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1700" calcext:value-type="float">
            <text:p>1 700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7" calcext:value-type="date">
            <text:p>27/09/1994</text:p>
          </table:table-cell>
          <table:table-cell office:value-type="float" office:value="10290" calcext:value-type="float">
            <text:p>10290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7425" calcext:value-type="float">
            <text:p>7 425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7" calcext:value-type="date">
            <text:p>27/09/1994</text:p>
          </table:table-cell>
          <table:table-cell office:value-type="float" office:value="10290" calcext:value-type="float">
            <text:p>10290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7" calcext:value-type="date">
            <text:p>27/09/1994</text:p>
          </table:table-cell>
          <table:table-cell office:value-type="float" office:value="10291" calcext:value-type="float">
            <text:p>10291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7" calcext:value-type="date">
            <text:p>27/09/1994</text:p>
          </table:table-cell>
          <table:table-cell office:value-type="float" office:value="10291" calcext:value-type="float">
            <text:p>10291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381.6" calcext:value-type="float">
            <text:p>381,6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09-28" calcext:value-type="date">
            <text:p>28/09/1994</text:p>
          </table:table-cell>
          <table:table-cell office:value-type="float" office:value="10292" calcext:value-type="float">
            <text:p>10292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6480" calcext:value-type="float">
            <text:p>6 480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09-29" calcext:value-type="date">
            <text:p>29/09/1994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09-29" calcext:value-type="date">
            <text:p>29/09/1994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877.5" calcext:value-type="float">
            <text:p>877,5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09-29" calcext:value-type="date">
            <text:p>29/09/1994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86" calcext:value-type="float">
            <text:p>186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9-30" calcext:value-type="date">
            <text:p>30/09/1994</text:p>
          </table:table-cell>
          <table:table-cell office:value-type="float" office:value="10294" calcext:value-type="float">
            <text:p>10294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296" calcext:value-type="float">
            <text:p>1 296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9-30" calcext:value-type="date">
            <text:p>30/09/1994</text:p>
          </table:table-cell>
          <table:table-cell office:value-type="float" office:value="10294" calcext:value-type="float">
            <text:p>10294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2340" calcext:value-type="float">
            <text:p>2 34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9-30" calcext:value-type="date">
            <text:p>30/09/1994</text:p>
          </table:table-cell>
          <table:table-cell office:value-type="float" office:value="10294" calcext:value-type="float">
            <text:p>10294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856" calcext:value-type="float">
            <text:p>2 856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09-30" calcext:value-type="date">
            <text:p>30/09/1994</text:p>
          </table:table-cell>
          <table:table-cell office:value-type="float" office:value="10294" calcext:value-type="float">
            <text:p>10294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86" calcext:value-type="float">
            <text:p>186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10-04" calcext:value-type="date">
            <text:p>04/10/1994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085" calcext:value-type="float">
            <text:p>2 085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10-04" calcext:value-type="date">
            <text:p>04/10/1994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008" calcext:value-type="float">
            <text:p>1 008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0-05" calcext:value-type="date">
            <text:p>05/10/1994</text:p>
          </table:table-cell>
          <table:table-cell office:value-type="float" office:value="10297" calcext:value-type="float">
            <text:p>1029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4320" calcext:value-type="float">
            <text:p>4 320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0-05" calcext:value-type="date">
            <text:p>05/10/1994</text:p>
          </table:table-cell>
          <table:table-cell office:value-type="float" office:value="10297" calcext:value-type="float">
            <text:p>10297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780" calcext:value-type="float">
            <text:p>2 78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0-06" calcext:value-type="date">
            <text:p>06/10/1994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3040" calcext:value-type="float">
            <text:p>3 04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0-06" calcext:value-type="date">
            <text:p>06/10/1994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4950" calcext:value-type="float">
            <text:p>4 95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0-06" calcext:value-type="date">
            <text:p>06/10/1994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955" calcext:value-type="float">
            <text:p>2 955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10-07" calcext:value-type="date">
            <text:p>07/10/1994</text:p>
          </table:table-cell>
          <table:table-cell office:value-type="float" office:value="10299" calcext:value-type="float">
            <text:p>10299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547.5" calcext:value-type="float">
            <text:p>547,5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4-10-10" calcext:value-type="date">
            <text:p>10/10/1994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2040" calcext:value-type="float">
            <text:p>2 04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4-10-10" calcext:value-type="date">
            <text:p>10/10/1994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000" calcext:value-type="float">
            <text:p>1 00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0-10" calcext:value-type="date">
            <text:p>10/10/1994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735" calcext:value-type="float">
            <text:p>735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4-10-11" calcext:value-type="date">
            <text:p>11/10/1994</text:p>
          </table:table-cell>
          <table:table-cell office:value-type="float" office:value="10302" calcext:value-type="float">
            <text:p>10302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5096" calcext:value-type="float">
            <text:p>5 096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4-10-11" calcext:value-type="date">
            <text:p>11/10/1994</text:p>
          </table:table-cell>
          <table:table-cell office:value-type="float" office:value="10302" calcext:value-type="float">
            <text:p>10302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6240" calcext:value-type="float">
            <text:p>6 24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0-12" calcext:value-type="date">
            <text:p>12/10/1994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646" calcext:value-type="float">
            <text:p>2 646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0-12" calcext:value-type="date">
            <text:p>12/10/1994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268" calcext:value-type="float">
            <text:p>2 268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0-13" calcext:value-type="date">
            <text:p>13/10/1994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2400" calcext:value-type="float">
            <text:p>2 400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0-13" calcext:value-type="date">
            <text:p>13/10/1994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200" calcext:value-type="float">
            <text:p>2 200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14" calcext:value-type="date">
            <text:p>14/10/1994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5625" calcext:value-type="float">
            <text:p>5 625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14" calcext:value-type="date">
            <text:p>14/10/1994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1137.5" calcext:value-type="float">
            <text:p>11 137,5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14" calcext:value-type="date">
            <text:p>14/10/1994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944" calcext:value-type="float">
            <text:p>1 944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0-17" calcext:value-type="date">
            <text:p>17/10/1994</text:p>
          </table:table-cell>
          <table:table-cell office:value-type="float" office:value="10306" calcext:value-type="float">
            <text:p>10306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035" calcext:value-type="float">
            <text:p>1 035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0-17" calcext:value-type="date">
            <text:p>17/10/1994</text:p>
          </table:table-cell>
          <table:table-cell office:value-type="float" office:value="10306" calcext:value-type="float">
            <text:p>10306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310" calcext:value-type="float">
            <text:p>1 310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0-17" calcext:value-type="date">
            <text:p>17/10/1994</text:p>
          </table:table-cell>
          <table:table-cell office:value-type="float" office:value="10306" calcext:value-type="float">
            <text:p>10306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47.5" calcext:value-type="float">
            <text:p>147,5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18" calcext:value-type="date">
            <text:p>18/10/1994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970" calcext:value-type="float">
            <text:p>1 97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0-20" calcext:value-type="date">
            <text:p>20/10/1994</text:p>
          </table:table-cell>
          <table:table-cell office:value-type="float" office:value="10309" calcext:value-type="float">
            <text:p>10309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1760" calcext:value-type="float">
            <text:p>1 76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0-20" calcext:value-type="date">
            <text:p>20/10/1994</text:p>
          </table:table-cell>
          <table:table-cell office:value-type="float" office:value="10309" calcext:value-type="float">
            <text:p>10309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12" calcext:value-type="float">
            <text:p>112,00 F</text:p>
          </table:table-cell>
        </table:table-row>
        <table:table-row table:style-name="ro1">
          <table:table-cell office:value-type="string" calcext:value-type="string">
            <text:p>The Big Chee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21" calcext:value-type="date">
            <text:p>21/10/1994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695" calcext:value-type="float">
            <text:p>695,00 F</text:p>
          </table:table-cell>
        </table:table-row>
        <table:table-row table:style-name="ro1">
          <table:table-cell office:value-type="string" calcext:value-type="string">
            <text:p>The Big Chee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21" calcext:value-type="date">
            <text:p>21/10/1994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985" calcext:value-type="float">
            <text:p>985,00 F</text:p>
          </table:table-cell>
        </table:table-row>
        <table:table-row table:style-name="ro1">
          <table:table-cell office:value-type="string" calcext:value-type="string">
            <text:p>Du monde ent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0-21" calcext:value-type="date">
            <text:p>21/10/1994</text:p>
          </table:table-cell>
          <table:table-cell office:value-type="float" office:value="10311" calcext:value-type="float">
            <text:p>10311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336" calcext:value-type="float">
            <text:p>336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0-24" calcext:value-type="date">
            <text:p>24/10/1994</text:p>
          </table:table-cell>
          <table:table-cell office:value-type="float" office:value="10312" calcext:value-type="float">
            <text:p>10312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2620" calcext:value-type="float">
            <text:p>2 62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0-24" calcext:value-type="date">
            <text:p>24/10/1994</text:p>
          </table:table-cell>
          <table:table-cell office:value-type="float" office:value="10312" calcext:value-type="float">
            <text:p>10312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10" calcext:value-type="float">
            <text:p>31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26" calcext:value-type="date">
            <text:p>26/10/1994</text:p>
          </table:table-cell>
          <table:table-cell office:value-type="float" office:value="10314" calcext:value-type="float">
            <text:p>10314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4608" calcext:value-type="float">
            <text:p>4 608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26" calcext:value-type="date">
            <text:p>26/10/1994</text:p>
          </table:table-cell>
          <table:table-cell office:value-type="float" office:value="10314" calcext:value-type="float">
            <text:p>10314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432.5" calcext:value-type="float">
            <text:p>4 432,5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0-27" calcext:value-type="date">
            <text:p>27/10/1994</text:p>
          </table:table-cell>
          <table:table-cell office:value-type="float" office:value="10315" calcext:value-type="float">
            <text:p>10315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784" calcext:value-type="float">
            <text:p>784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28" calcext:value-type="date">
            <text:p>28/10/1994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385" calcext:value-type="float">
            <text:p>385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28" calcext:value-type="date">
            <text:p>28/10/1994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3790" calcext:value-type="float">
            <text:p>13 790,0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0-31" calcext:value-type="date">
            <text:p>31/10/1994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1-01" calcext:value-type="date">
            <text:p>01/11/1994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770" calcext:value-type="float">
            <text:p>77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1-01" calcext:value-type="date">
            <text:p>01/11/1994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1-02" calcext:value-type="date">
            <text:p>02/11/1994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248" calcext:value-type="float">
            <text:p>1 248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1-02" calcext:value-type="date">
            <text:p>02/11/1994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160" calcext:value-type="float">
            <text:p>2 16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1-03" calcext:value-type="date">
            <text:p>03/11/1994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07" calcext:value-type="date">
            <text:p>07/11/1994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288" calcext:value-type="float">
            <text:p>28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08" calcext:value-type="date">
            <text:p>08/11/1994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11934" calcext:value-type="float">
            <text:p>11 934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08" calcext:value-type="date">
            <text:p>08/11/1994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240.57" calcext:value-type="float">
            <text:p>1 240,57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08" calcext:value-type="date">
            <text:p>08/11/1994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4284" calcext:value-type="float">
            <text:p>4 284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08" calcext:value-type="date">
            <text:p>08/11/1994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08" calcext:value-type="date">
            <text:p>08/11/1994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7480" calcext:value-type="float">
            <text:p>7 48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09" calcext:value-type="date">
            <text:p>09/11/1994</text:p>
          </table:table-cell>
          <table:table-cell office:value-type="float" office:value="10325" calcext:value-type="float">
            <text:p>10325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5560" calcext:value-type="float">
            <text:p>5 56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09" calcext:value-type="date">
            <text:p>09/11/1994</text:p>
          </table:table-cell>
          <table:table-cell office:value-type="float" office:value="10325" calcext:value-type="float">
            <text:p>10325</text:p>
          </table:table-cell>
          <table:table-cell office:value-type="string" calcext:value-type="string">
            <text:p>Tofu</text:p>
          </table:table-cell>
          <table:table-cell table:style-name="ce4" office:value-type="float" office:value="837" calcext:value-type="float">
            <text:p>837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09" calcext:value-type="date">
            <text:p>09/11/1994</text:p>
          </table:table-cell>
          <table:table-cell office:value-type="float" office:value="10325" calcext:value-type="float">
            <text:p>10325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88" calcext:value-type="float">
            <text:p>288,00 F</text:p>
          </table:table-cell>
        </table:table-row>
        <table:table-row table:style-name="ro1">
          <table:table-cell office:value-type="string" calcext:value-type="string">
            <text:p>Bólido Comidas prepar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1-10" calcext:value-type="date">
            <text:p>10/11/1994</text:p>
          </table:table-cell>
          <table:table-cell office:value-type="float" office:value="10326" calcext:value-type="float">
            <text:p>10326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2112" calcext:value-type="float">
            <text:p>2 112,00 F</text:p>
          </table:table-cell>
        </table:table-row>
        <table:table-row table:style-name="ro1">
          <table:table-cell office:value-type="string" calcext:value-type="string">
            <text:p>Bólido Comidas prepar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1-10" calcext:value-type="date">
            <text:p>10/11/1994</text:p>
          </table:table-cell>
          <table:table-cell office:value-type="float" office:value="10326" calcext:value-type="float">
            <text:p>10326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1248" calcext:value-type="float">
            <text:p>1 248,00 F</text:p>
          </table:table-cell>
        </table:table-row>
        <table:table-row table:style-name="ro1">
          <table:table-cell office:value-type="string" calcext:value-type="string">
            <text:p>Bólido Comidas prepar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1-10" calcext:value-type="date">
            <text:p>10/11/1994</text:p>
          </table:table-cell>
          <table:table-cell office:value-type="float" office:value="10326" calcext:value-type="float">
            <text:p>10326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550" calcext:value-type="float">
            <text:p>1 55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11-11" calcext:value-type="date">
            <text:p>11/11/1994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520" calcext:value-type="float">
            <text:p>1 52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11-11" calcext:value-type="date">
            <text:p>11/11/1994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3360" calcext:value-type="float">
            <text:p>3 36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4-11-11" calcext:value-type="date">
            <text:p>11/11/1994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2898" calcext:value-type="float">
            <text:p>2 898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4-11-14" calcext:value-type="date">
            <text:p>14/11/1994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500" calcext:value-type="float">
            <text:p>500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4-11-14" calcext:value-type="date">
            <text:p>14/11/1994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980" calcext:value-type="float">
            <text:p>1 980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4-11-14" calcext:value-type="date">
            <text:p>14/11/1994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3360" calcext:value-type="float">
            <text:p>3 360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15" calcext:value-type="date">
            <text:p>15/11/1994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20026" calcext:value-type="float">
            <text:p>20 026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15" calcext:value-type="date">
            <text:p>15/11/1994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346.75" calcext:value-type="float">
            <text:p>346,75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15" calcext:value-type="date">
            <text:p>15/11/1994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786.6" calcext:value-type="float">
            <text:p>786,6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11-16" calcext:value-type="date">
            <text:p>16/11/1994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953.75" calcext:value-type="float">
            <text:p>2 953,75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1-16" calcext:value-type="date">
            <text:p>16/11/1994</text:p>
          </table:table-cell>
          <table:table-cell office:value-type="float" office:value="10331" calcext:value-type="float">
            <text:p>10331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442.5" calcext:value-type="float">
            <text:p>442,5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4-11-17" calcext:value-type="date">
            <text:p>17/11/1994</text:p>
          </table:table-cell>
          <table:table-cell office:value-type="float" office:value="10332" calcext:value-type="float">
            <text:p>10332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8000" calcext:value-type="float">
            <text:p>8 00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4-11-17" calcext:value-type="date">
            <text:p>17/11/1994</text:p>
          </table:table-cell>
          <table:table-cell office:value-type="float" office:value="10332" calcext:value-type="float">
            <text:p>10332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448" calcext:value-type="float">
            <text:p>448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4-11-17" calcext:value-type="date">
            <text:p>17/11/1994</text:p>
          </table:table-cell>
          <table:table-cell office:value-type="float" office:value="10332" calcext:value-type="float">
            <text:p>10332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486.4" calcext:value-type="float">
            <text:p>486,4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4-11-18" calcext:value-type="date">
            <text:p>18/11/1994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Tofu</text:p>
          </table:table-cell>
          <table:table-cell table:style-name="ce4" office:value-type="float" office:value="930" calcext:value-type="float">
            <text:p>93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4-11-18" calcext:value-type="date">
            <text:p>18/11/1994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1-21" calcext:value-type="date">
            <text:p>21/11/1994</text:p>
          </table:table-cell>
          <table:table-cell office:value-type="float" office:value="10334" calcext:value-type="float">
            <text:p>10334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500" calcext:value-type="float">
            <text:p>5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1-22" calcext:value-type="date">
            <text:p>22/11/1994</text:p>
          </table:table-cell>
          <table:table-cell office:value-type="float" office:value="10335" calcext:value-type="float">
            <text:p>10335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425.6" calcext:value-type="float">
            <text:p>425,6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1-22" calcext:value-type="date">
            <text:p>22/11/1994</text:p>
          </table:table-cell>
          <table:table-cell office:value-type="float" office:value="10335" calcext:value-type="float">
            <text:p>1033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8140.8" calcext:value-type="float">
            <text:p>8 140,8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4-11-22" calcext:value-type="date">
            <text:p>22/11/1994</text:p>
          </table:table-cell>
          <table:table-cell office:value-type="float" office:value="10335" calcext:value-type="float">
            <text:p>10335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614.4" calcext:value-type="float">
            <text:p>614,4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4-11-23" calcext:value-type="date">
            <text:p>23/11/1994</text:p>
          </table:table-cell>
          <table:table-cell office:value-type="float" office:value="10336" calcext:value-type="float">
            <text:p>10336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1425.6" calcext:value-type="float">
            <text:p>1 425,6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24" calcext:value-type="date">
            <text:p>24/11/1994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24" calcext:value-type="date">
            <text:p>24/11/1994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3475" calcext:value-type="float">
            <text:p>3 475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1-25" calcext:value-type="date">
            <text:p>25/11/1994</text:p>
          </table:table-cell>
          <table:table-cell office:value-type="float" office:value="10338" calcext:value-type="float">
            <text:p>10338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552.5" calcext:value-type="float">
            <text:p>1 552,5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4-11-28" calcext:value-type="date">
            <text:p>28/11/1994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880" calcext:value-type="float">
            <text:p>88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4-11-28" calcext:value-type="date">
            <text:p>28/11/1994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0374" calcext:value-type="float">
            <text:p>10 374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4-11-28" calcext:value-type="date">
            <text:p>28/11/1994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5516" calcext:value-type="float">
            <text:p>5 516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1-29" calcext:value-type="date">
            <text:p>29/11/1994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438.9" calcext:value-type="float">
            <text:p>438,9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1-29" calcext:value-type="date">
            <text:p>29/11/1994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4750" calcext:value-type="float">
            <text:p>4 75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4-11-29" calcext:value-type="date">
            <text:p>29/11/1994</text:p>
          </table:table-cell>
          <table:table-cell office:value-type="float" office:value="10341" calcext:value-type="float">
            <text:p>10341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683" calcext:value-type="float">
            <text:p>1 683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30" calcext:value-type="date">
            <text:p>30/11/1994</text:p>
          </table:table-cell>
          <table:table-cell office:value-type="float" office:value="10342" calcext:value-type="float">
            <text:p>10342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3072" calcext:value-type="float">
            <text:p>3 072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1-30" calcext:value-type="date">
            <text:p>30/11/1994</text:p>
          </table:table-cell>
          <table:table-cell office:value-type="float" office:value="10342" calcext:value-type="float">
            <text:p>1034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459.2" calcext:value-type="float">
            <text:p>1 459,2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01" calcext:value-type="date">
            <text:p>01/12/1994</text:p>
          </table:table-cell>
          <table:table-cell office:value-type="float" office:value="10343" calcext:value-type="float">
            <text:p>10343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6650" calcext:value-type="float">
            <text:p>6 65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01" calcext:value-type="date">
            <text:p>01/12/1994</text:p>
          </table:table-cell>
          <table:table-cell office:value-type="float" office:value="10343" calcext:value-type="float">
            <text:p>10343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2-02" calcext:value-type="date">
            <text:p>02/12/1994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3080" calcext:value-type="float">
            <text:p>3 08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05" calcext:value-type="date">
            <text:p>05/12/1994</text:p>
          </table:table-cell>
          <table:table-cell office:value-type="float" office:value="10345" calcext:value-type="float">
            <text:p>10345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2920" calcext:value-type="float">
            <text:p>2 92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05" calcext:value-type="date">
            <text:p>05/12/1994</text:p>
          </table:table-cell>
          <table:table-cell office:value-type="float" office:value="10345" calcext:value-type="float">
            <text:p>10345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504" calcext:value-type="float">
            <text:p>504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2-06" calcext:value-type="date">
            <text:p>06/12/1994</text:p>
          </table:table-cell>
          <table:table-cell office:value-type="float" office:value="10346" calcext:value-type="float">
            <text:p>10346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5054.4" calcext:value-type="float">
            <text:p>5 054,4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12-07" calcext:value-type="date">
            <text:p>07/12/1994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58.1" calcext:value-type="float">
            <text:p>158,1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12-07" calcext:value-type="date">
            <text:p>07/12/1994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3060" calcext:value-type="float">
            <text:p>3 060,0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4-12-07" calcext:value-type="date">
            <text:p>07/12/1994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94" calcext:value-type="float">
            <text:p>294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08" calcext:value-type="date">
            <text:p>08/12/1994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08" calcext:value-type="date">
            <text:p>08/12/1994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Chai</text:p>
          </table:table-cell>
          <table:table-cell table:style-name="ce4" office:value-type="float" office:value="918" calcext:value-type="float">
            <text:p>918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4-12-09" calcext:value-type="date">
            <text:p>09/12/1994</text:p>
          </table:table-cell>
          <table:table-cell office:value-type="float" office:value="10349" calcext:value-type="float">
            <text:p>10349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708" calcext:value-type="float">
            <text:p>708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12" calcext:value-type="date">
            <text:p>12/12/1994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877.5" calcext:value-type="float">
            <text:p>877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12" calcext:value-type="date">
            <text:p>12/12/1994</text:p>
          </table:table-cell>
          <table:table-cell office:value-type="float" office:value="10351" calcext:value-type="float">
            <text:p>10351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20026" calcext:value-type="float">
            <text:p>20 026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12" calcext:value-type="date">
            <text:p>12/12/1994</text:p>
          </table:table-cell>
          <table:table-cell office:value-type="float" office:value="10351" calcext:value-type="float">
            <text:p>10351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500.5" calcext:value-type="float">
            <text:p>500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12" calcext:value-type="date">
            <text:p>12/12/1994</text:p>
          </table:table-cell>
          <table:table-cell office:value-type="float" office:value="10351" calcext:value-type="float">
            <text:p>10351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798" calcext:value-type="float">
            <text:p>798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4-12-13" calcext:value-type="date">
            <text:p>13/12/1994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501.5" calcext:value-type="float">
            <text:p>501,5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14" calcext:value-type="date">
            <text:p>14/12/1994</text:p>
          </table:table-cell>
          <table:table-cell office:value-type="float" office:value="10353" calcext:value-type="float">
            <text:p>10353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806.4" calcext:value-type="float">
            <text:p>806,4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14" calcext:value-type="date">
            <text:p>14/12/1994</text:p>
          </table:table-cell>
          <table:table-cell office:value-type="float" office:value="10353" calcext:value-type="float">
            <text:p>10353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42160" calcext:value-type="float">
            <text:p>42 160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2-15" calcext:value-type="date">
            <text:p>15/12/1994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Chai</text:p>
          </table:table-cell>
          <table:table-cell table:style-name="ce4" office:value-type="float" office:value="864" calcext:value-type="float">
            <text:p>864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2-15" calcext:value-type="date">
            <text:p>15/12/1994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980" calcext:value-type="float">
            <text:p>1 98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2-16" calcext:value-type="date">
            <text:p>16/12/1994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1950" calcext:value-type="float">
            <text:p>1 95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19" calcext:value-type="date">
            <text:p>19/12/1994</text:p>
          </table:table-cell>
          <table:table-cell office:value-type="float" office:value="10356" calcext:value-type="float">
            <text:p>10356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152" calcext:value-type="float">
            <text:p>1 152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4-12-20" calcext:value-type="date">
            <text:p>20/12/1994</text:p>
          </table:table-cell>
          <table:table-cell office:value-type="float" office:value="10357" calcext:value-type="float">
            <text:p>10357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870.4" calcext:value-type="float">
            <text:p>870,4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21" calcext:value-type="date">
            <text:p>21/12/1994</text:p>
          </table:table-cell>
          <table:table-cell office:value-type="float" office:value="10358" calcext:value-type="float">
            <text:p>10358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532" calcext:value-type="float">
            <text:p>532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2-22" calcext:value-type="date">
            <text:p>22/12/1994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3697.4" calcext:value-type="float">
            <text:p>3 697,4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4-12-22" calcext:value-type="date">
            <text:p>22/12/1994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0336" calcext:value-type="float">
            <text:p>10 336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23" calcext:value-type="date">
            <text:p>23/12/199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7325" calcext:value-type="float">
            <text:p>17 325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23" calcext:value-type="date">
            <text:p>23/12/199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2800" calcext:value-type="float">
            <text:p>2 800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23" calcext:value-type="date">
            <text:p>23/12/199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826" calcext:value-type="float">
            <text:p>826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23" calcext:value-type="date">
            <text:p>23/12/1994</text:p>
          </table:table-cell>
          <table:table-cell office:value-type="float" office:value="10361" calcext:value-type="float">
            <text:p>10361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6732" calcext:value-type="float">
            <text:p>6 732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23" calcext:value-type="date">
            <text:p>23/12/1994</text:p>
          </table:table-cell>
          <table:table-cell office:value-type="float" office:value="10361" calcext:value-type="float">
            <text:p>10361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3499.2" calcext:value-type="float">
            <text:p>3 499,2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26" calcext:value-type="date">
            <text:p>26/12/1994</text:p>
          </table:table-cell>
          <table:table-cell office:value-type="float" office:value="10362" calcext:value-type="float">
            <text:p>10362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4240" calcext:value-type="float">
            <text:p>4 24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4-12-26" calcext:value-type="date">
            <text:p>26/12/1994</text:p>
          </table:table-cell>
          <table:table-cell office:value-type="float" office:value="10362" calcext:value-type="float">
            <text:p>1036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708" calcext:value-type="float">
            <text:p>708,00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27" calcext:value-type="date">
            <text:p>27/12/1994</text:p>
          </table:table-cell>
          <table:table-cell office:value-type="float" office:value="10363" calcext:value-type="float">
            <text:p>10363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72" calcext:value-type="float">
            <text:p>372,00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4-12-27" calcext:value-type="date">
            <text:p>27/12/1994</text:p>
          </table:table-cell>
          <table:table-cell office:value-type="float" office:value="10363" calcext:value-type="float">
            <text:p>10363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864" calcext:value-type="float">
            <text:p>864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4-12-28" calcext:value-type="date">
            <text:p>28/12/1994</text:p>
          </table:table-cell>
          <table:table-cell office:value-type="float" office:value="10365" calcext:value-type="float">
            <text:p>10365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2016" calcext:value-type="float">
            <text:p>2 016,00 F</text:p>
          </table:table-cell>
        </table:table-row>
        <table:table-row table:style-name="ro1">
          <table:table-cell office:value-type="string" calcext:value-type="string">
            <text:p>Galería del gastrónom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2-29" calcext:value-type="date">
            <text:p>29/12/1994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420" calcext:value-type="float">
            <text:p>420,00 F</text:p>
          </table:table-cell>
        </table:table-row>
        <table:table-row table:style-name="ro1">
          <table:table-cell office:value-type="string" calcext:value-type="string">
            <text:p>Galería del gastrónom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4-12-29" calcext:value-type="date">
            <text:p>29/12/1994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260" calcext:value-type="float">
            <text:p>26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4-12-29" calcext:value-type="date">
            <text:p>29/12/1994</text:p>
          </table:table-cell>
          <table:table-cell office:value-type="float" office:value="10367" calcext:value-type="float">
            <text:p>1036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364" calcext:value-type="float">
            <text:p>364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4-12-29" calcext:value-type="date">
            <text:p>29/12/1994</text:p>
          </table:table-cell>
          <table:table-cell office:value-type="float" office:value="10367" calcext:value-type="float">
            <text:p>10367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2016" calcext:value-type="float">
            <text:p>2 016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4-12-29" calcext:value-type="date">
            <text:p>29/12/1994</text:p>
          </table:table-cell>
          <table:table-cell office:value-type="float" office:value="10367" calcext:value-type="float">
            <text:p>10367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531" calcext:value-type="float">
            <text:p>531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4-12-29" calcext:value-type="date">
            <text:p>29/12/1994</text:p>
          </table:table-cell>
          <table:table-cell office:value-type="float" office:value="10367" calcext:value-type="float">
            <text:p>10367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260" calcext:value-type="float">
            <text:p>1 26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30" calcext:value-type="date">
            <text:p>30/12/1994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4189.5" calcext:value-type="float">
            <text:p>4 189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30" calcext:value-type="date">
            <text:p>30/12/1994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80" calcext:value-type="float">
            <text:p>18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4-12-30" calcext:value-type="date">
            <text:p>30/12/1994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1950" calcext:value-type="float">
            <text:p>1 950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02" calcext:value-type="date">
            <text:p>02/01/1995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9900" calcext:value-type="float">
            <text:p>9 90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01-03" calcext:value-type="date">
            <text:p>03/01/1995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Chai</text:p>
          </table:table-cell>
          <table:table-cell table:style-name="ce4" office:value-type="float" office:value="918" calcext:value-type="float">
            <text:p>918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01-03" calcext:value-type="date">
            <text:p>03/01/1995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990" calcext:value-type="float">
            <text:p>3 99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04" calcext:value-type="date">
            <text:p>04/01/1995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2916" calcext:value-type="float">
            <text:p>2 916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04" calcext:value-type="date">
            <text:p>04/01/1995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31620" calcext:value-type="float">
            <text:p>31 62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04" calcext:value-type="date">
            <text:p>04/01/1995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7140" calcext:value-type="float">
            <text:p>7 14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04" calcext:value-type="date">
            <text:p>04/01/1995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4378.5" calcext:value-type="float">
            <text:p>4 378,50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06" calcext:value-type="date">
            <text:p>06/01/1995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295" calcext:value-type="float">
            <text:p>295,00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06" calcext:value-type="date">
            <text:p>06/01/1995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395" calcext:value-type="float">
            <text:p>1 395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1-09" calcext:value-type="date">
            <text:p>09/01/1995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224" calcext:value-type="float">
            <text:p>1 224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1-09" calcext:value-type="date">
            <text:p>09/01/1995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3094" calcext:value-type="float">
            <text:p>3 094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11" calcext:value-type="date">
            <text:p>11/01/1995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277.2" calcext:value-type="float">
            <text:p>277,2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11" calcext:value-type="date">
            <text:p>11/01/1995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2527.2" calcext:value-type="float">
            <text:p>2 527,2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11" calcext:value-type="date">
            <text:p>11/01/1995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512" calcext:value-type="float">
            <text:p>1 512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1-12" calcext:value-type="date">
            <text:p>12/01/1995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676.7" calcext:value-type="float">
            <text:p>1 676,7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1-12" calcext:value-type="date">
            <text:p>12/01/1995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2358" calcext:value-type="float">
            <text:p>2 358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1-12" calcext:value-type="date">
            <text:p>12/01/1995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734.4" calcext:value-type="float">
            <text:p>734,4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1-13" calcext:value-type="date">
            <text:p>13/01/1995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6930" calcext:value-type="float">
            <text:p>6 93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1-13" calcext:value-type="date">
            <text:p>13/01/1995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2720" calcext:value-type="float">
            <text:p>2 72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1-13" calcext:value-type="date">
            <text:p>13/01/1995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1-16" calcext:value-type="date">
            <text:p>16/01/1995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480" calcext:value-type="float">
            <text:p>48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1-16" calcext:value-type="date">
            <text:p>16/01/1995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975" calcext:value-type="float">
            <text:p>975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1-16" calcext:value-type="date">
            <text:p>16/01/1995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9072" calcext:value-type="float">
            <text:p>9 072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1-16" calcext:value-type="date">
            <text:p>16/01/1995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040" calcext:value-type="float">
            <text:p>2 040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17" calcext:value-type="date">
            <text:p>17/01/1995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960" calcext:value-type="float">
            <text:p>960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17" calcext:value-type="date">
            <text:p>17/01/1995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176" calcext:value-type="float">
            <text:p>2 176,0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1-18" calcext:value-type="date">
            <text:p>18/01/1995</text:p>
          </table:table-cell>
          <table:table-cell office:value-type="float" office:value="10386" calcext:value-type="float">
            <text:p>10386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560" calcext:value-type="float">
            <text:p>560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5-01-18" calcext:value-type="date">
            <text:p>18/01/1995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640" calcext:value-type="float">
            <text:p>2 64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1-19" calcext:value-type="date">
            <text:p>19/01/1995</text:p>
          </table:table-cell>
          <table:table-cell office:value-type="float" office:value="10388" calcext:value-type="float">
            <text:p>10388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456" calcext:value-type="float">
            <text:p>456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1-19" calcext:value-type="date">
            <text:p>19/01/1995</text:p>
          </table:table-cell>
          <table:table-cell office:value-type="float" office:value="10388" calcext:value-type="float">
            <text:p>10388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5240" calcext:value-type="float">
            <text:p>5 24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1-20" calcext:value-type="date">
            <text:p>20/01/1995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3940" calcext:value-type="float">
            <text:p>3 94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1-20" calcext:value-type="date">
            <text:p>20/01/1995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1-23" calcext:value-type="date">
            <text:p>23/01/1995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2160" calcext:value-type="float">
            <text:p>2 16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1-23" calcext:value-type="date">
            <text:p>23/01/1995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592" calcext:value-type="float">
            <text:p>2 592,00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1-23" calcext:value-type="date">
            <text:p>23/01/1995</text:p>
          </table:table-cell>
          <table:table-cell office:value-type="float" office:value="10391" calcext:value-type="float">
            <text:p>10391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25" calcext:value-type="date">
            <text:p>25/01/1995</text:p>
          </table:table-cell>
          <table:table-cell office:value-type="float" office:value="10393" calcext:value-type="float">
            <text:p>10393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25" calcext:value-type="date">
            <text:p>25/01/1995</text:p>
          </table:table-cell>
          <table:table-cell office:value-type="float" office:value="10393" calcext:value-type="float">
            <text:p>10393</text:p>
          </table:table-cell>
          <table:table-cell office:value-type="string" calcext:value-type="string">
            <text:p>Tofu</text:p>
          </table:table-cell>
          <table:table-cell table:style-name="ce4" office:value-type="float" office:value="2929.5" calcext:value-type="float">
            <text:p>2 929,50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25" calcext:value-type="date">
            <text:p>25/01/1995</text:p>
          </table:table-cell>
          <table:table-cell office:value-type="float" office:value="10394" calcext:value-type="float">
            <text:p>10394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40" calcext:value-type="float">
            <text:p>240,00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25" calcext:value-type="date">
            <text:p>25/01/1995</text:p>
          </table:table-cell>
          <table:table-cell office:value-type="float" office:value="10394" calcext:value-type="float">
            <text:p>10394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970" calcext:value-type="float">
            <text:p>1 97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1-26" calcext:value-type="date">
            <text:p>26/01/1995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209.6" calcext:value-type="float">
            <text:p>1 209,6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1-26" calcext:value-type="date">
            <text:p>26/01/1995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8253" calcext:value-type="float">
            <text:p>8 253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1-27" calcext:value-type="date">
            <text:p>27/01/1995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1-27" calcext:value-type="date">
            <text:p>27/01/1995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919" calcext:value-type="float">
            <text:p>2 919,0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1-27" calcext:value-type="date">
            <text:p>27/01/1995</text:p>
          </table:table-cell>
          <table:table-cell office:value-type="float" office:value="10397" calcext:value-type="float">
            <text:p>10397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340" calcext:value-type="float">
            <text:p>340,0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1-27" calcext:value-type="date">
            <text:p>27/01/1995</text:p>
          </table:table-cell>
          <table:table-cell office:value-type="float" office:value="10397" calcext:value-type="float">
            <text:p>10397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3243.6" calcext:value-type="float">
            <text:p>3 243,6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30" calcext:value-type="date">
            <text:p>30/01/1995</text:p>
          </table:table-cell>
          <table:table-cell office:value-type="float" office:value="10398" calcext:value-type="float">
            <text:p>10398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0368" calcext:value-type="float">
            <text:p>10 36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1-30" calcext:value-type="date">
            <text:p>30/01/1995</text:p>
          </table:table-cell>
          <table:table-cell office:value-type="float" office:value="10398" calcext:value-type="float">
            <text:p>10398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160" calcext:value-type="float">
            <text:p>2 16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1-31" calcext:value-type="date">
            <text:p>31/01/199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1-31" calcext:value-type="date">
            <text:p>31/01/199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1-31" calcext:value-type="date">
            <text:p>31/01/199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728" calcext:value-type="float">
            <text:p>728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2-01" calcext:value-type="date">
            <text:p>01/02/1995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0395" calcext:value-type="float">
            <text:p>10 395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2-01" calcext:value-type="date">
            <text:p>01/02/1995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2-01" calcext:value-type="date">
            <text:p>01/02/1995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863" calcext:value-type="float">
            <text:p>1 863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2-01" calcext:value-type="date">
            <text:p>01/02/1995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680" calcext:value-type="float">
            <text:p>1 68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2-02" calcext:value-type="date">
            <text:p>02/02/1995</text:p>
          </table:table-cell>
          <table:table-cell office:value-type="float" office:value="10402" calcext:value-type="float">
            <text:p>10402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11407.5" calcext:value-type="float">
            <text:p>11 407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2-02" calcext:value-type="date">
            <text:p>02/02/1995</text:p>
          </table:table-cell>
          <table:table-cell office:value-type="float" office:value="10402" calcext:value-type="float">
            <text:p>10402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2160" calcext:value-type="float">
            <text:p>2 16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2-03" calcext:value-type="date">
            <text:p>03/02/1995</text:p>
          </table:table-cell>
          <table:table-cell office:value-type="float" office:value="10403" calcext:value-type="float">
            <text:p>10403</text:p>
          </table:table-cell>
          <table:table-cell office:value-type="string" calcext:value-type="string">
            <text:p>Chocolade</text:p>
          </table:table-cell>
          <table:table-cell table:style-name="ce4" office:value-type="float" office:value="3034.5" calcext:value-type="float">
            <text:p>3 034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2-03" calcext:value-type="date">
            <text:p>03/02/1995</text:p>
          </table:table-cell>
          <table:table-cell office:value-type="float" office:value="10403" calcext:value-type="float">
            <text:p>10403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240.57" calcext:value-type="float">
            <text:p>1 240,57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2-03" calcext:value-type="date">
            <text:p>03/02/1995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128" calcext:value-type="float">
            <text:p>2 128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2-03" calcext:value-type="date">
            <text:p>03/02/1995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2280" calcext:value-type="float">
            <text:p>2 28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2-06" calcext:value-type="date">
            <text:p>06/02/1995</text:p>
          </table:table-cell>
          <table:table-cell office:value-type="float" office:value="10405" calcext:value-type="float">
            <text:p>10405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2000" calcext:value-type="float">
            <text:p>2 00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07" calcext:value-type="date">
            <text:p>07/02/1995</text:p>
          </table:table-cell>
          <table:table-cell office:value-type="float" office:value="10406" calcext:value-type="float">
            <text:p>10406</text:p>
          </table:table-cell>
          <table:table-cell office:value-type="string" calcext:value-type="string">
            <text:p>Chai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07" calcext:value-type="date">
            <text:p>07/02/1995</text:p>
          </table:table-cell>
          <table:table-cell office:value-type="float" office:value="10406" calcext:value-type="float">
            <text:p>10406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07" calcext:value-type="date">
            <text:p>07/02/1995</text:p>
          </table:table-cell>
          <table:table-cell office:value-type="float" office:value="10406" calcext:value-type="float">
            <text:p>10406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6879.6" calcext:value-type="float">
            <text:p>6 879,6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07" calcext:value-type="date">
            <text:p>07/02/1995</text:p>
          </table:table-cell>
          <table:table-cell office:value-type="float" office:value="10406" calcext:value-type="float">
            <text:p>10406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32.3" calcext:value-type="float">
            <text:p>132,3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2-07" calcext:value-type="date">
            <text:p>07/02/1995</text:p>
          </table:table-cell>
          <table:table-cell office:value-type="float" office:value="10407" calcext:value-type="float">
            <text:p>10407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08" calcext:value-type="date">
            <text:p>08/02/1995</text:p>
          </table:table-cell>
          <table:table-cell office:value-type="float" office:value="10408" calcext:value-type="float">
            <text:p>10408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6895" calcext:value-type="float">
            <text:p>6 895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08" calcext:value-type="date">
            <text:p>08/02/1995</text:p>
          </table:table-cell>
          <table:table-cell office:value-type="float" office:value="10408" calcext:value-type="float">
            <text:p>10408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77" calcext:value-type="float">
            <text:p>177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02-09" calcext:value-type="date">
            <text:p>09/02/1995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116" calcext:value-type="float">
            <text:p>1 116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02-09" calcext:value-type="date">
            <text:p>09/02/1995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480" calcext:value-type="float">
            <text:p>48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2-10" calcext:value-type="date">
            <text:p>10/02/1995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3520" calcext:value-type="float">
            <text:p>3 52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2-10" calcext:value-type="date">
            <text:p>10/02/1995</text:p>
          </table:table-cell>
          <table:table-cell office:value-type="float" office:value="10411" calcext:value-type="float">
            <text:p>10411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770" calcext:value-type="float">
            <text:p>77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2-10" calcext:value-type="date">
            <text:p>10/02/1995</text:p>
          </table:table-cell>
          <table:table-cell office:value-type="float" office:value="10411" calcext:value-type="float">
            <text:p>10411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584" calcext:value-type="float">
            <text:p>1 584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2-13" calcext:value-type="date">
            <text:p>13/02/1995</text:p>
          </table:table-cell>
          <table:table-cell office:value-type="float" office:value="10412" calcext:value-type="float">
            <text:p>10412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674" calcext:value-type="float">
            <text:p>1 674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14" calcext:value-type="date">
            <text:p>14/02/1995</text:p>
          </table:table-cell>
          <table:table-cell office:value-type="float" office:value="10413" calcext:value-type="float">
            <text:p>10413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728" calcext:value-type="float">
            <text:p>1 728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14" calcext:value-type="date">
            <text:p>14/02/1995</text:p>
          </table:table-cell>
          <table:table-cell office:value-type="float" office:value="10413" calcext:value-type="float">
            <text:p>10413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7880" calcext:value-type="float">
            <text:p>7 88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14" calcext:value-type="date">
            <text:p>14/02/1995</text:p>
          </table:table-cell>
          <table:table-cell office:value-type="float" office:value="10413" calcext:value-type="float">
            <text:p>10413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008" calcext:value-type="float">
            <text:p>1 008,0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14" calcext:value-type="date">
            <text:p>14/02/1995</text:p>
          </table:table-cell>
          <table:table-cell office:value-type="float" office:value="10414" calcext:value-type="float">
            <text:p>10414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624.15" calcext:value-type="float">
            <text:p>624,15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2-15" calcext:value-type="date">
            <text:p>15/02/1995</text:p>
          </table:table-cell>
          <table:table-cell office:value-type="float" office:value="10415" calcext:value-type="float">
            <text:p>10415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312" calcext:value-type="float">
            <text:p>312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6" calcext:value-type="float">
            <text:p>10416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1560" calcext:value-type="float">
            <text:p>1 56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6" calcext:value-type="float">
            <text:p>10416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730" calcext:value-type="float">
            <text:p>73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6" calcext:value-type="float">
            <text:p>10416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310" calcext:value-type="float">
            <text:p>1 31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7" calcext:value-type="float">
            <text:p>10417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52700" calcext:value-type="float">
            <text:p>52 70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7" calcext:value-type="float">
            <text:p>10417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72" calcext:value-type="float">
            <text:p>72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7" calcext:value-type="float">
            <text:p>10417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350" calcext:value-type="float">
            <text:p>1 35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2-16" calcext:value-type="date">
            <text:p>16/02/1995</text:p>
          </table:table-cell>
          <table:table-cell office:value-type="float" office:value="10417" calcext:value-type="float">
            <text:p>1041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820" calcext:value-type="float">
            <text:p>1 82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2-17" calcext:value-type="date">
            <text:p>17/02/199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4560" calcext:value-type="float">
            <text:p>4 56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2-17" calcext:value-type="date">
            <text:p>17/02/199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2090" calcext:value-type="float">
            <text:p>2 09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2-17" calcext:value-type="date">
            <text:p>17/02/199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1824" calcext:value-type="float">
            <text:p>1 824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2-17" calcext:value-type="date">
            <text:p>17/02/199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Longlife Tofu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02-20" calcext:value-type="date">
            <text:p>20/02/1995</text:p>
          </table:table-cell>
          <table:table-cell office:value-type="float" office:value="10419" calcext:value-type="float">
            <text:p>1041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7752" calcext:value-type="float">
            <text:p>7 752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1" calcext:value-type="date">
            <text:p>21/02/1995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1" calcext:value-type="date">
            <text:p>21/02/1995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Mishi Kobe Niku</text:p>
          </table:table-cell>
          <table:table-cell table:style-name="ce4" office:value-type="float" office:value="6984" calcext:value-type="float">
            <text:p>6 984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1" calcext:value-type="date">
            <text:p>21/02/1995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43.2" calcext:value-type="float">
            <text:p>43,2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1" calcext:value-type="date">
            <text:p>21/02/1995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24.1" calcext:value-type="float">
            <text:p>124,1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1" calcext:value-type="date">
            <text:p>21/02/1995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670.25" calcext:value-type="float">
            <text:p>1 670,25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1" calcext:value-type="date">
            <text:p>21/02/1995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442" calcext:value-type="float">
            <text:p>442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2-23" calcext:value-type="date">
            <text:p>23/02/1995</text:p>
          </table:table-cell>
          <table:table-cell office:value-type="float" office:value="10423" calcext:value-type="float">
            <text:p>10423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4400" calcext:value-type="float">
            <text:p>4 40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2-23" calcext:value-type="date">
            <text:p>23/02/1995</text:p>
          </table:table-cell>
          <table:table-cell office:value-type="float" office:value="10424" calcext:value-type="float">
            <text:p>10424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3456" calcext:value-type="float">
            <text:p>3 456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2-23" calcext:value-type="date">
            <text:p>23/02/1995</text:p>
          </table:table-cell>
          <table:table-cell office:value-type="float" office:value="10424" calcext:value-type="float">
            <text:p>10424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41316.8" calcext:value-type="float">
            <text:p>41 316,8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2-23" calcext:value-type="date">
            <text:p>23/02/1995</text:p>
          </table:table-cell>
          <table:table-cell office:value-type="float" office:value="10424" calcext:value-type="float">
            <text:p>10424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24" calcext:value-type="date">
            <text:p>24/02/1995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2-24" calcext:value-type="date">
            <text:p>24/02/1995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2-27" calcext:value-type="date">
            <text:p>27/02/1995</text:p>
          </table:table-cell>
          <table:table-cell office:value-type="float" office:value="10427" calcext:value-type="float">
            <text:p>10427</text:p>
          </table:table-cell>
          <table:table-cell office:value-type="string" calcext:value-type="string">
            <text:p>Tofu</text:p>
          </table:table-cell>
          <table:table-cell table:style-name="ce4" office:value-type="float" office:value="3255" calcext:value-type="float">
            <text:p>3 255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2-28" calcext:value-type="date">
            <text:p>28/02/1995</text:p>
          </table:table-cell>
          <table:table-cell office:value-type="float" office:value="10428" calcext:value-type="float">
            <text:p>10428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960" calcext:value-type="float">
            <text:p>96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3-01" calcext:value-type="date">
            <text:p>01/03/1995</text:p>
          </table:table-cell>
          <table:table-cell office:value-type="float" office:value="10429" calcext:value-type="float">
            <text:p>10429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2600" calcext:value-type="float">
            <text:p>2 6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3-01" calcext:value-type="date">
            <text:p>01/03/1995</text:p>
          </table:table-cell>
          <table:table-cell office:value-type="float" office:value="10429" calcext:value-type="float">
            <text:p>10429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4606.88" calcext:value-type="float">
            <text:p>4 606,88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3-02" calcext:value-type="date">
            <text:p>02/03/1995</text:p>
          </table:table-cell>
          <table:table-cell office:value-type="float" office:value="10430" calcext:value-type="float">
            <text:p>10430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5616" calcext:value-type="float">
            <text:p>5 616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3-02" calcext:value-type="date">
            <text:p>02/03/1995</text:p>
          </table:table-cell>
          <table:table-cell office:value-type="float" office:value="10430" calcext:value-type="float">
            <text:p>10430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2000" calcext:value-type="float">
            <text:p>2 0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3-02" calcext:value-type="date">
            <text:p>02/03/1995</text:p>
          </table:table-cell>
          <table:table-cell office:value-type="float" office:value="10430" calcext:value-type="float">
            <text:p>10430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2320" calcext:value-type="float">
            <text:p>12 32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02" calcext:value-type="date">
            <text:p>02/03/1995</text:p>
          </table:table-cell>
          <table:table-cell office:value-type="float" office:value="10431" calcext:value-type="float">
            <text:p>10431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5850" calcext:value-type="float">
            <text:p>5 85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02" calcext:value-type="date">
            <text:p>02/03/1995</text:p>
          </table:table-cell>
          <table:table-cell office:value-type="float" office:value="10431" calcext:value-type="float">
            <text:p>10431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756.25" calcext:value-type="float">
            <text:p>2 756,25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02" calcext:value-type="date">
            <text:p>02/03/1995</text:p>
          </table:table-cell>
          <table:table-cell office:value-type="float" office:value="10431" calcext:value-type="float">
            <text:p>10431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855" calcext:value-type="float">
            <text:p>855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03" calcext:value-type="date">
            <text:p>03/03/1995</text:p>
          </table:table-cell>
          <table:table-cell office:value-type="float" office:value="10432" calcext:value-type="float">
            <text:p>1043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180" calcext:value-type="float">
            <text:p>1 18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06" calcext:value-type="date">
            <text:p>06/03/1995</text:p>
          </table:table-cell>
          <table:table-cell office:value-type="float" office:value="10434" calcext:value-type="float">
            <text:p>10434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504" calcext:value-type="float">
            <text:p>504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06" calcext:value-type="date">
            <text:p>06/03/1995</text:p>
          </table:table-cell>
          <table:table-cell office:value-type="float" office:value="10434" calcext:value-type="float">
            <text:p>10434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101.6" calcext:value-type="float">
            <text:p>1 101,60 F</text:p>
          </table:table-cell>
        </table:table-row>
        <table:table-row table:style-name="ro1">
          <table:table-cell office:value-type="string" calcext:value-type="string">
            <text:p>Consolidated Hold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3-07" calcext:value-type="date">
            <text:p>07/03/1995</text:p>
          </table:table-cell>
          <table:table-cell office:value-type="float" office:value="10435" calcext:value-type="float">
            <text:p>10435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760" calcext:value-type="float">
            <text:p>760,00 F</text:p>
          </table:table-cell>
        </table:table-row>
        <table:table-row table:style-name="ro1">
          <table:table-cell office:value-type="string" calcext:value-type="string">
            <text:p>Consolidated Hold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3-07" calcext:value-type="date">
            <text:p>07/03/1995</text:p>
          </table:table-cell>
          <table:table-cell office:value-type="float" office:value="10435" calcext:value-type="float">
            <text:p>10435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1390" calcext:value-type="float">
            <text:p>1 390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08" calcext:value-type="date">
            <text:p>08/03/1995</text:p>
          </table:table-cell>
          <table:table-cell office:value-type="float" office:value="10436" calcext:value-type="float">
            <text:p>10436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240" calcext:value-type="float">
            <text:p>240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08" calcext:value-type="date">
            <text:p>08/03/1995</text:p>
          </table:table-cell>
          <table:table-cell office:value-type="float" office:value="10436" calcext:value-type="float">
            <text:p>10436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669.6" calcext:value-type="float">
            <text:p>669,6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3-08" calcext:value-type="date">
            <text:p>08/03/1995</text:p>
          </table:table-cell>
          <table:table-cell office:value-type="float" office:value="10437" calcext:value-type="float">
            <text:p>10437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965" calcext:value-type="float">
            <text:p>1 965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09" calcext:value-type="date">
            <text:p>09/03/1995</text:p>
          </table:table-cell>
          <table:table-cell office:value-type="float" office:value="10438" calcext:value-type="float">
            <text:p>10438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438" calcext:value-type="float">
            <text:p>438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09" calcext:value-type="date">
            <text:p>09/03/1995</text:p>
          </table:table-cell>
          <table:table-cell office:value-type="float" office:value="10438" calcext:value-type="float">
            <text:p>10438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896" calcext:value-type="float">
            <text:p>896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09" calcext:value-type="date">
            <text:p>09/03/1995</text:p>
          </table:table-cell>
          <table:table-cell office:value-type="float" office:value="10438" calcext:value-type="float">
            <text:p>10438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936" calcext:value-type="float">
            <text:p>936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10" calcext:value-type="date">
            <text:p>10/03/1995</text:p>
          </table:table-cell>
          <table:table-cell office:value-type="float" office:value="10439" calcext:value-type="float">
            <text:p>1043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112" calcext:value-type="float">
            <text:p>1 112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10" calcext:value-type="date">
            <text:p>10/03/1995</text:p>
          </table:table-cell>
          <table:table-cell office:value-type="float" office:value="10439" calcext:value-type="float">
            <text:p>10439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798" calcext:value-type="float">
            <text:p>798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10" calcext:value-type="date">
            <text:p>10/03/1995</text:p>
          </table:table-cell>
          <table:table-cell office:value-type="float" office:value="10439" calcext:value-type="float">
            <text:p>10439</text:p>
          </table:table-cell>
          <table:table-cell office:value-type="string" calcext:value-type="string">
            <text:p>Longlife Tofu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3-10" calcext:value-type="date">
            <text:p>10/03/1995</text:p>
          </table:table-cell>
          <table:table-cell office:value-type="float" office:value="10439" calcext:value-type="float">
            <text:p>10439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2280" calcext:value-type="float">
            <text:p>2 28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13" calcext:value-type="date">
            <text:p>13/03/1995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907" calcext:value-type="float">
            <text:p>2 907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13" calcext:value-type="date">
            <text:p>13/03/1995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894.67" calcext:value-type="float">
            <text:p>2 894,67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13" calcext:value-type="date">
            <text:p>13/03/1995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0098" calcext:value-type="float">
            <text:p>10 09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13" calcext:value-type="date">
            <text:p>13/03/1995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8721" calcext:value-type="float">
            <text:p>8 721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13" calcext:value-type="date">
            <text:p>13/03/1995</text:p>
          </table:table-cell>
          <table:table-cell office:value-type="float" office:value="10441" calcext:value-type="float">
            <text:p>10441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8775" calcext:value-type="float">
            <text:p>8 77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3-14" calcext:value-type="date">
            <text:p>14/03/1995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3-14" calcext:value-type="date">
            <text:p>14/03/1995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2360" calcext:value-type="float">
            <text:p>2 36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3-14" calcext:value-type="date">
            <text:p>14/03/1995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4080" calcext:value-type="float">
            <text:p>4 08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3-15" calcext:value-type="date">
            <text:p>15/03/1995</text:p>
          </table:table-cell>
          <table:table-cell office:value-type="float" office:value="10443" calcext:value-type="float">
            <text:p>10443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403.2" calcext:value-type="float">
            <text:p>403,2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15" calcext:value-type="date">
            <text:p>15/03/1995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560" calcext:value-type="float">
            <text:p>1 56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15" calcext:value-type="date">
            <text:p>15/03/1995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576" calcext:value-type="float">
            <text:p>576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15" calcext:value-type="date">
            <text:p>15/03/1995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1155" calcext:value-type="float">
            <text:p>1 155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16" calcext:value-type="date">
            <text:p>16/03/1995</text:p>
          </table:table-cell>
          <table:table-cell office:value-type="float" office:value="10445" calcext:value-type="float">
            <text:p>10445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16" calcext:value-type="date">
            <text:p>16/03/1995</text:p>
          </table:table-cell>
          <table:table-cell office:value-type="float" office:value="10445" calcext:value-type="float">
            <text:p>10445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442.5" calcext:value-type="float">
            <text:p>442,5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17" calcext:value-type="date">
            <text:p>17/03/1995</text:p>
          </table:table-cell>
          <table:table-cell office:value-type="float" office:value="10446" calcext:value-type="float">
            <text:p>10446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394.2" calcext:value-type="float">
            <text:p>394,2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3-17" calcext:value-type="date">
            <text:p>17/03/1995</text:p>
          </table:table-cell>
          <table:table-cell office:value-type="float" office:value="10447" calcext:value-type="float">
            <text:p>10447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460" calcext:value-type="float">
            <text:p>1 46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3-17" calcext:value-type="date">
            <text:p>17/03/1995</text:p>
          </table:table-cell>
          <table:table-cell office:value-type="float" office:value="10447" calcext:value-type="float">
            <text:p>10447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940" calcext:value-type="float">
            <text:p>2 940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03-20" calcext:value-type="date">
            <text:p>20/03/1995</text:p>
          </table:table-cell>
          <table:table-cell office:value-type="float" office:value="10448" calcext:value-type="float">
            <text:p>1044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470" calcext:value-type="float">
            <text:p>1 470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21" calcext:value-type="date">
            <text:p>21/03/1995</text:p>
          </table:table-cell>
          <table:table-cell office:value-type="float" office:value="10449" calcext:value-type="float">
            <text:p>1044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6895" calcext:value-type="float">
            <text:p>6 895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22" calcext:value-type="date">
            <text:p>22/03/1995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41.6" calcext:value-type="float">
            <text:p>141,6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2" calcext:value-type="date">
            <text:p>22/03/1995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2574" calcext:value-type="float">
            <text:p>2 574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2" calcext:value-type="date">
            <text:p>22/03/1995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116.8" calcext:value-type="float">
            <text:p>2 116,8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2" calcext:value-type="date">
            <text:p>22/03/1995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4189.5" calcext:value-type="float">
            <text:p>4 189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2" calcext:value-type="date">
            <text:p>22/03/1995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0368" calcext:value-type="float">
            <text:p>10 36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3-23" calcext:value-type="date">
            <text:p>23/03/1995</text:p>
          </table:table-cell>
          <table:table-cell office:value-type="float" office:value="10452" calcext:value-type="float">
            <text:p>10452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2730" calcext:value-type="float">
            <text:p>2 73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3-24" calcext:value-type="date">
            <text:p>24/03/1995</text:p>
          </table:table-cell>
          <table:table-cell office:value-type="float" office:value="10453" calcext:value-type="float">
            <text:p>10453</text:p>
          </table:table-cell>
          <table:table-cell office:value-type="string" calcext:value-type="string">
            <text:p>Chocolade</text:p>
          </table:table-cell>
          <table:table-cell table:style-name="ce4" office:value-type="float" office:value="688.5" calcext:value-type="float">
            <text:p>688,5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24" calcext:value-type="date">
            <text:p>24/03/1995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112" calcext:value-type="float">
            <text:p>1 112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24" calcext:value-type="date">
            <text:p>24/03/1995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384" calcext:value-type="float">
            <text:p>384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3-27" calcext:value-type="date">
            <text:p>27/03/1995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3-27" calcext:value-type="date">
            <text:p>27/03/1995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6550" calcext:value-type="float">
            <text:p>6 55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3-27" calcext:value-type="date">
            <text:p>27/03/1995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2850" calcext:value-type="float">
            <text:p>2 85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8" calcext:value-type="date">
            <text:p>28/03/1995</text:p>
          </table:table-cell>
          <table:table-cell office:value-type="float" office:value="10456" calcext:value-type="float">
            <text:p>10456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428" calcext:value-type="float">
            <text:p>1 428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8" calcext:value-type="date">
            <text:p>28/03/1995</text:p>
          </table:table-cell>
          <table:table-cell office:value-type="float" office:value="10456" calcext:value-type="float">
            <text:p>10456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360" calcext:value-type="float">
            <text:p>1 36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3-28" calcext:value-type="date">
            <text:p>28/03/1995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7920" calcext:value-type="float">
            <text:p>7 92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3-29" calcext:value-type="date">
            <text:p>29/03/1995</text:p>
          </table:table-cell>
          <table:table-cell office:value-type="float" office:value="10458" calcext:value-type="float">
            <text:p>10458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5460" calcext:value-type="float">
            <text:p>5 46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30" calcext:value-type="date">
            <text:p>30/03/1995</text:p>
          </table:table-cell>
          <table:table-cell office:value-type="float" office:value="10459" calcext:value-type="float">
            <text:p>10459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824" calcext:value-type="float">
            <text:p>1 824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30" calcext:value-type="date">
            <text:p>30/03/1995</text:p>
          </table:table-cell>
          <table:table-cell office:value-type="float" office:value="10459" calcext:value-type="float">
            <text:p>10459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912" calcext:value-type="float">
            <text:p>912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3-30" calcext:value-type="date">
            <text:p>30/03/1995</text:p>
          </table:table-cell>
          <table:table-cell office:value-type="float" office:value="10459" calcext:value-type="float">
            <text:p>10459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5560" calcext:value-type="float">
            <text:p>5 56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31" calcext:value-type="date">
            <text:p>31/03/1995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787.5" calcext:value-type="float">
            <text:p>787,5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3-31" calcext:value-type="date">
            <text:p>31/03/1995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93" calcext:value-type="float">
            <text:p>93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3-31" calcext:value-type="date">
            <text:p>31/03/1995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3-31" calcext:value-type="date">
            <text:p>31/03/1995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2173.5" calcext:value-type="float">
            <text:p>2 173,5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3-31" calcext:value-type="date">
            <text:p>31/03/1995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4320" calcext:value-type="float">
            <text:p>4 320,00 F</text:p>
          </table:table-cell>
        </table:table-row>
        <table:table-row table:style-name="ro1">
          <table:table-cell office:value-type="string" calcext:value-type="string">
            <text:p>Consolidated Hol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03" calcext:value-type="date">
            <text:p>03/04/1995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756" calcext:value-type="float">
            <text:p>756,00 F</text:p>
          </table:table-cell>
        </table:table-row>
        <table:table-row table:style-name="ro1">
          <table:table-cell office:value-type="string" calcext:value-type="string">
            <text:p>Consolidated Hol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03" calcext:value-type="date">
            <text:p>03/04/1995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4" calcext:value-type="float">
            <text:p>24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4-04" calcext:value-type="date">
            <text:p>04/04/1995</text:p>
          </table:table-cell>
          <table:table-cell office:value-type="float" office:value="10463" calcext:value-type="float">
            <text:p>10463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800" calcext:value-type="float">
            <text:p>2 80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4-04" calcext:value-type="date">
            <text:p>04/04/1995</text:p>
          </table:table-cell>
          <table:table-cell office:value-type="float" office:value="10463" calcext:value-type="float">
            <text:p>10463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766.5" calcext:value-type="float">
            <text:p>766,5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4-04" calcext:value-type="date">
            <text:p>04/04/1995</text:p>
          </table:table-cell>
          <table:table-cell office:value-type="float" office:value="10464" calcext:value-type="float">
            <text:p>10464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1126.4" calcext:value-type="float">
            <text:p>1 126,4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4-04" calcext:value-type="date">
            <text:p>04/04/1995</text:p>
          </table:table-cell>
          <table:table-cell office:value-type="float" office:value="10464" calcext:value-type="float">
            <text:p>10464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720" calcext:value-type="float">
            <text:p>2 72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4-05" calcext:value-type="date">
            <text:p>05/04/1995</text:p>
          </table:table-cell>
          <table:table-cell office:value-type="float" office:value="10465" calcext:value-type="float">
            <text:p>10465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8019" calcext:value-type="float">
            <text:p>8 019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4-05" calcext:value-type="date">
            <text:p>05/04/1995</text:p>
          </table:table-cell>
          <table:table-cell office:value-type="float" office:value="10465" calcext:value-type="float">
            <text:p>10465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470" calcext:value-type="float">
            <text:p>1 47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4-05" calcext:value-type="date">
            <text:p>05/04/1995</text:p>
          </table:table-cell>
          <table:table-cell office:value-type="float" office:value="10465" calcext:value-type="float">
            <text:p>10465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026" calcext:value-type="float">
            <text:p>1 026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4-05" calcext:value-type="date">
            <text:p>05/04/1995</text:p>
          </table:table-cell>
          <table:table-cell office:value-type="float" office:value="10465" calcext:value-type="float">
            <text:p>10465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1625" calcext:value-type="float">
            <text:p>1 625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4-06" calcext:value-type="date">
            <text:p>06/04/1995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840" calcext:value-type="float">
            <text:p>840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4-06" calcext:value-type="date">
            <text:p>06/04/1995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240" calcext:value-type="float">
            <text:p>24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4-06" calcext:value-type="date">
            <text:p>06/04/1995</text:p>
          </table:table-cell>
          <table:table-cell office:value-type="float" office:value="10467" calcext:value-type="float">
            <text:p>10467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672" calcext:value-type="float">
            <text:p>672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4-07" calcext:value-type="date">
            <text:p>07/04/1995</text:p>
          </table:table-cell>
          <table:table-cell office:value-type="float" office:value="10468" calcext:value-type="float">
            <text:p>10468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828" calcext:value-type="float">
            <text:p>828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10" calcext:value-type="date">
            <text:p>10/04/1995</text:p>
          </table:table-cell>
          <table:table-cell office:value-type="float" office:value="10469" calcext:value-type="float">
            <text:p>10469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584" calcext:value-type="float">
            <text:p>2 584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10" calcext:value-type="date">
            <text:p>10/04/1995</text:p>
          </table:table-cell>
          <table:table-cell office:value-type="float" office:value="10469" calcext:value-type="float">
            <text:p>1046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067.62" calcext:value-type="float">
            <text:p>2 067,62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4-11" calcext:value-type="date">
            <text:p>11/04/1995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7500" calcext:value-type="float">
            <text:p>7 50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4-11" calcext:value-type="date">
            <text:p>11/04/1995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4-11" calcext:value-type="date">
            <text:p>11/04/1995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1064" calcext:value-type="float">
            <text:p>1 064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11" calcext:value-type="date">
            <text:p>11/04/1995</text:p>
          </table:table-cell>
          <table:table-cell office:value-type="float" office:value="10471" calcext:value-type="float">
            <text:p>10471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3600" calcext:value-type="float">
            <text:p>3 60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12" calcext:value-type="date">
            <text:p>12/04/1995</text:p>
          </table:table-cell>
          <table:table-cell office:value-type="float" office:value="10472" calcext:value-type="float">
            <text:p>10472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3816" calcext:value-type="float">
            <text:p>3 816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4-13" calcext:value-type="date">
            <text:p>13/04/1995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116" calcext:value-type="float">
            <text:p>1 116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4-13" calcext:value-type="date">
            <text:p>13/04/1995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3276" calcext:value-type="float">
            <text:p>3 276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4-13" calcext:value-type="date">
            <text:p>13/04/1995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543.5" calcext:value-type="float">
            <text:p>1 543,5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4-13" calcext:value-type="date">
            <text:p>13/04/1995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10" calcext:value-type="float">
            <text:p>31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4-14" calcext:value-type="date">
            <text:p>14/04/1995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3468" calcext:value-type="float">
            <text:p>3 468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4-14" calcext:value-type="date">
            <text:p>14/04/1995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570.4" calcext:value-type="float">
            <text:p>2 570,4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4-17" calcext:value-type="date">
            <text:p>17/04/1995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82.4" calcext:value-type="float">
            <text:p>182,4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4-17" calcext:value-type="date">
            <text:p>17/04/1995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4-17" calcext:value-type="date">
            <text:p>17/04/1995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630" calcext:value-type="float">
            <text:p>630,0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4-17" calcext:value-type="date">
            <text:p>17/04/1995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19" calcext:value-type="date">
            <text:p>19/04/1995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31620" calcext:value-type="float">
            <text:p>31 62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19" calcext:value-type="date">
            <text:p>19/04/1995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668" calcext:value-type="float">
            <text:p>3 668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19" calcext:value-type="date">
            <text:p>19/04/1995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3200" calcext:value-type="float">
            <text:p>13 20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19" calcext:value-type="date">
            <text:p>19/04/1995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990" calcext:value-type="float">
            <text:p>3 990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4-20" calcext:value-type="date">
            <text:p>20/04/1995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640" calcext:value-type="float">
            <text:p>2 640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4-20" calcext:value-type="date">
            <text:p>20/04/1995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140" calcext:value-type="float">
            <text:p>1 14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4-20" calcext:value-type="date">
            <text:p>20/04/1995</text:p>
          </table:table-cell>
          <table:table-cell office:value-type="float" office:value="10481" calcext:value-type="float">
            <text:p>10481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920" calcext:value-type="float">
            <text:p>1 92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4-20" calcext:value-type="date">
            <text:p>20/04/1995</text:p>
          </table:table-cell>
          <table:table-cell office:value-type="float" office:value="10481" calcext:value-type="float">
            <text:p>10481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440" calcext:value-type="float">
            <text:p>5 440,00 F</text:p>
          </table:table-cell>
        </table:table-row>
        <table:table-row table:style-name="ro1">
          <table:table-cell office:value-type="string" calcext:value-type="string">
            <text:p>Lazy K Kountry 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21" calcext:value-type="date">
            <text:p>21/04/1995</text:p>
          </table:table-cell>
          <table:table-cell office:value-type="float" office:value="10482" calcext:value-type="float">
            <text:p>10482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735" calcext:value-type="float">
            <text:p>735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24" calcext:value-type="date">
            <text:p>24/04/1995</text:p>
          </table:table-cell>
          <table:table-cell office:value-type="float" office:value="10483" calcext:value-type="float">
            <text:p>10483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1862" calcext:value-type="float">
            <text:p>1 862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4-24" calcext:value-type="date">
            <text:p>24/04/1995</text:p>
          </table:table-cell>
          <table:table-cell office:value-type="float" office:value="10483" calcext:value-type="float">
            <text:p>10483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482" calcext:value-type="float">
            <text:p>1 482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24" calcext:value-type="date">
            <text:p>24/04/1995</text:p>
          </table:table-cell>
          <table:table-cell office:value-type="float" office:value="10484" calcext:value-type="float">
            <text:p>10484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560" calcext:value-type="float">
            <text:p>56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24" calcext:value-type="date">
            <text:p>24/04/1995</text:p>
          </table:table-cell>
          <table:table-cell office:value-type="float" office:value="10484" calcext:value-type="float">
            <text:p>1048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735" calcext:value-type="float">
            <text:p>735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4-24" calcext:value-type="date">
            <text:p>24/04/1995</text:p>
          </table:table-cell>
          <table:table-cell office:value-type="float" office:value="10484" calcext:value-type="float">
            <text:p>10484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636" calcext:value-type="float">
            <text:p>636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4-25" calcext:value-type="date">
            <text:p>25/04/1995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368" calcext:value-type="float">
            <text:p>1 368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4-25" calcext:value-type="date">
            <text:p>25/04/1995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4-25" calcext:value-type="date">
            <text:p>25/04/1995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2592" calcext:value-type="float">
            <text:p>2 592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4-26" calcext:value-type="date">
            <text:p>26/04/1995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420" calcext:value-type="float">
            <text:p>42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4-26" calcext:value-type="date">
            <text:p>26/04/1995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300" calcext:value-type="float">
            <text:p>5 30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4-26" calcext:value-type="date">
            <text:p>26/04/1995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82.5" calcext:value-type="float">
            <text:p>182,5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4-26" calcext:value-type="date">
            <text:p>26/04/1995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531" calcext:value-type="float">
            <text:p>531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4-27" calcext:value-type="date">
            <text:p>27/04/1995</text:p>
          </table:table-cell>
          <table:table-cell office:value-type="float" office:value="10488" calcext:value-type="float">
            <text:p>10488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6600" calcext:value-type="float">
            <text:p>6 60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4-27" calcext:value-type="date">
            <text:p>27/04/1995</text:p>
          </table:table-cell>
          <table:table-cell office:value-type="float" office:value="10488" calcext:value-type="float">
            <text:p>10488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960" calcext:value-type="float">
            <text:p>96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4-28" calcext:value-type="date">
            <text:p>28/04/1995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945" calcext:value-type="float">
            <text:p>945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4-28" calcext:value-type="date">
            <text:p>28/04/1995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251" calcext:value-type="float">
            <text:p>1 251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1" calcext:value-type="date">
            <text:p>01/05/1995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3200" calcext:value-type="float">
            <text:p>13 2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1" calcext:value-type="date">
            <text:p>01/05/1995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1" calcext:value-type="date">
            <text:p>01/05/1995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116" calcext:value-type="float">
            <text:p>1 116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5-01" calcext:value-type="date">
            <text:p>01/05/1995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309.4" calcext:value-type="float">
            <text:p>309,4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5-02" calcext:value-type="date">
            <text:p>02/05/1995</text:p>
          </table:table-cell>
          <table:table-cell office:value-type="float" office:value="10492" calcext:value-type="float">
            <text:p>10492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3192" calcext:value-type="float">
            <text:p>3 192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5-02" calcext:value-type="date">
            <text:p>02/05/1995</text:p>
          </table:table-cell>
          <table:table-cell office:value-type="float" office:value="10492" calcext:value-type="float">
            <text:p>10492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064" calcext:value-type="float">
            <text:p>1 064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5-03" calcext:value-type="date">
            <text:p>03/05/1995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612" calcext:value-type="float">
            <text:p>612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5-03" calcext:value-type="date">
            <text:p>03/05/1995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134" calcext:value-type="float">
            <text:p>1 134,00 F</text:p>
          </table:table-cell>
        </table:table-row>
        <table:table-row table:style-name="ro1">
          <table:table-cell office:value-type="string" calcext:value-type="string">
            <text:p>Laughing Bacchus Wine Cel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5-04" calcext:value-type="date">
            <text:p>04/05/1995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Laughing Bacchus Wine Cel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5-04" calcext:value-type="date">
            <text:p>04/05/1995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770" calcext:value-type="float">
            <text:p>770,00 F</text:p>
          </table:table-cell>
        </table:table-row>
        <table:table-row table:style-name="ro1">
          <table:table-cell office:value-type="string" calcext:value-type="string">
            <text:p>Laughing Bacchus Wine Cel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5-04" calcext:value-type="date">
            <text:p>04/05/1995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260" calcext:value-type="float">
            <text:p>26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05" calcext:value-type="date">
            <text:p>05/05/1995</text:p>
          </table:table-cell>
          <table:table-cell office:value-type="float" office:value="10497" calcext:value-type="float">
            <text:p>10497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3475" calcext:value-type="float">
            <text:p>3 475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05" calcext:value-type="date">
            <text:p>05/05/1995</text:p>
          </table:table-cell>
          <table:table-cell office:value-type="float" office:value="10497" calcext:value-type="float">
            <text:p>1049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300" calcext:value-type="float">
            <text:p>1 3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8" calcext:value-type="date">
            <text:p>08/05/1995</text:p>
          </table:table-cell>
          <table:table-cell office:value-type="float" office:value="10498" calcext:value-type="float">
            <text:p>1049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460" calcext:value-type="float">
            <text:p>46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8" calcext:value-type="date">
            <text:p>08/05/1995</text:p>
          </table:table-cell>
          <table:table-cell office:value-type="float" office:value="10498" calcext:value-type="float">
            <text:p>10498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9" calcext:value-type="date">
            <text:p>09/05/1995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2500" calcext:value-type="float">
            <text:p>2 50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5-09" calcext:value-type="date">
            <text:p>09/05/1995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4560" calcext:value-type="float">
            <text:p>4 56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5-10" calcext:value-type="date">
            <text:p>10/05/1995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1732.8" calcext:value-type="float">
            <text:p>1 732,8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10" calcext:value-type="date">
            <text:p>10/05/1995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745" calcext:value-type="float">
            <text:p>745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5-11" calcext:value-type="date">
            <text:p>11/05/1995</text:p>
          </table:table-cell>
          <table:table-cell office:value-type="float" office:value="10502" calcext:value-type="float">
            <text:p>10502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997.5" calcext:value-type="float">
            <text:p>997,5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5-11" calcext:value-type="date">
            <text:p>11/05/1995</text:p>
          </table:table-cell>
          <table:table-cell office:value-type="float" office:value="10502" calcext:value-type="float">
            <text:p>10502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984" calcext:value-type="float">
            <text:p>984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5-12" calcext:value-type="date">
            <text:p>12/05/1995</text:p>
          </table:table-cell>
          <table:table-cell office:value-type="float" office:value="10503" calcext:value-type="float">
            <text:p>10503</text:p>
          </table:table-cell>
          <table:table-cell office:value-type="string" calcext:value-type="string">
            <text:p>Tofu</text:p>
          </table:table-cell>
          <table:table-cell table:style-name="ce4" office:value-type="float" office:value="8137.5" calcext:value-type="float">
            <text:p>8 137,5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5-12" calcext:value-type="date">
            <text:p>12/05/1995</text:p>
          </table:table-cell>
          <table:table-cell office:value-type="float" office:value="10503" calcext:value-type="float">
            <text:p>10503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105" calcext:value-type="float">
            <text:p>2 105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5-12" calcext:value-type="date">
            <text:p>12/05/1995</text:p>
          </table:table-cell>
          <table:table-cell office:value-type="float" office:value="10504" calcext:value-type="float">
            <text:p>10504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140" calcext:value-type="float">
            <text:p>1 14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5-12" calcext:value-type="date">
            <text:p>12/05/1995</text:p>
          </table:table-cell>
          <table:table-cell office:value-type="float" office:value="10504" calcext:value-type="float">
            <text:p>10504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5-12" calcext:value-type="date">
            <text:p>12/05/1995</text:p>
          </table:table-cell>
          <table:table-cell office:value-type="float" office:value="10504" calcext:value-type="float">
            <text:p>10504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640" calcext:value-type="float">
            <text:p>1 64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5-12" calcext:value-type="date">
            <text:p>12/05/1995</text:p>
          </table:table-cell>
          <table:table-cell office:value-type="float" office:value="10504" calcext:value-type="float">
            <text:p>10504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3562.5" calcext:value-type="float">
            <text:p>3 562,5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5-15" calcext:value-type="date">
            <text:p>15/05/1995</text:p>
          </table:table-cell>
          <table:table-cell office:value-type="float" office:value="10505" calcext:value-type="float">
            <text:p>10505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739.5" calcext:value-type="float">
            <text:p>739,5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16" calcext:value-type="date">
            <text:p>16/05/1995</text:p>
          </table:table-cell>
          <table:table-cell office:value-type="float" office:value="10506" calcext:value-type="float">
            <text:p>10506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1134" calcext:value-type="float">
            <text:p>1 134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16" calcext:value-type="date">
            <text:p>16/05/1995</text:p>
          </table:table-cell>
          <table:table-cell office:value-type="float" office:value="10506" calcext:value-type="float">
            <text:p>10506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945" calcext:value-type="float">
            <text:p>945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5-16" calcext:value-type="date">
            <text:p>16/05/1995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Chocolade</text:p>
          </table:table-cell>
          <table:table-cell table:style-name="ce4" office:value-type="float" office:value="812.81" calcext:value-type="float">
            <text:p>812,81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17" calcext:value-type="date">
            <text:p>17/05/1995</text:p>
          </table:table-cell>
          <table:table-cell office:value-type="float" office:value="10508" calcext:value-type="float">
            <text:p>10508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17" calcext:value-type="date">
            <text:p>17/05/1995</text:p>
          </table:table-cell>
          <table:table-cell office:value-type="float" office:value="10508" calcext:value-type="float">
            <text:p>10508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18" calcext:value-type="date">
            <text:p>18/05/1995</text:p>
          </table:table-cell>
          <table:table-cell office:value-type="float" office:value="10509" calcext:value-type="float">
            <text:p>10509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684" calcext:value-type="float">
            <text:p>684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5-19" calcext:value-type="date">
            <text:p>19/05/1995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22282.2" calcext:value-type="float">
            <text:p>22 282,2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5-19" calcext:value-type="date">
            <text:p>19/05/1995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255.5" calcext:value-type="float">
            <text:p>1 255,5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5-19" calcext:value-type="date">
            <text:p>19/05/1995</text:p>
          </table:table-cell>
          <table:table-cell office:value-type="float" office:value="10511" calcext:value-type="float">
            <text:p>10511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4675" calcext:value-type="float">
            <text:p>4 675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5-19" calcext:value-type="date">
            <text:p>19/05/1995</text:p>
          </table:table-cell>
          <table:table-cell office:value-type="float" office:value="10511" calcext:value-type="float">
            <text:p>10511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6375" calcext:value-type="float">
            <text:p>6 375,0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5-22" calcext:value-type="date">
            <text:p>22/05/1995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734" calcext:value-type="float">
            <text:p>1 734,0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5-22" calcext:value-type="date">
            <text:p>22/05/1995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242.25" calcext:value-type="float">
            <text:p>242,25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5-22" calcext:value-type="date">
            <text:p>22/05/1995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459" calcext:value-type="float">
            <text:p>459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3" calcext:value-type="float">
            <text:p>10513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6400" calcext:value-type="float">
            <text:p>6 40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3" calcext:value-type="float">
            <text:p>10513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1710" calcext:value-type="float">
            <text:p>1 71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3" calcext:value-type="float">
            <text:p>10513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600" calcext:value-type="float">
            <text:p>1 6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4" calcext:value-type="float">
            <text:p>10514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15795" calcext:value-type="float">
            <text:p>15 79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4" calcext:value-type="float">
            <text:p>10514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7980" calcext:value-type="float">
            <text:p>7 98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4" calcext:value-type="float">
            <text:p>10514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4104.75" calcext:value-type="float">
            <text:p>4 104,75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5-23" calcext:value-type="date">
            <text:p>23/05/1995</text:p>
          </table:table-cell>
          <table:table-cell office:value-type="float" office:value="10514" calcext:value-type="float">
            <text:p>10514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937.5" calcext:value-type="float">
            <text:p>1 937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4" calcext:value-type="date">
            <text:p>24/05/1995</text:p>
          </table:table-cell>
          <table:table-cell office:value-type="float" office:value="10515" calcext:value-type="float">
            <text:p>10515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26340" calcext:value-type="float">
            <text:p>26 34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4" calcext:value-type="date">
            <text:p>24/05/1995</text:p>
          </table:table-cell>
          <table:table-cell office:value-type="float" office:value="10515" calcext:value-type="float">
            <text:p>10515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2138" calcext:value-type="float">
            <text:p>12 138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4" calcext:value-type="date">
            <text:p>24/05/1995</text:p>
          </table:table-cell>
          <table:table-cell office:value-type="float" office:value="10515" calcext:value-type="float">
            <text:p>10515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4362.5" calcext:value-type="float">
            <text:p>4 362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24" calcext:value-type="date">
            <text:p>24/05/1995</text:p>
          </table:table-cell>
          <table:table-cell office:value-type="float" office:value="10515" calcext:value-type="float">
            <text:p>10515</text:p>
          </table:table-cell>
          <table:table-cell office:value-type="string" calcext:value-type="string">
            <text:p>Mishi Kobe Niku</text:p>
          </table:table-cell>
          <table:table-cell table:style-name="ce4" office:value-type="float" office:value="6596" calcext:value-type="float">
            <text:p>6 596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5-25" calcext:value-type="date">
            <text:p>25/05/1995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400" calcext:value-type="float">
            <text:p>1 4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5-25" calcext:value-type="date">
            <text:p>25/05/1995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7031.25" calcext:value-type="float">
            <text:p>7 031,25 F</text:p>
          </table:table-cell>
        </table:table-row>
        <table:table-row table:style-name="ro1">
          <table:table-cell office:value-type="string" calcext:value-type="string">
            <text:p>North/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5-25" calcext:value-type="date">
            <text:p>25/05/1995</text:p>
          </table:table-cell>
          <table:table-cell office:value-type="float" office:value="10517" calcext:value-type="float">
            <text:p>1051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100" calcext:value-type="float">
            <text:p>1 100,00 F</text:p>
          </table:table-cell>
        </table:table-row>
        <table:table-row table:style-name="ro1">
          <table:table-cell office:value-type="string" calcext:value-type="string">
            <text:p>North/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5-25" calcext:value-type="date">
            <text:p>25/05/1995</text:p>
          </table:table-cell>
          <table:table-cell office:value-type="float" office:value="10517" calcext:value-type="float">
            <text:p>10517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5-26" calcext:value-type="date">
            <text:p>26/05/1995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19762.5" calcext:value-type="float">
            <text:p>19 762,5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05-29" calcext:value-type="date">
            <text:p>29/05/1995</text:p>
          </table:table-cell>
          <table:table-cell office:value-type="float" office:value="10519" calcext:value-type="float">
            <text:p>1051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615" calcext:value-type="float">
            <text:p>1 615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5-05-30" calcext:value-type="date">
            <text:p>30/05/1995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820" calcext:value-type="float">
            <text:p>820,00 F</text:p>
          </table:table-cell>
        </table:table-row>
        <table:table-row table:style-name="ro1">
          <table:table-cell office:value-type="string" calcext:value-type="string">
            <text:p>Cactus Comidas para llev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05-30" calcext:value-type="date">
            <text:p>30/05/1995</text:p>
          </table:table-cell>
          <table:table-cell office:value-type="float" office:value="10521" calcext:value-type="float">
            <text:p>1052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70" calcext:value-type="float">
            <text:p>270,00 F</text:p>
          </table:table-cell>
        </table:table-row>
        <table:table-row table:style-name="ro1">
          <table:table-cell office:value-type="string" calcext:value-type="string">
            <text:p>Cactus Comidas para llev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05-30" calcext:value-type="date">
            <text:p>30/05/1995</text:p>
          </table:table-cell>
          <table:table-cell office:value-type="float" office:value="10521" calcext:value-type="float">
            <text:p>10521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482.5" calcext:value-type="float">
            <text:p>482,5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31" calcext:value-type="date">
            <text:p>31/05/1995</text:p>
          </table:table-cell>
          <table:table-cell office:value-type="float" office:value="10522" calcext:value-type="float">
            <text:p>10522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2071.2" calcext:value-type="float">
            <text:p>2 071,2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31" calcext:value-type="date">
            <text:p>31/05/1995</text:p>
          </table:table-cell>
          <table:table-cell office:value-type="float" office:value="10522" calcext:value-type="float">
            <text:p>10522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840" calcext:value-type="float">
            <text:p>1 84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31" calcext:value-type="date">
            <text:p>31/05/1995</text:p>
          </table:table-cell>
          <table:table-cell office:value-type="float" office:value="10522" calcext:value-type="float">
            <text:p>10522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880" calcext:value-type="float">
            <text:p>2 88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5-31" calcext:value-type="date">
            <text:p>31/05/1995</text:p>
          </table:table-cell>
          <table:table-cell office:value-type="float" office:value="10522" calcext:value-type="float">
            <text:p>10522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4800" calcext:value-type="float">
            <text:p>4 80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01" calcext:value-type="date">
            <text:p>01/06/1995</text:p>
          </table:table-cell>
          <table:table-cell office:value-type="float" office:value="10523" calcext:value-type="float">
            <text:p>10523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4387.5" calcext:value-type="float">
            <text:p>4 387,5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01" calcext:value-type="date">
            <text:p>01/06/1995</text:p>
          </table:table-cell>
          <table:table-cell office:value-type="float" office:value="10523" calcext:value-type="float">
            <text:p>10523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5467.5" calcext:value-type="float">
            <text:p>5 467,5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01" calcext:value-type="date">
            <text:p>01/06/1995</text:p>
          </table:table-cell>
          <table:table-cell office:value-type="float" office:value="10523" calcext:value-type="float">
            <text:p>10523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260.55" calcext:value-type="float">
            <text:p>260,55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6-01" calcext:value-type="date">
            <text:p>01/06/1995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294.5" calcext:value-type="float">
            <text:p>1 294,5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6-01" calcext:value-type="date">
            <text:p>01/06/1995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558.75" calcext:value-type="float">
            <text:p>558,75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6-02" calcext:value-type="date">
            <text:p>02/06/1995</text:p>
          </table:table-cell>
          <table:table-cell office:value-type="float" office:value="10525" calcext:value-type="float">
            <text:p>10525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242" calcext:value-type="float">
            <text:p>1 242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6-05" calcext:value-type="date">
            <text:p>05/06/1995</text:p>
          </table:table-cell>
          <table:table-cell office:value-type="float" office:value="10526" calcext:value-type="float">
            <text:p>10526</text:p>
          </table:table-cell>
          <table:table-cell office:value-type="string" calcext:value-type="string">
            <text:p>Chai</text:p>
          </table:table-cell>
          <table:table-cell table:style-name="ce4" office:value-type="float" office:value="612" calcext:value-type="float">
            <text:p>612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6-05" calcext:value-type="date">
            <text:p>05/06/1995</text:p>
          </table:table-cell>
          <table:table-cell office:value-type="float" office:value="10526" calcext:value-type="float">
            <text:p>10526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05" calcext:value-type="date">
            <text:p>05/06/1995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4950" calcext:value-type="float">
            <text:p>4 95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6-06" calcext:value-type="date">
            <text:p>06/06/1995</text:p>
          </table:table-cell>
          <table:table-cell office:value-type="float" office:value="10528" calcext:value-type="float">
            <text:p>10528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1566" calcext:value-type="float">
            <text:p>1 566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6-07" calcext:value-type="date">
            <text:p>07/06/1995</text:p>
          </table:table-cell>
          <table:table-cell office:value-type="float" office:value="10529" calcext:value-type="float">
            <text:p>10529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680" calcext:value-type="float">
            <text:p>1 68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6-07" calcext:value-type="date">
            <text:p>07/06/1995</text:p>
          </table:table-cell>
          <table:table-cell office:value-type="float" office:value="10529" calcext:value-type="float">
            <text:p>10529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250" calcext:value-type="float">
            <text:p>1 25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6-08" calcext:value-type="date">
            <text:p>08/06/1995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7800" calcext:value-type="float">
            <text:p>7 80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6-08" calcext:value-type="date">
            <text:p>08/06/1995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2850" calcext:value-type="float">
            <text:p>2 85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6-08" calcext:value-type="date">
            <text:p>08/06/1995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4500" calcext:value-type="float">
            <text:p>4 500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06-08" calcext:value-type="date">
            <text:p>08/06/1995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550" calcext:value-type="float">
            <text:p>55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09" calcext:value-type="date">
            <text:p>09/06/1995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941.75" calcext:value-type="float">
            <text:p>1 941,75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09" calcext:value-type="date">
            <text:p>09/06/1995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2040" calcext:value-type="float">
            <text:p>2 04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6-12" calcext:value-type="date">
            <text:p>12/06/1995</text:p>
          </table:table-cell>
          <table:table-cell office:value-type="float" office:value="10533" calcext:value-type="float">
            <text:p>10533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5225" calcext:value-type="float">
            <text:p>5 225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6-12" calcext:value-type="date">
            <text:p>12/06/1995</text:p>
          </table:table-cell>
          <table:table-cell office:value-type="float" office:value="10533" calcext:value-type="float">
            <text:p>10533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4176" calcext:value-type="float">
            <text:p>4 176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6-12" calcext:value-type="date">
            <text:p>12/06/1995</text:p>
          </table:table-cell>
          <table:table-cell office:value-type="float" office:value="10533" calcext:value-type="float">
            <text:p>10533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1710" calcext:value-type="float">
            <text:p>1 71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2" calcext:value-type="date">
            <text:p>12/06/1995</text:p>
          </table:table-cell>
          <table:table-cell office:value-type="float" office:value="10534" calcext:value-type="float">
            <text:p>10534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294.5" calcext:value-type="float">
            <text:p>1 294,5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2" calcext:value-type="date">
            <text:p>12/06/1995</text:p>
          </table:table-cell>
          <table:table-cell office:value-type="float" office:value="10534" calcext:value-type="float">
            <text:p>10534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298" calcext:value-type="float">
            <text:p>298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2" calcext:value-type="date">
            <text:p>12/06/1995</text:p>
          </table:table-cell>
          <table:table-cell office:value-type="float" office:value="10534" calcext:value-type="float">
            <text:p>1053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736" calcext:value-type="float">
            <text:p>736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6-13" calcext:value-type="date">
            <text:p>13/06/1995</text:p>
          </table:table-cell>
          <table:table-cell office:value-type="float" office:value="10535" calcext:value-type="float">
            <text:p>10535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828" calcext:value-type="float">
            <text:p>828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6-13" calcext:value-type="date">
            <text:p>13/06/1995</text:p>
          </table:table-cell>
          <table:table-cell office:value-type="float" office:value="10535" calcext:value-type="float">
            <text:p>10535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438.75" calcext:value-type="float">
            <text:p>438,75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6-13" calcext:value-type="date">
            <text:p>13/06/1995</text:p>
          </table:table-cell>
          <table:table-cell office:value-type="float" office:value="10535" calcext:value-type="float">
            <text:p>10535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3712.5" calcext:value-type="float">
            <text:p>3 712,5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4" calcext:value-type="date">
            <text:p>14/06/1995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2137.5" calcext:value-type="float">
            <text:p>2 137,5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4" calcext:value-type="date">
            <text:p>14/06/1995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4462.5" calcext:value-type="float">
            <text:p>4 462,5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06-14" calcext:value-type="date">
            <text:p>14/06/1995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1590" calcext:value-type="float">
            <text:p>1 590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06-14" calcext:value-type="date">
            <text:p>14/06/1995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3654" calcext:value-type="float">
            <text:p>3 654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15" calcext:value-type="date">
            <text:p>15/06/1995</text:p>
          </table:table-cell>
          <table:table-cell office:value-type="float" office:value="10538" calcext:value-type="float">
            <text:p>10538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525" calcext:value-type="float">
            <text:p>525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16" calcext:value-type="date">
            <text:p>16/06/1995</text:p>
          </table:table-cell>
          <table:table-cell office:value-type="float" office:value="10539" calcext:value-type="float">
            <text:p>1053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750" calcext:value-type="float">
            <text:p>75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16" calcext:value-type="date">
            <text:p>16/06/1995</text:p>
          </table:table-cell>
          <table:table-cell office:value-type="float" office:value="10539" calcext:value-type="float">
            <text:p>10539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16" calcext:value-type="date">
            <text:p>16/06/1995</text:p>
          </table:table-cell>
          <table:table-cell office:value-type="float" office:value="10539" calcext:value-type="float">
            <text:p>10539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40" calcext:value-type="float">
            <text:p>24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9" calcext:value-type="date">
            <text:p>19/06/1995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39525" calcext:value-type="float">
            <text:p>39 52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9" calcext:value-type="date">
            <text:p>19/06/1995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2187.5" calcext:value-type="float">
            <text:p>2 187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19" calcext:value-type="date">
            <text:p>19/06/1995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6-19" calcext:value-type="date">
            <text:p>19/06/1995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4743" calcext:value-type="float">
            <text:p>4 743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6-19" calcext:value-type="date">
            <text:p>19/06/1995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3410.1" calcext:value-type="float">
            <text:p>3 410,1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20" calcext:value-type="date">
            <text:p>20/06/1995</text:p>
          </table:table-cell>
          <table:table-cell office:value-type="float" office:value="10542" calcext:value-type="float">
            <text:p>10542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496.25" calcext:value-type="float">
            <text:p>1 496,25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20" calcext:value-type="date">
            <text:p>20/06/1995</text:p>
          </table:table-cell>
          <table:table-cell office:value-type="float" office:value="10542" calcext:value-type="float">
            <text:p>1054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849.3" calcext:value-type="float">
            <text:p>849,3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6-21" calcext:value-type="date">
            <text:p>21/06/1995</text:p>
          </table:table-cell>
          <table:table-cell office:value-type="float" office:value="10543" calcext:value-type="float">
            <text:p>10543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4845" calcext:value-type="float">
            <text:p>4 845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6-21" calcext:value-type="date">
            <text:p>21/06/1995</text:p>
          </table:table-cell>
          <table:table-cell office:value-type="float" office:value="10543" calcext:value-type="float">
            <text:p>10543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2677.5" calcext:value-type="float">
            <text:p>2 677,5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6-21" calcext:value-type="date">
            <text:p>21/06/1995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1596" calcext:value-type="float">
            <text:p>1 596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6-23" calcext:value-type="date">
            <text:p>23/06/1995</text:p>
          </table:table-cell>
          <table:table-cell office:value-type="float" office:value="10546" calcext:value-type="float">
            <text:p>10546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6-23" calcext:value-type="date">
            <text:p>23/06/1995</text:p>
          </table:table-cell>
          <table:table-cell office:value-type="float" office:value="10546" calcext:value-type="float">
            <text:p>1054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9860" calcext:value-type="float">
            <text:p>9 86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6-23" calcext:value-type="date">
            <text:p>23/06/1995</text:p>
          </table:table-cell>
          <table:table-cell office:value-type="float" office:value="10546" calcext:value-type="float">
            <text:p>10546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6-23" calcext:value-type="date">
            <text:p>23/06/1995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3264" calcext:value-type="float">
            <text:p>3 264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26" calcext:value-type="date">
            <text:p>26/06/1995</text:p>
          </table:table-cell>
          <table:table-cell office:value-type="float" office:value="10548" calcext:value-type="float">
            <text:p>10548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525" calcext:value-type="float">
            <text:p>52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27" calcext:value-type="date">
            <text:p>27/06/1995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4037.5" calcext:value-type="float">
            <text:p>4 037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27" calcext:value-type="date">
            <text:p>27/06/1995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10812" calcext:value-type="float">
            <text:p>10 812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5-06-28" calcext:value-type="date">
            <text:p>28/06/1995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404" calcext:value-type="float">
            <text:p>1 404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5-06-28" calcext:value-type="date">
            <text:p>28/06/1995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460" calcext:value-type="float">
            <text:p>46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5-06-28" calcext:value-type="date">
            <text:p>28/06/1995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270" calcext:value-type="float">
            <text:p>27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5-06-28" calcext:value-type="date">
            <text:p>28/06/1995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1282.5" calcext:value-type="float">
            <text:p>1 282,5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6-28" calcext:value-type="date">
            <text:p>28/06/1995</text:p>
          </table:table-cell>
          <table:table-cell office:value-type="float" office:value="10551" calcext:value-type="float">
            <text:p>10551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966.5" calcext:value-type="float">
            <text:p>2 966,5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6-28" calcext:value-type="date">
            <text:p>28/06/1995</text:p>
          </table:table-cell>
          <table:table-cell office:value-type="float" office:value="10551" calcext:value-type="float">
            <text:p>1055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530" calcext:value-type="float">
            <text:p>1 53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6-29" calcext:value-type="date">
            <text:p>29/06/1995</text:p>
          </table:table-cell>
          <table:table-cell office:value-type="float" office:value="10552" calcext:value-type="float">
            <text:p>10552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162.5" calcext:value-type="float">
            <text:p>1 162,5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6-30" calcext:value-type="date">
            <text:p>30/06/1995</text:p>
          </table:table-cell>
          <table:table-cell office:value-type="float" office:value="10553" calcext:value-type="float">
            <text:p>10553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221.5" calcext:value-type="float">
            <text:p>1 221,5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6-30" calcext:value-type="date">
            <text:p>30/06/1995</text:p>
          </table:table-cell>
          <table:table-cell office:value-type="float" office:value="10553" calcext:value-type="float">
            <text:p>10553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30" calcext:value-type="date">
            <text:p>30/06/1995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486.62" calcext:value-type="float">
            <text:p>2 486,62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30" calcext:value-type="date">
            <text:p>30/06/1995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855" calcext:value-type="float">
            <text:p>855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30" calcext:value-type="date">
            <text:p>30/06/1995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683.5" calcext:value-type="float">
            <text:p>4 683,5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6-30" calcext:value-type="date">
            <text:p>30/06/1995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617.5" calcext:value-type="float">
            <text:p>617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03" calcext:value-type="date">
            <text:p>03/07/1995</text:p>
          </table:table-cell>
          <table:table-cell office:value-type="float" office:value="10555" calcext:value-type="float">
            <text:p>10555</text:p>
          </table:table-cell>
          <table:table-cell office:value-type="string" calcext:value-type="string">
            <text:p>Tofu</text:p>
          </table:table-cell>
          <table:table-cell table:style-name="ce4" office:value-type="float" office:value="2790" calcext:value-type="float">
            <text:p>2 79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03" calcext:value-type="date">
            <text:p>03/07/1995</text:p>
          </table:table-cell>
          <table:table-cell office:value-type="float" office:value="10555" calcext:value-type="float">
            <text:p>10555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288" calcext:value-type="float">
            <text:p>1 28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03" calcext:value-type="date">
            <text:p>03/07/1995</text:p>
          </table:table-cell>
          <table:table-cell office:value-type="float" office:value="10555" calcext:value-type="float">
            <text:p>1055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4240" calcext:value-type="float">
            <text:p>4 24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7-04" calcext:value-type="date">
            <text:p>04/07/1995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4176" calcext:value-type="float">
            <text:p>4 176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04" calcext:value-type="date">
            <text:p>04/07/1995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775" calcext:value-type="float">
            <text:p>775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04" calcext:value-type="date">
            <text:p>04/07/1995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4987.5" calcext:value-type="float">
            <text:p>4 987,5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7-05" calcext:value-type="date">
            <text:p>05/07/1995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187.5" calcext:value-type="float">
            <text:p>1 187,5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7-05" calcext:value-type="date">
            <text:p>05/07/1995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300" calcext:value-type="float">
            <text:p>5 30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7-05" calcext:value-type="date">
            <text:p>05/07/1995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2952" calcext:value-type="float">
            <text:p>2 952,0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7-06" calcext:value-type="date">
            <text:p>06/07/1995</text:p>
          </table:table-cell>
          <table:table-cell office:value-type="float" office:value="10559" calcext:value-type="float">
            <text:p>10559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550.05" calcext:value-type="float">
            <text:p>550,05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7-06" calcext:value-type="date">
            <text:p>06/07/1995</text:p>
          </table:table-cell>
          <table:table-cell office:value-type="float" office:value="10559" calcext:value-type="float">
            <text:p>10559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2052" calcext:value-type="float">
            <text:p>2 052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07" calcext:value-type="date">
            <text:p>07/07/199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2589" calcext:value-type="float">
            <text:p>2 589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07" calcext:value-type="date">
            <text:p>07/07/199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773.12" calcext:value-type="float">
            <text:p>2 773,12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7-07" calcext:value-type="date">
            <text:p>07/07/1995</text:p>
          </table:table-cell>
          <table:table-cell office:value-type="float" office:value="10561" calcext:value-type="float">
            <text:p>10561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13250" calcext:value-type="float">
            <text:p>13 25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7-10" calcext:value-type="date">
            <text:p>10/07/1995</text:p>
          </table:table-cell>
          <table:table-cell office:value-type="float" office:value="10562" calcext:value-type="float">
            <text:p>1056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218.5" calcext:value-type="float">
            <text:p>2 218,5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11" calcext:value-type="date">
            <text:p>11/07/1995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2964" calcext:value-type="float">
            <text:p>2 964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11" calcext:value-type="date">
            <text:p>11/07/1995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2850" calcext:value-type="float">
            <text:p>2 85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7-12" calcext:value-type="date">
            <text:p>12/07/1995</text:p>
          </table:table-cell>
          <table:table-cell office:value-type="float" office:value="10565" calcext:value-type="float">
            <text:p>10565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2693.25" calcext:value-type="float">
            <text:p>2 693,25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7-13" calcext:value-type="date">
            <text:p>13/07/1995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4781.25" calcext:value-type="float">
            <text:p>4 781,25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7-13" calcext:value-type="date">
            <text:p>13/07/1995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7-13" calcext:value-type="date">
            <text:p>13/07/1995</text:p>
          </table:table-cell>
          <table:table-cell office:value-type="float" office:value="10567" calcext:value-type="float">
            <text:p>10567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795" calcext:value-type="float">
            <text:p>795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7-13" calcext:value-type="date">
            <text:p>13/07/1995</text:p>
          </table:table-cell>
          <table:table-cell office:value-type="float" office:value="10567" calcext:value-type="float">
            <text:p>1056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8800" calcext:value-type="float">
            <text:p>8 80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17" calcext:value-type="date">
            <text:p>17/07/1995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7-18" calcext:value-type="date">
            <text:p>18/07/1995</text:p>
          </table:table-cell>
          <table:table-cell office:value-type="float" office:value="10571" calcext:value-type="float">
            <text:p>10571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086.94" calcext:value-type="float">
            <text:p>1 086,94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7-18" calcext:value-type="date">
            <text:p>18/07/1995</text:p>
          </table:table-cell>
          <table:table-cell office:value-type="float" office:value="10571" calcext:value-type="float">
            <text:p>10571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666" calcext:value-type="float">
            <text:p>1 666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7-19" calcext:value-type="date">
            <text:p>19/07/1995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523.12" calcext:value-type="float">
            <text:p>523,12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7-19" calcext:value-type="date">
            <text:p>19/07/1995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4600" calcext:value-type="float">
            <text:p>4 6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7-19" calcext:value-type="date">
            <text:p>19/07/1995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7-19" calcext:value-type="date">
            <text:p>19/07/1995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942.3" calcext:value-type="float">
            <text:p>942,3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7-20" calcext:value-type="date">
            <text:p>20/07/1995</text:p>
          </table:table-cell>
          <table:table-cell office:value-type="float" office:value="10573" calcext:value-type="float">
            <text:p>10573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2800" calcext:value-type="float">
            <text:p>2 800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7-20" calcext:value-type="date">
            <text:p>20/07/1995</text:p>
          </table:table-cell>
          <table:table-cell office:value-type="float" office:value="10573" calcext:value-type="float">
            <text:p>10573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4100" calcext:value-type="float">
            <text:p>4 100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7-20" calcext:value-type="date">
            <text:p>20/07/1995</text:p>
          </table:table-cell>
          <table:table-cell office:value-type="float" office:value="10573" calcext:value-type="float">
            <text:p>10573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3510" calcext:value-type="float">
            <text:p>3 510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0" calcext:value-type="date">
            <text:p>20/07/1995</text:p>
          </table:table-cell>
          <table:table-cell office:value-type="float" office:value="10574" calcext:value-type="float">
            <text:p>1057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84" calcext:value-type="float">
            <text:p>184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0" calcext:value-type="date">
            <text:p>20/07/1995</text:p>
          </table:table-cell>
          <table:table-cell office:value-type="float" office:value="10574" calcext:value-type="float">
            <text:p>10574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465" calcext:value-type="float">
            <text:p>2 465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0" calcext:value-type="date">
            <text:p>20/07/1995</text:p>
          </table:table-cell>
          <table:table-cell office:value-type="float" office:value="10574" calcext:value-type="float">
            <text:p>10574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997.5" calcext:value-type="float">
            <text:p>997,5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1" calcext:value-type="date">
            <text:p>21/07/1995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1317" calcext:value-type="float">
            <text:p>1 317,0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1" calcext:value-type="date">
            <text:p>21/07/1995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5220" calcext:value-type="float">
            <text:p>5 220,0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1" calcext:value-type="date">
            <text:p>21/07/1995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7-24" calcext:value-type="date">
            <text:p>24/07/1995</text:p>
          </table:table-cell>
          <table:table-cell office:value-type="float" office:value="10576" calcext:value-type="float">
            <text:p>10576</text:p>
          </table:table-cell>
          <table:table-cell office:value-type="string" calcext:value-type="string">
            <text:p>Cha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4" calcext:value-type="date">
            <text:p>24/07/1995</text:p>
          </table:table-cell>
          <table:table-cell office:value-type="float" office:value="10577" calcext:value-type="float">
            <text:p>1057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170" calcext:value-type="float">
            <text:p>1 170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4" calcext:value-type="date">
            <text:p>24/07/1995</text:p>
          </table:table-cell>
          <table:table-cell office:value-type="float" office:value="10577" calcext:value-type="float">
            <text:p>1057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4" calcext:value-type="date">
            <text:p>24/07/1995</text:p>
          </table:table-cell>
          <table:table-cell office:value-type="float" office:value="10577" calcext:value-type="float">
            <text:p>10577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775" calcext:value-type="float">
            <text:p>775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7-25" calcext:value-type="date">
            <text:p>25/07/1995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7-25" calcext:value-type="date">
            <text:p>25/07/1995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585" calcext:value-type="float">
            <text:p>585,0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7-26" calcext:value-type="date">
            <text:p>26/07/1995</text:p>
          </table:table-cell>
          <table:table-cell office:value-type="float" office:value="10579" calcext:value-type="float">
            <text:p>10579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813.75" calcext:value-type="float">
            <text:p>813,75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7" calcext:value-type="date">
            <text:p>27/07/1995</text:p>
          </table:table-cell>
          <table:table-cell office:value-type="float" office:value="10580" calcext:value-type="float">
            <text:p>10580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656.56" calcext:value-type="float">
            <text:p>1 656,56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7" calcext:value-type="date">
            <text:p>27/07/1995</text:p>
          </table:table-cell>
          <table:table-cell office:value-type="float" office:value="10580" calcext:value-type="float">
            <text:p>10580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412.54" calcext:value-type="float">
            <text:p>412,54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7" calcext:value-type="date">
            <text:p>27/07/1995</text:p>
          </table:table-cell>
          <table:table-cell office:value-type="float" office:value="10580" calcext:value-type="float">
            <text:p>10580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999.62" calcext:value-type="float">
            <text:p>2 999,62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7-27" calcext:value-type="date">
            <text:p>27/07/1995</text:p>
          </table:table-cell>
          <table:table-cell office:value-type="float" office:value="10581" calcext:value-type="float">
            <text:p>10581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550" calcext:value-type="float">
            <text:p>1 55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8" calcext:value-type="date">
            <text:p>28/07/1995</text:p>
          </table:table-cell>
          <table:table-cell office:value-type="float" office:value="10582" calcext:value-type="float">
            <text:p>10582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260" calcext:value-type="float">
            <text:p>1 26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7-28" calcext:value-type="date">
            <text:p>28/07/1995</text:p>
          </table:table-cell>
          <table:table-cell office:value-type="float" office:value="10582" calcext:value-type="float">
            <text:p>10582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390" calcext:value-type="float">
            <text:p>39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7-31" calcext:value-type="date">
            <text:p>31/07/1995</text:p>
          </table:table-cell>
          <table:table-cell office:value-type="float" office:value="10583" calcext:value-type="float">
            <text:p>10583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468" calcext:value-type="float">
            <text:p>3 468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7-31" calcext:value-type="date">
            <text:p>31/07/1995</text:p>
          </table:table-cell>
          <table:table-cell office:value-type="float" office:value="10583" calcext:value-type="float">
            <text:p>10583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6189.5" calcext:value-type="float">
            <text:p>6 189,5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8-01" calcext:value-type="date">
            <text:p>01/08/1995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712.5" calcext:value-type="float">
            <text:p>712,5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8-02" calcext:value-type="date">
            <text:p>02/08/1995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8-02" calcext:value-type="date">
            <text:p>02/08/1995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300" calcext:value-type="float">
            <text:p>1 3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8-03" calcext:value-type="date">
            <text:p>03/08/1995</text:p>
          </table:table-cell>
          <table:table-cell office:value-type="float" office:value="10588" calcext:value-type="float">
            <text:p>10588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10000" calcext:value-type="float">
            <text:p>10 0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8-03" calcext:value-type="date">
            <text:p>03/08/1995</text:p>
          </table:table-cell>
          <table:table-cell office:value-type="float" office:value="10588" calcext:value-type="float">
            <text:p>10588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5600" calcext:value-type="float">
            <text:p>5 60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04" calcext:value-type="date">
            <text:p>04/08/1995</text:p>
          </table:table-cell>
          <table:table-cell office:value-type="float" office:value="10589" calcext:value-type="float">
            <text:p>10589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8-07" calcext:value-type="date">
            <text:p>07/08/1995</text:p>
          </table:table-cell>
          <table:table-cell office:value-type="float" office:value="10590" calcext:value-type="float">
            <text:p>10590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8-07" calcext:value-type="date">
            <text:p>07/08/1995</text:p>
          </table:table-cell>
          <table:table-cell office:value-type="float" office:value="10590" calcext:value-type="float">
            <text:p>10590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3705" calcext:value-type="float">
            <text:p>3 705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8-07" calcext:value-type="date">
            <text:p>07/08/1995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8-07" calcext:value-type="date">
            <text:p>07/08/1995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862.5" calcext:value-type="float">
            <text:p>1 862,5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8-07" calcext:value-type="date">
            <text:p>07/08/1995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700" calcext:value-type="float">
            <text:p>70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8-09" calcext:value-type="date">
            <text:p>09/08/1995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88" calcext:value-type="float">
            <text:p>288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8-09" calcext:value-type="date">
            <text:p>09/08/1995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6804" calcext:value-type="float">
            <text:p>6 804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8-10" calcext:value-type="date">
            <text:p>10/08/1995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025" calcext:value-type="float">
            <text:p>2 02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8-10" calcext:value-type="date">
            <text:p>10/08/1995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12825" calcext:value-type="float">
            <text:p>12 825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11" calcext:value-type="date">
            <text:p>11/08/1995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4214.4" calcext:value-type="float">
            <text:p>4 214,4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11" calcext:value-type="date">
            <text:p>11/08/1995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930" calcext:value-type="float">
            <text:p>93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8-11" calcext:value-type="date">
            <text:p>11/08/1995</text:p>
          </table:table-cell>
          <table:table-cell office:value-type="float" office:value="10597" calcext:value-type="float">
            <text:p>10597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010.4" calcext:value-type="float">
            <text:p>1 010,4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14" calcext:value-type="date">
            <text:p>14/08/1995</text:p>
          </table:table-cell>
          <table:table-cell office:value-type="float" office:value="10598" calcext:value-type="float">
            <text:p>10598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10975" calcext:value-type="float">
            <text:p>10 975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8-15" calcext:value-type="date">
            <text:p>15/08/1995</text:p>
          </table:table-cell>
          <table:table-cell office:value-type="float" office:value="10599" calcext:value-type="float">
            <text:p>1059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465" calcext:value-type="float">
            <text:p>2 465,00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16" calcext:value-type="date">
            <text:p>16/08/1995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49" calcext:value-type="float">
            <text:p>149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8-16" calcext:value-type="date">
            <text:p>16/08/1995</text:p>
          </table:table-cell>
          <table:table-cell office:value-type="float" office:value="10601" calcext:value-type="float">
            <text:p>10601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8-17" calcext:value-type="date">
            <text:p>17/08/1995</text:p>
          </table:table-cell>
          <table:table-cell office:value-type="float" office:value="10602" calcext:value-type="float">
            <text:p>10602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243.75" calcext:value-type="float">
            <text:p>243,75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8-18" calcext:value-type="date">
            <text:p>18/08/1995</text:p>
          </table:table-cell>
          <table:table-cell office:value-type="float" office:value="10604" calcext:value-type="float">
            <text:p>10604</text:p>
          </table:table-cell>
          <table:table-cell office:value-type="string" calcext:value-type="string">
            <text:p>Chocolade</text:p>
          </table:table-cell>
          <table:table-cell table:style-name="ce4" office:value-type="float" office:value="344.25" calcext:value-type="float">
            <text:p>344,25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08-18" calcext:value-type="date">
            <text:p>18/08/1995</text:p>
          </table:table-cell>
          <table:table-cell office:value-type="float" office:value="10604" calcext:value-type="float">
            <text:p>10604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810" calcext:value-type="float">
            <text:p>810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8-21" calcext:value-type="date">
            <text:p>21/08/1995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486.62" calcext:value-type="float">
            <text:p>2 486,62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8-21" calcext:value-type="date">
            <text:p>21/08/1995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1305" calcext:value-type="float">
            <text:p>11 305,0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6" calcext:value-type="float">
            <text:p>10606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1760" calcext:value-type="float">
            <text:p>1 760,0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6" calcext:value-type="float">
            <text:p>10606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920" calcext:value-type="float">
            <text:p>1 920,0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6" calcext:value-type="float">
            <text:p>1060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972" calcext:value-type="float">
            <text:p>1 97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7" calcext:value-type="float">
            <text:p>10607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3864" calcext:value-type="float">
            <text:p>3 864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7" calcext:value-type="float">
            <text:p>10607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088" calcext:value-type="float">
            <text:p>2 08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7" calcext:value-type="float">
            <text:p>10607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9500" calcext:value-type="float">
            <text:p>19 5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2" calcext:value-type="date">
            <text:p>22/08/1995</text:p>
          </table:table-cell>
          <table:table-cell office:value-type="float" office:value="10607" calcext:value-type="float">
            <text:p>10607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6750" calcext:value-type="float">
            <text:p>6 750,00 F</text:p>
          </table:table-cell>
        </table:table-row>
        <table:table-row table:style-name="ro1">
          <table:table-cell office:value-type="string" calcext:value-type="string">
            <text:p>Du monde en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8-24" calcext:value-type="date">
            <text:p>24/08/1995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Du monde en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8-24" calcext:value-type="date">
            <text:p>24/08/1995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70" calcext:value-type="float">
            <text:p>27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5-08-25" calcext:value-type="date">
            <text:p>25/08/1995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Chai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5-08-25" calcext:value-type="date">
            <text:p>25/08/1995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950" calcext:value-type="float">
            <text:p>95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5-08-25" calcext:value-type="date">
            <text:p>25/08/1995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550" calcext:value-type="float">
            <text:p>2 55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8" calcext:value-type="date">
            <text:p>28/08/1995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8" calcext:value-type="date">
            <text:p>28/08/1995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6800" calcext:value-type="float">
            <text:p>6 8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28" calcext:value-type="date">
            <text:p>28/08/1995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7200" calcext:value-type="float">
            <text:p>7 2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8-29" calcext:value-type="date">
            <text:p>29/08/1995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16" calcext:value-type="float">
            <text:p>216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8-29" calcext:value-type="date">
            <text:p>29/08/1995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550" calcext:value-type="float">
            <text:p>1 55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8-29" calcext:value-type="date">
            <text:p>29/08/1995</text:p>
          </table:table-cell>
          <table:table-cell office:value-type="float" office:value="10614" calcext:value-type="float">
            <text:p>10614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400" calcext:value-type="float">
            <text:p>40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8-29" calcext:value-type="date">
            <text:p>29/08/1995</text:p>
          </table:table-cell>
          <table:table-cell office:value-type="float" office:value="10614" calcext:value-type="float">
            <text:p>10614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8-30" calcext:value-type="date">
            <text:p>30/08/1995</text:p>
          </table:table-cell>
          <table:table-cell office:value-type="float" office:value="10615" calcext:value-type="float">
            <text:p>10615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31" calcext:value-type="date">
            <text:p>31/08/1995</text:p>
          </table:table-cell>
          <table:table-cell office:value-type="float" office:value="10616" calcext:value-type="float">
            <text:p>10616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18774.37" calcext:value-type="float">
            <text:p>18 774,37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8-31" calcext:value-type="date">
            <text:p>31/08/1995</text:p>
          </table:table-cell>
          <table:table-cell office:value-type="float" office:value="10616" calcext:value-type="float">
            <text:p>10616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1068.75" calcext:value-type="float">
            <text:p>1 068,75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9-01" calcext:value-type="date">
            <text:p>01/09/1995</text:p>
          </table:table-cell>
          <table:table-cell office:value-type="float" office:value="10618" calcext:value-type="float">
            <text:p>10618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937.5" calcext:value-type="float">
            <text:p>937,5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09-04" calcext:value-type="date">
            <text:p>04/09/1995</text:p>
          </table:table-cell>
          <table:table-cell office:value-type="float" office:value="10619" calcext:value-type="float">
            <text:p>1061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9-05" calcext:value-type="date">
            <text:p>05/09/1995</text:p>
          </table:table-cell>
          <table:table-cell office:value-type="float" office:value="10621" calcext:value-type="float">
            <text:p>1062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230" calcext:value-type="float">
            <text:p>23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9-05" calcext:value-type="date">
            <text:p>05/09/1995</text:p>
          </table:table-cell>
          <table:table-cell office:value-type="float" office:value="10621" calcext:value-type="float">
            <text:p>10621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9-05" calcext:value-type="date">
            <text:p>05/09/1995</text:p>
          </table:table-cell>
          <table:table-cell office:value-type="float" office:value="10621" calcext:value-type="float">
            <text:p>10621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06" calcext:value-type="date">
            <text:p>06/09/1995</text:p>
          </table:table-cell>
          <table:table-cell office:value-type="float" office:value="10622" calcext:value-type="float">
            <text:p>1062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06" calcext:value-type="date">
            <text:p>06/09/1995</text:p>
          </table:table-cell>
          <table:table-cell office:value-type="float" office:value="10622" calcext:value-type="float">
            <text:p>10622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07" calcext:value-type="date">
            <text:p>07/09/1995</text:p>
          </table:table-cell>
          <table:table-cell office:value-type="float" office:value="10623" calcext:value-type="float">
            <text:p>10623</text:p>
          </table:table-cell>
          <table:table-cell office:value-type="string" calcext:value-type="string">
            <text:p>Tofu</text:p>
          </table:table-cell>
          <table:table-cell table:style-name="ce4" office:value-type="float" office:value="2441.25" calcext:value-type="float">
            <text:p>2 441,25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07" calcext:value-type="date">
            <text:p>07/09/1995</text:p>
          </table:table-cell>
          <table:table-cell office:value-type="float" office:value="10623" calcext:value-type="float">
            <text:p>10623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430" calcext:value-type="float">
            <text:p>2 43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07" calcext:value-type="date">
            <text:p>07/09/1995</text:p>
          </table:table-cell>
          <table:table-cell office:value-type="float" office:value="10623" calcext:value-type="float">
            <text:p>10623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621" calcext:value-type="float">
            <text:p>621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07" calcext:value-type="date">
            <text:p>07/09/1995</text:p>
          </table:table-cell>
          <table:table-cell office:value-type="float" office:value="10623" calcext:value-type="float">
            <text:p>10623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125" calcext:value-type="float">
            <text:p>1 125,00 F</text:p>
          </table:table-cell>
        </table:table-row>
        <table:table-row table:style-name="ro1">
          <table:table-cell office:value-type="string" calcext:value-type="string">
            <text:p>The Cracker Bo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9-07" calcext:value-type="date">
            <text:p>07/09/1995</text:p>
          </table:table-cell>
          <table:table-cell office:value-type="float" office:value="10624" calcext:value-type="float">
            <text:p>10624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2280" calcext:value-type="float">
            <text:p>2 280,00 F</text:p>
          </table:table-cell>
        </table:table-row>
        <table:table-row table:style-name="ro1">
          <table:table-cell office:value-type="string" calcext:value-type="string">
            <text:p>The Cracker Bo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9-07" calcext:value-type="date">
            <text:p>07/09/1995</text:p>
          </table:table-cell>
          <table:table-cell office:value-type="float" office:value="10624" calcext:value-type="float">
            <text:p>10624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3713.7" calcext:value-type="float">
            <text:p>3 713,7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9-08" calcext:value-type="date">
            <text:p>08/09/1995</text:p>
          </table:table-cell>
          <table:table-cell office:value-type="float" office:value="10625" calcext:value-type="float">
            <text:p>10625</text:p>
          </table:table-cell>
          <table:table-cell office:value-type="string" calcext:value-type="string">
            <text:p>Tofu</text:p>
          </table:table-cell>
          <table:table-cell table:style-name="ce4" office:value-type="float" office:value="348.75" calcext:value-type="float">
            <text:p>348,75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9-08" calcext:value-type="date">
            <text:p>08/09/1995</text:p>
          </table:table-cell>
          <table:table-cell office:value-type="float" office:value="10625" calcext:value-type="float">
            <text:p>10625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350" calcext:value-type="float">
            <text:p>350,0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09-08" calcext:value-type="date">
            <text:p>08/09/1995</text:p>
          </table:table-cell>
          <table:table-cell office:value-type="float" office:value="10625" calcext:value-type="float">
            <text:p>10625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700" calcext:value-type="float">
            <text:p>1 7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9-11" calcext:value-type="date">
            <text:p>11/09/1995</text:p>
          </table:table-cell>
          <table:table-cell office:value-type="float" office:value="10626" calcext:value-type="float">
            <text:p>10626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968" calcext:value-type="float">
            <text:p>1 968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09-11" calcext:value-type="date">
            <text:p>11/09/1995</text:p>
          </table:table-cell>
          <table:table-cell office:value-type="float" office:value="10626" calcext:value-type="float">
            <text:p>10626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400" calcext:value-type="float">
            <text:p>3 4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09-11" calcext:value-type="date">
            <text:p>11/09/1995</text:p>
          </table:table-cell>
          <table:table-cell office:value-type="float" office:value="10627" calcext:value-type="float">
            <text:p>10627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3697.5" calcext:value-type="float">
            <text:p>3 697,50 F</text:p>
          </table:table-cell>
        </table:table-row>
        <table:table-row table:style-name="ro1">
          <table:table-cell office:value-type="string" calcext:value-type="string">
            <text:p>Blondel père et f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9-12" calcext:value-type="date">
            <text:p>12/09/1995</text:p>
          </table:table-cell>
          <table:table-cell office:value-type="float" office:value="10628" calcext:value-type="float">
            <text:p>10628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5-09-12" calcext:value-type="date">
            <text:p>12/09/1995</text:p>
          </table:table-cell>
          <table:table-cell office:value-type="float" office:value="10629" calcext:value-type="float">
            <text:p>10629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1496.25" calcext:value-type="float">
            <text:p>1 496,25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5-09-12" calcext:value-type="date">
            <text:p>12/09/1995</text:p>
          </table:table-cell>
          <table:table-cell office:value-type="float" office:value="10629" calcext:value-type="float">
            <text:p>10629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2379" calcext:value-type="float">
            <text:p>12 379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13" calcext:value-type="date">
            <text:p>13/09/1995</text:p>
          </table:table-cell>
          <table:table-cell office:value-type="float" office:value="10630" calcext:value-type="float">
            <text:p>10630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1368" calcext:value-type="float">
            <text:p>1 368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13" calcext:value-type="date">
            <text:p>13/09/1995</text:p>
          </table:table-cell>
          <table:table-cell office:value-type="float" office:value="10630" calcext:value-type="float">
            <text:p>10630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3150" calcext:value-type="float">
            <text:p>3 15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9-14" calcext:value-type="date">
            <text:p>14/09/1995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279" calcext:value-type="float">
            <text:p>279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09-14" calcext:value-type="date">
            <text:p>14/09/1995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707.5" calcext:value-type="float">
            <text:p>2 707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3" calcext:value-type="float">
            <text:p>10633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5814" calcext:value-type="float">
            <text:p>5 814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3" calcext:value-type="float">
            <text:p>10633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331.5" calcext:value-type="float">
            <text:p>331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3" calcext:value-type="float">
            <text:p>10633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6762" calcext:value-type="float">
            <text:p>16 762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15625" calcext:value-type="float">
            <text:p>15 625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3975" calcext:value-type="float">
            <text:p>3 975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5250" calcext:value-type="float">
            <text:p>5 250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09-15" calcext:value-type="date">
            <text:p>15/09/1995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77.5" calcext:value-type="float">
            <text:p>77,5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9-18" calcext:value-type="date">
            <text:p>18/09/1995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990" calcext:value-type="float">
            <text:p>99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09-18" calcext:value-type="date">
            <text:p>18/09/1995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1441.12" calcext:value-type="float">
            <text:p>1 441,12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09-19" calcext:value-type="date">
            <text:p>19/09/1995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2750" calcext:value-type="float">
            <text:p>2 75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19" calcext:value-type="date">
            <text:p>19/09/1995</text:p>
          </table:table-cell>
          <table:table-cell office:value-type="float" office:value="10637" calcext:value-type="float">
            <text:p>10637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050" calcext:value-type="float">
            <text:p>1 05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19" calcext:value-type="date">
            <text:p>19/09/1995</text:p>
          </table:table-cell>
          <table:table-cell office:value-type="float" office:value="10637" calcext:value-type="float">
            <text:p>10637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1929.69" calcext:value-type="float">
            <text:p>1 929,69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9-20" calcext:value-type="date">
            <text:p>20/09/1995</text:p>
          </table:table-cell>
          <table:table-cell office:value-type="float" office:value="10638" calcext:value-type="float">
            <text:p>10638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950" calcext:value-type="float">
            <text:p>95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9-20" calcext:value-type="date">
            <text:p>20/09/1995</text:p>
          </table:table-cell>
          <table:table-cell office:value-type="float" office:value="10638" calcext:value-type="float">
            <text:p>10638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210.25" calcext:value-type="float">
            <text:p>2 210,25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5-09-20" calcext:value-type="date">
            <text:p>20/09/1995</text:p>
          </table:table-cell>
          <table:table-cell office:value-type="float" office:value="10639" calcext:value-type="float">
            <text:p>10639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2500" calcext:value-type="float">
            <text:p>2 5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9-22" calcext:value-type="date">
            <text:p>22/09/1995</text:p>
          </table:table-cell>
          <table:table-cell office:value-type="float" office:value="10641" calcext:value-type="float">
            <text:p>10641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5520" calcext:value-type="float">
            <text:p>5 52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09-22" calcext:value-type="date">
            <text:p>22/09/1995</text:p>
          </table:table-cell>
          <table:table-cell office:value-type="float" office:value="10641" calcext:value-type="float">
            <text:p>1064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4750" calcext:value-type="float">
            <text:p>4 75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9-22" calcext:value-type="date">
            <text:p>22/09/1995</text:p>
          </table:table-cell>
          <table:table-cell office:value-type="float" office:value="10642" calcext:value-type="float">
            <text:p>10642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2280" calcext:value-type="float">
            <text:p>2 280,0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09-22" calcext:value-type="date">
            <text:p>22/09/1995</text:p>
          </table:table-cell>
          <table:table-cell office:value-type="float" office:value="10642" calcext:value-type="float">
            <text:p>10642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9-25" calcext:value-type="date">
            <text:p>25/09/1995</text:p>
          </table:table-cell>
          <table:table-cell office:value-type="float" office:value="10643" calcext:value-type="float">
            <text:p>10643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2565" calcext:value-type="float">
            <text:p>2 565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9-25" calcext:value-type="date">
            <text:p>25/09/1995</text:p>
          </table:table-cell>
          <table:table-cell office:value-type="float" office:value="10643" calcext:value-type="float">
            <text:p>10643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417.5" calcext:value-type="float">
            <text:p>1 417,5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09-25" calcext:value-type="date">
            <text:p>25/09/1995</text:p>
          </table:table-cell>
          <table:table-cell office:value-type="float" office:value="10643" calcext:value-type="float">
            <text:p>10643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90" calcext:value-type="float">
            <text:p>90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5" calcext:value-type="date">
            <text:p>25/09/1995</text:p>
          </table:table-cell>
          <table:table-cell office:value-type="float" office:value="10644" calcext:value-type="float">
            <text:p>10644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1125" calcext:value-type="float">
            <text:p>1 125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5" calcext:value-type="date">
            <text:p>25/09/1995</text:p>
          </table:table-cell>
          <table:table-cell office:value-type="float" office:value="10644" calcext:value-type="float">
            <text:p>10644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134" calcext:value-type="float">
            <text:p>1 134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6" calcext:value-type="date">
            <text:p>26/09/1995</text:p>
          </table:table-cell>
          <table:table-cell office:value-type="float" office:value="10645" calcext:value-type="float">
            <text:p>10645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6250" calcext:value-type="float">
            <text:p>6 25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9-27" calcext:value-type="date">
            <text:p>27/09/1995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012.5" calcext:value-type="float">
            <text:p>1 012,5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09-27" calcext:value-type="date">
            <text:p>27/09/1995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706.25" calcext:value-type="float">
            <text:p>1 706,25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7" calcext:value-type="date">
            <text:p>27/09/1995</text:p>
          </table:table-cell>
          <table:table-cell office:value-type="float" office:value="10647" calcext:value-type="float">
            <text:p>1064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7" calcext:value-type="date">
            <text:p>27/09/1995</text:p>
          </table:table-cell>
          <table:table-cell office:value-type="float" office:value="10647" calcext:value-type="float">
            <text:p>10647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380" calcext:value-type="float">
            <text:p>1 38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5-09-28" calcext:value-type="date">
            <text:p>28/09/1995</text:p>
          </table:table-cell>
          <table:table-cell office:value-type="float" office:value="10649" calcext:value-type="float">
            <text:p>10649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4560" calcext:value-type="float">
            <text:p>4 560,0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9" calcext:value-type="date">
            <text:p>29/09/1995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117.5" calcext:value-type="float">
            <text:p>1 117,5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09-29" calcext:value-type="date">
            <text:p>29/09/1995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895" calcext:value-type="float">
            <text:p>3 895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2" calcext:value-type="date">
            <text:p>02/10/1995</text:p>
          </table:table-cell>
          <table:table-cell office:value-type="float" office:value="10651" calcext:value-type="float">
            <text:p>1065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414" calcext:value-type="float">
            <text:p>414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0-02" calcext:value-type="date">
            <text:p>02/10/1995</text:p>
          </table:table-cell>
          <table:table-cell office:value-type="float" office:value="10652" calcext:value-type="float">
            <text:p>10652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94.18" calcext:value-type="float">
            <text:p>194,18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0-02" calcext:value-type="date">
            <text:p>02/10/1995</text:p>
          </table:table-cell>
          <table:table-cell office:value-type="float" office:value="10652" calcext:value-type="float">
            <text:p>10652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400" calcext:value-type="float">
            <text:p>1 40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3" calcext:value-type="date">
            <text:p>03/10/1995</text:p>
          </table:table-cell>
          <table:table-cell office:value-type="float" office:value="10653" calcext:value-type="float">
            <text:p>10653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355.75" calcext:value-type="float">
            <text:p>2 355,75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3" calcext:value-type="date">
            <text:p>03/10/1995</text:p>
          </table:table-cell>
          <table:table-cell office:value-type="float" office:value="10653" calcext:value-type="float">
            <text:p>10653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060" calcext:value-type="float">
            <text:p>3 06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0-03" calcext:value-type="date">
            <text:p>03/10/1995</text:p>
          </table:table-cell>
          <table:table-cell office:value-type="float" office:value="10654" calcext:value-type="float">
            <text:p>10654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201.15" calcext:value-type="float">
            <text:p>201,15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0-03" calcext:value-type="date">
            <text:p>03/10/1995</text:p>
          </table:table-cell>
          <table:table-cell office:value-type="float" office:value="10654" calcext:value-type="float">
            <text:p>10654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1188" calcext:value-type="float">
            <text:p>1 188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0-03" calcext:value-type="date">
            <text:p>03/10/1995</text:p>
          </table:table-cell>
          <table:table-cell office:value-type="float" office:value="10654" calcext:value-type="float">
            <text:p>10654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620" calcext:value-type="float">
            <text:p>1 62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05" calcext:value-type="date">
            <text:p>05/10/1995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256.5" calcext:value-type="float">
            <text:p>256,5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05" calcext:value-type="date">
            <text:p>05/10/1995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Tofu</text:p>
          </table:table-cell>
          <table:table-cell table:style-name="ce4" office:value-type="float" office:value="313.87" calcext:value-type="float">
            <text:p>313,87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05" calcext:value-type="date">
            <text:p>05/10/199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05" calcext:value-type="date">
            <text:p>05/10/199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475" calcext:value-type="float">
            <text:p>47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05" calcext:value-type="date">
            <text:p>05/10/199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100" calcext:value-type="float">
            <text:p>5 1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6" calcext:value-type="date">
            <text:p>06/10/1995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6" calcext:value-type="date">
            <text:p>06/10/1995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6118" calcext:value-type="float">
            <text:p>6 118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6" calcext:value-type="date">
            <text:p>06/10/1995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8882.5" calcext:value-type="float">
            <text:p>8 882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06" calcext:value-type="date">
            <text:p>06/10/1995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4322.5" calcext:value-type="float">
            <text:p>4 322,5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0-06" calcext:value-type="date">
            <text:p>06/10/1995</text:p>
          </table:table-cell>
          <table:table-cell office:value-type="float" office:value="10659" calcext:value-type="float">
            <text:p>10659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097.6" calcext:value-type="float">
            <text:p>2 097,60 F</text:p>
          </table:table-cell>
        </table:table-row>
        <table:table-row table:style-name="ro1">
          <table:table-cell office:value-type="string" calcext:value-type="string">
            <text:p>Hungry Coyote Import Sto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09" calcext:value-type="date">
            <text:p>09/10/1995</text:p>
          </table:table-cell>
          <table:table-cell office:value-type="float" office:value="10660" calcext:value-type="float">
            <text:p>10660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8505" calcext:value-type="float">
            <text:p>8 505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0-10" calcext:value-type="date">
            <text:p>10/10/1995</text:p>
          </table:table-cell>
          <table:table-cell office:value-type="float" office:value="10661" calcext:value-type="float">
            <text:p>10661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216" calcext:value-type="float">
            <text:p>216,0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10" calcext:value-type="date">
            <text:p>10/10/1995</text:p>
          </table:table-cell>
          <table:table-cell office:value-type="float" office:value="10662" calcext:value-type="float">
            <text:p>10662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625" calcext:value-type="float">
            <text:p>625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0-11" calcext:value-type="date">
            <text:p>11/10/1995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035" calcext:value-type="float">
            <text:p>5 035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0-11" calcext:value-type="date">
            <text:p>11/10/1995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622" calcext:value-type="float">
            <text:p>2 622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0-11" calcext:value-type="date">
            <text:p>11/10/1995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995" calcext:value-type="float">
            <text:p>1 995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5-10-11" calcext:value-type="date">
            <text:p>11/10/1995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341.94" calcext:value-type="float">
            <text:p>1 341,94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12" calcext:value-type="date">
            <text:p>12/10/1995</text:p>
          </table:table-cell>
          <table:table-cell office:value-type="float" office:value="10665" calcext:value-type="float">
            <text:p>1066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300" calcext:value-type="float">
            <text:p>5 300,0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12" calcext:value-type="date">
            <text:p>12/10/1995</text:p>
          </table:table-cell>
          <table:table-cell office:value-type="float" office:value="10665" calcext:value-type="float">
            <text:p>10665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0-13" calcext:value-type="date">
            <text:p>13/10/1995</text:p>
          </table:table-cell>
          <table:table-cell office:value-type="float" office:value="10666" calcext:value-type="float">
            <text:p>10666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22282.2" calcext:value-type="float">
            <text:p>22 282,2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0-13" calcext:value-type="date">
            <text:p>13/10/1995</text:p>
          </table:table-cell>
          <table:table-cell office:value-type="float" office:value="10666" calcext:value-type="float">
            <text:p>10666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052.5" calcext:value-type="float">
            <text:p>1 052,5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16" calcext:value-type="date">
            <text:p>16/10/1995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16" calcext:value-type="date">
            <text:p>16/10/1995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2244.37" calcext:value-type="float">
            <text:p>2 244,37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17" calcext:value-type="date">
            <text:p>17/10/1995</text:p>
          </table:table-cell>
          <table:table-cell office:value-type="float" office:value="10670" calcext:value-type="float">
            <text:p>10670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17" calcext:value-type="date">
            <text:p>17/10/1995</text:p>
          </table:table-cell>
          <table:table-cell office:value-type="float" office:value="10670" calcext:value-type="float">
            <text:p>10670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968.75" calcext:value-type="float">
            <text:p>968,75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17" calcext:value-type="date">
            <text:p>17/10/1995</text:p>
          </table:table-cell>
          <table:table-cell office:value-type="float" office:value="10670" calcext:value-type="float">
            <text:p>10670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3750" calcext:value-type="float">
            <text:p>3 75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17" calcext:value-type="date">
            <text:p>17/10/1995</text:p>
          </table:table-cell>
          <table:table-cell office:value-type="float" office:value="10670" calcext:value-type="float">
            <text:p>10670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3600" calcext:value-type="float">
            <text:p>3 600,00 F</text:p>
          </table:table-cell>
        </table:table-row>
        <table:table-row table:style-name="ro1">
          <table:table-cell office:value-type="string" calcext:value-type="string">
            <text:p>France resta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0-18" calcext:value-type="date">
            <text:p>18/10/1995</text:p>
          </table:table-cell>
          <table:table-cell office:value-type="float" office:value="10671" calcext:value-type="float">
            <text:p>10671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872.5" calcext:value-type="float">
            <text:p>872,50 F</text:p>
          </table:table-cell>
        </table:table-row>
        <table:table-row table:style-name="ro1">
          <table:table-cell office:value-type="string" calcext:value-type="string">
            <text:p>France resta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0-18" calcext:value-type="date">
            <text:p>18/10/1995</text:p>
          </table:table-cell>
          <table:table-cell office:value-type="float" office:value="10671" calcext:value-type="float">
            <text:p>10671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465" calcext:value-type="float">
            <text:p>2 465,00 F</text:p>
          </table:table-cell>
        </table:table-row>
        <table:table-row table:style-name="ro1">
          <table:table-cell office:value-type="string" calcext:value-type="string">
            <text:p>France resta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0-18" calcext:value-type="date">
            <text:p>18/10/1995</text:p>
          </table:table-cell>
          <table:table-cell office:value-type="float" office:value="10671" calcext:value-type="float">
            <text:p>10671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263" calcext:value-type="float">
            <text:p>1 263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0-18" calcext:value-type="date">
            <text:p>18/10/1995</text:p>
          </table:table-cell>
          <table:table-cell office:value-type="float" office:value="10672" calcext:value-type="float">
            <text:p>10672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17786.25" calcext:value-type="float">
            <text:p>17 786,25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10-19" calcext:value-type="date">
            <text:p>19/10/1995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61.75" calcext:value-type="float">
            <text:p>261,75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10-19" calcext:value-type="date">
            <text:p>19/10/1995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420" calcext:value-type="float">
            <text:p>42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0-19" calcext:value-type="date">
            <text:p>19/10/1995</text:p>
          </table:table-cell>
          <table:table-cell office:value-type="float" office:value="10674" calcext:value-type="float">
            <text:p>10674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225" calcext:value-type="float">
            <text:p>225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20" calcext:value-type="date">
            <text:p>20/10/1995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640" calcext:value-type="float">
            <text:p>1 64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20" calcext:value-type="date">
            <text:p>20/10/1995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Tofu</text:p>
          </table:table-cell>
          <table:table-cell table:style-name="ce4" office:value-type="float" office:value="3487.5" calcext:value-type="float">
            <text:p>3 487,5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10-23" calcext:value-type="date">
            <text:p>23/10/1995</text:p>
          </table:table-cell>
          <table:table-cell office:value-type="float" office:value="10676" calcext:value-type="float">
            <text:p>10676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322" calcext:value-type="float">
            <text:p>32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4" calcext:value-type="date">
            <text:p>24/10/1995</text:p>
          </table:table-cell>
          <table:table-cell office:value-type="float" office:value="10678" calcext:value-type="float">
            <text:p>10678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5790" calcext:value-type="float">
            <text:p>5 79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4" calcext:value-type="date">
            <text:p>24/10/1995</text:p>
          </table:table-cell>
          <table:table-cell office:value-type="float" office:value="10678" calcext:value-type="float">
            <text:p>10678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117.5" calcext:value-type="float">
            <text:p>1 117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4" calcext:value-type="date">
            <text:p>24/10/1995</text:p>
          </table:table-cell>
          <table:table-cell office:value-type="float" office:value="10678" calcext:value-type="float">
            <text:p>10678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19000" calcext:value-type="float">
            <text:p>19 000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5" calcext:value-type="date">
            <text:p>25/10/1995</text:p>
          </table:table-cell>
          <table:table-cell office:value-type="float" office:value="10680" calcext:value-type="float">
            <text:p>10680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3271.88" calcext:value-type="float">
            <text:p>3 271,88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5" calcext:value-type="date">
            <text:p>25/10/1995</text:p>
          </table:table-cell>
          <table:table-cell office:value-type="float" office:value="10680" calcext:value-type="float">
            <text:p>10680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6" calcext:value-type="date">
            <text:p>26/10/1995</text:p>
          </table:table-cell>
          <table:table-cell office:value-type="float" office:value="10681" calcext:value-type="float">
            <text:p>1068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242" calcext:value-type="float">
            <text:p>1 242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0-26" calcext:value-type="date">
            <text:p>26/10/1995</text:p>
          </table:table-cell>
          <table:table-cell office:value-type="float" office:value="10681" calcext:value-type="float">
            <text:p>10681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10-26" calcext:value-type="date">
            <text:p>26/10/1995</text:p>
          </table:table-cell>
          <table:table-cell office:value-type="float" office:value="10682" calcext:value-type="float">
            <text:p>10682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340" calcext:value-type="float">
            <text:p>340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10-26" calcext:value-type="date">
            <text:p>26/10/1995</text:p>
          </table:table-cell>
          <table:table-cell office:value-type="float" office:value="10682" calcext:value-type="float">
            <text:p>10682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162.5" calcext:value-type="float">
            <text:p>1 162,5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27" calcext:value-type="date">
            <text:p>27/10/1995</text:p>
          </table:table-cell>
          <table:table-cell office:value-type="float" office:value="10684" calcext:value-type="float">
            <text:p>1068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840" calcext:value-type="float">
            <text:p>1 84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27" calcext:value-type="date">
            <text:p>27/10/1995</text:p>
          </table:table-cell>
          <table:table-cell office:value-type="float" office:value="10684" calcext:value-type="float">
            <text:p>10684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0-27" calcext:value-type="date">
            <text:p>27/10/1995</text:p>
          </table:table-cell>
          <table:table-cell office:value-type="float" office:value="10684" calcext:value-type="float">
            <text:p>10684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100" calcext:value-type="float">
            <text:p>5 100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0-30" calcext:value-type="date">
            <text:p>30/10/1995</text:p>
          </table:table-cell>
          <table:table-cell office:value-type="float" office:value="10685" calcext:value-type="float">
            <text:p>10685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193" calcext:value-type="float">
            <text:p>193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0-30" calcext:value-type="date">
            <text:p>30/10/1995</text:p>
          </table:table-cell>
          <table:table-cell office:value-type="float" office:value="10685" calcext:value-type="float">
            <text:p>10685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712.5" calcext:value-type="float">
            <text:p>712,5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0-31" calcext:value-type="date">
            <text:p>31/10/1995</text:p>
          </table:table-cell>
          <table:table-cell office:value-type="float" office:value="10686" calcext:value-type="float">
            <text:p>10686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4680" calcext:value-type="float">
            <text:p>4 68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0-31" calcext:value-type="date">
            <text:p>31/10/1995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Mishi Kobe Niku</text:p>
          </table:table-cell>
          <table:table-cell table:style-name="ce4" office:value-type="float" office:value="18187.5" calcext:value-type="float">
            <text:p>18 187,5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0-31" calcext:value-type="date">
            <text:p>31/10/1995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6189.5" calcext:value-type="float">
            <text:p>6 189,5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11-01" calcext:value-type="date">
            <text:p>01/11/1995</text:p>
          </table:table-cell>
          <table:table-cell office:value-type="float" office:value="10688" calcext:value-type="float">
            <text:p>10688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12312" calcext:value-type="float">
            <text:p>12 312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11-01" calcext:value-type="date">
            <text:p>01/11/1995</text:p>
          </table:table-cell>
          <table:table-cell office:value-type="float" office:value="10688" calcext:value-type="float">
            <text:p>10688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980" calcext:value-type="float">
            <text:p>98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1-01" calcext:value-type="date">
            <text:p>01/11/1995</text:p>
          </table:table-cell>
          <table:table-cell office:value-type="float" office:value="10689" calcext:value-type="float">
            <text:p>10689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362.5" calcext:value-type="float">
            <text:p>2 362,5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02" calcext:value-type="date">
            <text:p>02/11/1995</text:p>
          </table:table-cell>
          <table:table-cell office:value-type="float" office:value="10690" calcext:value-type="float">
            <text:p>10690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462.5" calcext:value-type="float">
            <text:p>1 462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03" calcext:value-type="date">
            <text:p>03/11/1995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03" calcext:value-type="date">
            <text:p>03/11/1995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24758" calcext:value-type="float">
            <text:p>24 758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03" calcext:value-type="date">
            <text:p>03/11/1995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1832" calcext:value-type="float">
            <text:p>11 832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1-03" calcext:value-type="date">
            <text:p>03/11/1995</text:p>
          </table:table-cell>
          <table:table-cell office:value-type="float" office:value="10692" calcext:value-type="float">
            <text:p>10692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4390" calcext:value-type="float">
            <text:p>4 39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06" calcext:value-type="date">
            <text:p>06/11/1995</text:p>
          </table:table-cell>
          <table:table-cell office:value-type="float" office:value="10693" calcext:value-type="float">
            <text:p>10693</text:p>
          </table:table-cell>
          <table:table-cell office:value-type="string" calcext:value-type="string">
            <text:p>Mishi Kobe Niku</text:p>
          </table:table-cell>
          <table:table-cell table:style-name="ce4" office:value-type="float" office:value="2910" calcext:value-type="float">
            <text:p>2 91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06" calcext:value-type="date">
            <text:p>06/11/1995</text:p>
          </table:table-cell>
          <table:table-cell office:value-type="float" office:value="10693" calcext:value-type="float">
            <text:p>10693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899.75" calcext:value-type="float">
            <text:p>1 899,75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06" calcext:value-type="date">
            <text:p>06/11/1995</text:p>
          </table:table-cell>
          <table:table-cell office:value-type="float" office:value="10694" calcext:value-type="float">
            <text:p>10694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3500" calcext:value-type="float">
            <text:p>13 500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11-07" calcext:value-type="date">
            <text:p>07/11/1995</text:p>
          </table:table-cell>
          <table:table-cell office:value-type="float" office:value="10695" calcext:value-type="float">
            <text:p>10695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2000" calcext:value-type="float">
            <text:p>2 0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08" calcext:value-type="date">
            <text:p>08/11/1995</text:p>
          </table:table-cell>
          <table:table-cell office:value-type="float" office:value="10696" calcext:value-type="float">
            <text:p>10696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3900" calcext:value-type="float">
            <text:p>3 9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08" calcext:value-type="date">
            <text:p>08/11/1995</text:p>
          </table:table-cell>
          <table:table-cell office:value-type="float" office:value="10696" calcext:value-type="float">
            <text:p>10696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11-08" calcext:value-type="date">
            <text:p>08/11/1995</text:p>
          </table:table-cell>
          <table:table-cell office:value-type="float" office:value="10697" calcext:value-type="float">
            <text:p>10697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607.5" calcext:value-type="float">
            <text:p>607,5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11-08" calcext:value-type="date">
            <text:p>08/11/1995</text:p>
          </table:table-cell>
          <table:table-cell office:value-type="float" office:value="10697" calcext:value-type="float">
            <text:p>10697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241.5" calcext:value-type="float">
            <text:p>241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1-09" calcext:value-type="date">
            <text:p>09/11/1995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6499.19" calcext:value-type="float">
            <text:p>6 499,19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1-09" calcext:value-type="date">
            <text:p>09/11/1995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7056.03" calcext:value-type="float">
            <text:p>7 056,03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1-09" calcext:value-type="date">
            <text:p>09/11/1995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482" calcext:value-type="float">
            <text:p>1 482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1-09" calcext:value-type="date">
            <text:p>09/11/1995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575" calcext:value-type="float">
            <text:p>1 575,0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09" calcext:value-type="date">
            <text:p>09/11/1995</text:p>
          </table:table-cell>
          <table:table-cell office:value-type="float" office:value="10699" calcext:value-type="float">
            <text:p>10699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570" calcext:value-type="float">
            <text:p>57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10" calcext:value-type="date">
            <text:p>10/11/1995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Chai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10" calcext:value-type="date">
            <text:p>10/11/1995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672" calcext:value-type="float">
            <text:p>67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10" calcext:value-type="date">
            <text:p>10/11/1995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2000" calcext:value-type="float">
            <text:p>2 0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1-13" calcext:value-type="date">
            <text:p>13/11/1995</text:p>
          </table:table-cell>
          <table:table-cell office:value-type="float" office:value="10701" calcext:value-type="float">
            <text:p>10701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9817.5" calcext:value-type="float">
            <text:p>9 817,5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1-13" calcext:value-type="date">
            <text:p>13/11/1995</text:p>
          </table:table-cell>
          <table:table-cell office:value-type="float" office:value="10701" calcext:value-type="float">
            <text:p>10701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2677.5" calcext:value-type="float">
            <text:p>2 677,50 F</text:p>
          </table:table-cell>
        </table:table-row>
        <table:table-row table:style-name="ro1">
          <table:table-cell office:value-type="string" calcext:value-type="string">
            <text:p>Alfreds Futterki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13" calcext:value-type="date">
            <text:p>13/11/1995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Alfreds Futterki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13" calcext:value-type="date">
            <text:p>13/11/1995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350" calcext:value-type="float">
            <text:p>1 35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1-14" calcext:value-type="date">
            <text:p>14/11/1995</text:p>
          </table:table-cell>
          <table:table-cell office:value-type="float" office:value="10703" calcext:value-type="float">
            <text:p>10703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475" calcext:value-type="float">
            <text:p>475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1-14" calcext:value-type="date">
            <text:p>14/11/1995</text:p>
          </table:table-cell>
          <table:table-cell office:value-type="float" office:value="10703" calcext:value-type="float">
            <text:p>10703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9625" calcext:value-type="float">
            <text:p>9 625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1-14" calcext:value-type="date">
            <text:p>14/11/1995</text:p>
          </table:table-cell>
          <table:table-cell office:value-type="float" office:value="10703" calcext:value-type="float">
            <text:p>10703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2625" calcext:value-type="float">
            <text:p>2 625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14" calcext:value-type="date">
            <text:p>14/11/1995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660" calcext:value-type="float">
            <text:p>66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14" calcext:value-type="date">
            <text:p>14/11/1995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Chocolade</text:p>
          </table:table-cell>
          <table:table-cell table:style-name="ce4" office:value-type="float" office:value="1530" calcext:value-type="float">
            <text:p>1 53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11-15" calcext:value-type="date">
            <text:p>15/11/1995</text:p>
          </table:table-cell>
          <table:table-cell office:value-type="float" office:value="10705" calcext:value-type="float">
            <text:p>10705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640" calcext:value-type="float">
            <text:p>640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16" calcext:value-type="date">
            <text:p>16/11/1995</text:p>
          </table:table-cell>
          <table:table-cell office:value-type="float" office:value="10706" calcext:value-type="float">
            <text:p>10706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745" calcext:value-type="float">
            <text:p>1 745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16" calcext:value-type="date">
            <text:p>16/11/1995</text:p>
          </table:table-cell>
          <table:table-cell office:value-type="float" office:value="10706" calcext:value-type="float">
            <text:p>10706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200" calcext:value-type="float">
            <text:p>2 20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1-16" calcext:value-type="date">
            <text:p>16/11/1995</text:p>
          </table:table-cell>
          <table:table-cell office:value-type="float" office:value="10707" calcext:value-type="float">
            <text:p>10707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The Big 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17" calcext:value-type="date">
            <text:p>17/11/1995</text:p>
          </table:table-cell>
          <table:table-cell office:value-type="float" office:value="10708" calcext:value-type="float">
            <text:p>10708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427" calcext:value-type="float">
            <text:p>427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17" calcext:value-type="date">
            <text:p>17/11/1995</text:p>
          </table:table-cell>
          <table:table-cell office:value-type="float" office:value="10709" calcext:value-type="float">
            <text:p>1070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700" calcext:value-type="float">
            <text:p>1 700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17" calcext:value-type="date">
            <text:p>17/11/1995</text:p>
          </table:table-cell>
          <table:table-cell office:value-type="float" office:value="10709" calcext:value-type="float">
            <text:p>10709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7420" calcext:value-type="float">
            <text:p>7 420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17" calcext:value-type="date">
            <text:p>17/11/1995</text:p>
          </table:table-cell>
          <table:table-cell office:value-type="float" office:value="10709" calcext:value-type="float">
            <text:p>10709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8000" calcext:value-type="float">
            <text:p>8 00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1-20" calcext:value-type="date">
            <text:p>20/11/1995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237.5" calcext:value-type="float">
            <text:p>237,5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1-20" calcext:value-type="date">
            <text:p>20/11/1995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230" calcext:value-type="float">
            <text:p>23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1" calcext:value-type="date">
            <text:p>21/11/1995</text:p>
          </table:table-cell>
          <table:table-cell office:value-type="float" office:value="10711" calcext:value-type="float">
            <text:p>1071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552" calcext:value-type="float">
            <text:p>55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1" calcext:value-type="date">
            <text:p>21/11/1995</text:p>
          </table:table-cell>
          <table:table-cell office:value-type="float" office:value="10711" calcext:value-type="float">
            <text:p>10711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2026.5" calcext:value-type="float">
            <text:p>2 026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1" calcext:value-type="date">
            <text:p>21/11/1995</text:p>
          </table:table-cell>
          <table:table-cell office:value-type="float" office:value="10711" calcext:value-type="float">
            <text:p>10711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9680" calcext:value-type="float">
            <text:p>19 68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1-21" calcext:value-type="date">
            <text:p>21/11/1995</text:p>
          </table:table-cell>
          <table:table-cell office:value-type="float" office:value="10712" calcext:value-type="float">
            <text:p>10712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467.4" calcext:value-type="float">
            <text:p>467,4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2" calcext:value-type="date">
            <text:p>22/11/1995</text:p>
          </table:table-cell>
          <table:table-cell office:value-type="float" office:value="10713" calcext:value-type="float">
            <text:p>10713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5225" calcext:value-type="float">
            <text:p>5 22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2" calcext:value-type="date">
            <text:p>22/11/1995</text:p>
          </table:table-cell>
          <table:table-cell office:value-type="float" office:value="10713" calcext:value-type="float">
            <text:p>10713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2" calcext:value-type="date">
            <text:p>22/11/1995</text:p>
          </table:table-cell>
          <table:table-cell office:value-type="float" office:value="10714" calcext:value-type="float">
            <text:p>10714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3948.75" calcext:value-type="float">
            <text:p>3 948,75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2" calcext:value-type="date">
            <text:p>22/11/1995</text:p>
          </table:table-cell>
          <table:table-cell office:value-type="float" office:value="10714" calcext:value-type="float">
            <text:p>10714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781.25" calcext:value-type="float">
            <text:p>1 781,25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2" calcext:value-type="date">
            <text:p>22/11/1995</text:p>
          </table:table-cell>
          <table:table-cell office:value-type="float" office:value="10714" calcext:value-type="float">
            <text:p>10714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137.5" calcext:value-type="float">
            <text:p>2 137,5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11-24" calcext:value-type="date">
            <text:p>24/11/1995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1855" calcext:value-type="float">
            <text:p>1 855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11-24" calcext:value-type="date">
            <text:p>24/11/1995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5-11-24" calcext:value-type="date">
            <text:p>24/11/1995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250" calcext:value-type="float">
            <text:p>25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24" calcext:value-type="date">
            <text:p>24/11/1995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520" calcext:value-type="float">
            <text:p>1 52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24" calcext:value-type="date">
            <text:p>24/11/1995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558.75" calcext:value-type="float">
            <text:p>558,75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27" calcext:value-type="date">
            <text:p>27/11/1995</text:p>
          </table:table-cell>
          <table:table-cell office:value-type="float" office:value="10718" calcext:value-type="float">
            <text:p>10718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6840" calcext:value-type="float">
            <text:p>6 84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27" calcext:value-type="date">
            <text:p>27/11/1995</text:p>
          </table:table-cell>
          <table:table-cell office:value-type="float" office:value="10718" calcext:value-type="float">
            <text:p>10718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745" calcext:value-type="float">
            <text:p>1 745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1-27" calcext:value-type="date">
            <text:p>27/11/1995</text:p>
          </table:table-cell>
          <table:table-cell office:value-type="float" office:value="10718" calcext:value-type="float">
            <text:p>10718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930" calcext:value-type="float">
            <text:p>4 930,0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7" calcext:value-type="date">
            <text:p>27/11/1995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117.5" calcext:value-type="float">
            <text:p>1 117,5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7" calcext:value-type="date">
            <text:p>27/11/1995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2812.5" calcext:value-type="float">
            <text:p>2 812,5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7" calcext:value-type="date">
            <text:p>27/11/1995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291.26" calcext:value-type="float">
            <text:p>291,26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1-28" calcext:value-type="date">
            <text:p>28/11/1995</text:p>
          </table:table-cell>
          <table:table-cell office:value-type="float" office:value="10720" calcext:value-type="float">
            <text:p>10720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890" calcext:value-type="float">
            <text:p>1 89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9" calcext:value-type="date">
            <text:p>29/11/1995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2812.5" calcext:value-type="float">
            <text:p>2 812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9" calcext:value-type="date">
            <text:p>29/11/1995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627.5" calcext:value-type="float">
            <text:p>1 627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1-29" calcext:value-type="date">
            <text:p>29/11/1995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85" calcext:value-type="float">
            <text:p>285,00 F</text:p>
          </table:table-cell>
        </table:table-row>
        <table:table-row table:style-name="ro1">
          <table:table-cell office:value-type="string" calcext:value-type="string">
            <text:p>Mère Paillar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11-30" calcext:value-type="date">
            <text:p>30/11/1995</text:p>
          </table:table-cell>
          <table:table-cell office:value-type="float" office:value="10724" calcext:value-type="float">
            <text:p>10724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712.5" calcext:value-type="float">
            <text:p>712,50 F</text:p>
          </table:table-cell>
        </table:table-row>
        <table:table-row table:style-name="ro1">
          <table:table-cell office:value-type="string" calcext:value-type="string">
            <text:p>Familia Arquibal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2-01" calcext:value-type="date">
            <text:p>01/12/1995</text:p>
          </table:table-cell>
          <table:table-cell office:value-type="float" office:value="10725" calcext:value-type="float">
            <text:p>10725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579" calcext:value-type="float">
            <text:p>579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04" calcext:value-type="date">
            <text:p>04/12/1995</text:p>
          </table:table-cell>
          <table:table-cell office:value-type="float" office:value="10726" calcext:value-type="float">
            <text:p>10726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2750" calcext:value-type="float">
            <text:p>2 75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04" calcext:value-type="date">
            <text:p>04/12/1995</text:p>
          </table:table-cell>
          <table:table-cell office:value-type="float" office:value="10726" calcext:value-type="float">
            <text:p>10726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525" calcext:value-type="float">
            <text:p>525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2-04" calcext:value-type="date">
            <text:p>04/12/1995</text:p>
          </table:table-cell>
          <table:table-cell office:value-type="float" office:value="10727" calcext:value-type="float">
            <text:p>10727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3705" calcext:value-type="float">
            <text:p>3 705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2-04" calcext:value-type="date">
            <text:p>04/12/1995</text:p>
          </table:table-cell>
          <table:table-cell office:value-type="float" office:value="10727" calcext:value-type="float">
            <text:p>1072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612.5" calcext:value-type="float">
            <text:p>2 612,5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2-05" calcext:value-type="date">
            <text:p>05/12/199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550" calcext:value-type="float">
            <text:p>2 55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2-05" calcext:value-type="date">
            <text:p>05/12/199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552" calcext:value-type="float">
            <text:p>552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12-05" calcext:value-type="date">
            <text:p>05/12/1995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3250" calcext:value-type="float">
            <text:p>3 25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12-05" calcext:value-type="date">
            <text:p>05/12/1995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Chai</text:p>
          </table:table-cell>
          <table:table-cell table:style-name="ce4" office:value-type="float" office:value="4500" calcext:value-type="float">
            <text:p>4 50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5-12-05" calcext:value-type="date">
            <text:p>05/12/1995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06" calcext:value-type="date">
            <text:p>06/12/1995</text:p>
          </table:table-cell>
          <table:table-cell office:value-type="float" office:value="10730" calcext:value-type="float">
            <text:p>10730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243.31" calcext:value-type="float">
            <text:p>1 243,31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06" calcext:value-type="date">
            <text:p>06/12/1995</text:p>
          </table:table-cell>
          <table:table-cell office:value-type="float" office:value="10730" calcext:value-type="float">
            <text:p>10730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999.87" calcext:value-type="float">
            <text:p>999,87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07" calcext:value-type="date">
            <text:p>07/12/1995</text:p>
          </table:table-cell>
          <table:table-cell office:value-type="float" office:value="10731" calcext:value-type="float">
            <text:p>10731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07" calcext:value-type="date">
            <text:p>07/12/1995</text:p>
          </table:table-cell>
          <table:table-cell office:value-type="float" office:value="10731" calcext:value-type="float">
            <text:p>10731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7552.5" calcext:value-type="float">
            <text:p>7 552,5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07" calcext:value-type="date">
            <text:p>07/12/1995</text:p>
          </table:table-cell>
          <table:table-cell office:value-type="float" office:value="10732" calcext:value-type="float">
            <text:p>10732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2-08" calcext:value-type="date">
            <text:p>08/12/1995</text:p>
          </table:table-cell>
          <table:table-cell office:value-type="float" office:value="10733" calcext:value-type="float">
            <text:p>10733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860" calcext:value-type="float">
            <text:p>1 86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5-12-08" calcext:value-type="date">
            <text:p>08/12/1995</text:p>
          </table:table-cell>
          <table:table-cell office:value-type="float" office:value="10733" calcext:value-type="float">
            <text:p>10733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4560" calcext:value-type="float">
            <text:p>4 560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5-12-08" calcext:value-type="date">
            <text:p>08/12/1995</text:p>
          </table:table-cell>
          <table:table-cell office:value-type="float" office:value="10734" calcext:value-type="float">
            <text:p>10734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11" calcext:value-type="date">
            <text:p>11/12/1995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2565" calcext:value-type="float">
            <text:p>2 565,0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11" calcext:value-type="date">
            <text:p>11/12/1995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17" calcext:value-type="float">
            <text:p>117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2-12" calcext:value-type="date">
            <text:p>12/12/1995</text:p>
          </table:table-cell>
          <table:table-cell office:value-type="float" office:value="10736" calcext:value-type="float">
            <text:p>10736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4210" calcext:value-type="float">
            <text:p>4 21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5-12-12" calcext:value-type="date">
            <text:p>12/12/1995</text:p>
          </table:table-cell>
          <table:table-cell office:value-type="float" office:value="10736" calcext:value-type="float">
            <text:p>10736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775" calcext:value-type="float">
            <text:p>775,00 F</text:p>
          </table:table-cell>
        </table:table-row>
        <table:table-row table:style-name="ro1">
          <table:table-cell office:value-type="string" calcext:value-type="string">
            <text:p>Vins et alcools Chev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12" calcext:value-type="date">
            <text:p>12/12/1995</text:p>
          </table:table-cell>
          <table:table-cell office:value-type="float" office:value="10737" calcext:value-type="float">
            <text:p>10737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20" calcext:value-type="float">
            <text:p>120,00 F</text:p>
          </table:table-cell>
        </table:table-row>
        <table:table-row table:style-name="ro1">
          <table:table-cell office:value-type="string" calcext:value-type="string">
            <text:p>Vins et alcools Chev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12" calcext:value-type="date">
            <text:p>12/12/1995</text:p>
          </table:table-cell>
          <table:table-cell office:value-type="float" office:value="10737" calcext:value-type="float">
            <text:p>10737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579" calcext:value-type="float">
            <text:p>579,00 F</text:p>
          </table:table-cell>
        </table:table-row>
        <table:table-row table:style-name="ro1">
          <table:table-cell office:value-type="string" calcext:value-type="string">
            <text:p>Spécialités du m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13" calcext:value-type="date">
            <text:p>13/12/1995</text:p>
          </table:table-cell>
          <table:table-cell office:value-type="float" office:value="10738" calcext:value-type="float">
            <text:p>10738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61.75" calcext:value-type="float">
            <text:p>261,75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14" calcext:value-type="date">
            <text:p>14/12/1995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912" calcext:value-type="float">
            <text:p>912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14" calcext:value-type="date">
            <text:p>14/12/1995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14" calcext:value-type="date">
            <text:p>14/12/1995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520" calcext:value-type="float">
            <text:p>1 52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15" calcext:value-type="date">
            <text:p>15/12/1995</text:p>
          </table:table-cell>
          <table:table-cell office:value-type="float" office:value="10741" calcext:value-type="float">
            <text:p>1074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140" calcext:value-type="float">
            <text:p>1 14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12-15" calcext:value-type="date">
            <text:p>15/12/1995</text:p>
          </table:table-cell>
          <table:table-cell office:value-type="float" office:value="10742" calcext:value-type="float">
            <text:p>10742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1000" calcext:value-type="float">
            <text:p>1 00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5-12-15" calcext:value-type="date">
            <text:p>15/12/1995</text:p>
          </table:table-cell>
          <table:table-cell office:value-type="float" office:value="10742" calcext:value-type="float">
            <text:p>10742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8500" calcext:value-type="float">
            <text:p>8 50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18" calcext:value-type="date">
            <text:p>18/12/1995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596" calcext:value-type="float">
            <text:p>1 596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5-12-18" calcext:value-type="date">
            <text:p>18/12/1995</text:p>
          </table:table-cell>
          <table:table-cell office:value-type="float" office:value="10744" calcext:value-type="float">
            <text:p>1074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3680" calcext:value-type="float">
            <text:p>3 68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2-19" calcext:value-type="date">
            <text:p>19/12/1995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7500" calcext:value-type="float">
            <text:p>7 5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5-12-19" calcext:value-type="date">
            <text:p>19/12/1995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2375" calcext:value-type="float">
            <text:p>12 375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20" calcext:value-type="date">
            <text:p>20/12/1995</text:p>
          </table:table-cell>
          <table:table-cell office:value-type="float" office:value="10746" calcext:value-type="float">
            <text:p>10746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80" calcext:value-type="float">
            <text:p>18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20" calcext:value-type="date">
            <text:p>20/12/1995</text:p>
          </table:table-cell>
          <table:table-cell office:value-type="float" office:value="10746" calcext:value-type="float">
            <text:p>10746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960" calcext:value-type="float">
            <text:p>1 96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20" calcext:value-type="date">
            <text:p>20/12/1995</text:p>
          </table:table-cell>
          <table:table-cell office:value-type="float" office:value="10746" calcext:value-type="float">
            <text:p>1074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218.5" calcext:value-type="float">
            <text:p>2 218,5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2-20" calcext:value-type="date">
            <text:p>20/12/1995</text:p>
          </table:table-cell>
          <table:table-cell office:value-type="float" office:value="10747" calcext:value-type="float">
            <text:p>10747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1688.75" calcext:value-type="float">
            <text:p>1 688,75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5-12-20" calcext:value-type="date">
            <text:p>20/12/1995</text:p>
          </table:table-cell>
          <table:table-cell office:value-type="float" office:value="10747" calcext:value-type="float">
            <text:p>10747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1975.5" calcext:value-type="float">
            <text:p>1 975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1" calcext:value-type="date">
            <text:p>21/12/1995</text:p>
          </table:table-cell>
          <table:table-cell office:value-type="float" office:value="10748" calcext:value-type="float">
            <text:p>1074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3680" calcext:value-type="float">
            <text:p>3 68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1" calcext:value-type="date">
            <text:p>21/12/1995</text:p>
          </table:table-cell>
          <table:table-cell office:value-type="float" office:value="10748" calcext:value-type="float">
            <text:p>10748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1980" calcext:value-type="float">
            <text:p>1 98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21" calcext:value-type="date">
            <text:p>21/12/1995</text:p>
          </table:table-cell>
          <table:table-cell office:value-type="float" office:value="10749" calcext:value-type="float">
            <text:p>10749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21" calcext:value-type="date">
            <text:p>21/12/1995</text:p>
          </table:table-cell>
          <table:table-cell office:value-type="float" office:value="10749" calcext:value-type="float">
            <text:p>10749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650" calcext:value-type="float">
            <text:p>1 65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12-22" calcext:value-type="date">
            <text:p>22/12/1995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Tofu</text:p>
          </table:table-cell>
          <table:table-cell table:style-name="ce4" office:value-type="float" office:value="494.06" calcext:value-type="float">
            <text:p>494,06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12-22" calcext:value-type="date">
            <text:p>22/12/1995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615" calcext:value-type="float">
            <text:p>1 615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5-12-22" calcext:value-type="date">
            <text:p>22/12/1995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5843.75" calcext:value-type="float">
            <text:p>5 843,75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25" calcext:value-type="date">
            <text:p>25/12/1995</text:p>
          </table:table-cell>
          <table:table-cell office:value-type="float" office:value="10751" calcext:value-type="float">
            <text:p>10751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1462.5" calcext:value-type="float">
            <text:p>1 462,5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5-12-25" calcext:value-type="date">
            <text:p>25/12/1995</text:p>
          </table:table-cell>
          <table:table-cell office:value-type="float" office:value="10751" calcext:value-type="float">
            <text:p>10751</text:p>
          </table:table-cell>
          <table:table-cell office:value-type="string" calcext:value-type="string">
            <text:p>Röd Kaviar</text:p>
          </table:table-cell>
          <table:table-cell table:style-name="ce4" office:value-type="float" office:value="1125" calcext:value-type="float">
            <text:p>1 125,00 F</text:p>
          </table:table-cell>
        </table:table-row>
        <table:table-row table:style-name="ro1">
          <table:table-cell office:value-type="string" calcext:value-type="string">
            <text:p>North/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5-12-25" calcext:value-type="date">
            <text:p>25/12/1995</text:p>
          </table:table-cell>
          <table:table-cell office:value-type="float" office:value="10752" calcext:value-type="float">
            <text:p>10752</text:p>
          </table:table-cell>
          <table:table-cell office:value-type="string" calcext:value-type="string">
            <text:p>Chai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2-26" calcext:value-type="date">
            <text:p>26/12/1995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90" calcext:value-type="float">
            <text:p>19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2-26" calcext:value-type="date">
            <text:p>26/12/1995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Longlife Tofu</text:p>
          </table:table-cell>
          <table:table-cell table:style-name="ce4" office:value-type="float" office:value="250" calcext:value-type="float">
            <text:p>25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5-12-26" calcext:value-type="date">
            <text:p>26/12/1995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76" calcext:value-type="float">
            <text:p>276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5-12-27" calcext:value-type="date">
            <text:p>27/12/1995</text:p>
          </table:table-cell>
          <table:table-cell office:value-type="float" office:value="10755" calcext:value-type="float">
            <text:p>10755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068.75" calcext:value-type="float">
            <text:p>1 068,75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8" calcext:value-type="date">
            <text:p>28/12/1995</text:p>
          </table:table-cell>
          <table:table-cell office:value-type="float" office:value="10756" calcext:value-type="float">
            <text:p>10756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5250" calcext:value-type="float">
            <text:p>5 250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8" calcext:value-type="date">
            <text:p>28/12/1995</text:p>
          </table:table-cell>
          <table:table-cell office:value-type="float" office:value="10756" calcext:value-type="float">
            <text:p>10756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8" calcext:value-type="date">
            <text:p>28/12/1995</text:p>
          </table:table-cell>
          <table:table-cell office:value-type="float" office:value="10757" calcext:value-type="float">
            <text:p>10757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8" calcext:value-type="date">
            <text:p>28/12/1995</text:p>
          </table:table-cell>
          <table:table-cell office:value-type="float" office:value="10757" calcext:value-type="float">
            <text:p>1075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925" calcext:value-type="float">
            <text:p>1 92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8" calcext:value-type="date">
            <text:p>28/12/1995</text:p>
          </table:table-cell>
          <table:table-cell office:value-type="float" office:value="10757" calcext:value-type="float">
            <text:p>10757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7395" calcext:value-type="float">
            <text:p>7 39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5-12-28" calcext:value-type="date">
            <text:p>28/12/1995</text:p>
          </table:table-cell>
          <table:table-cell office:value-type="float" office:value="10757" calcext:value-type="float">
            <text:p>10757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990" calcext:value-type="float">
            <text:p>3 990,0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5-12-29" calcext:value-type="date">
            <text:p>29/12/1995</text:p>
          </table:table-cell>
          <table:table-cell office:value-type="float" office:value="10759" calcext:value-type="float">
            <text:p>10759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1600" calcext:value-type="float">
            <text:p>1 60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1-01" calcext:value-type="date">
            <text:p>01/01/1996</text:p>
          </table:table-cell>
          <table:table-cell office:value-type="float" office:value="10760" calcext:value-type="float">
            <text:p>10760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630" calcext:value-type="float">
            <text:p>63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1-01" calcext:value-type="date">
            <text:p>01/01/1996</text:p>
          </table:table-cell>
          <table:table-cell office:value-type="float" office:value="10760" calcext:value-type="float">
            <text:p>10760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8780" calcext:value-type="float">
            <text:p>8 78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1-02" calcext:value-type="date">
            <text:p>02/01/1996</text:p>
          </table:table-cell>
          <table:table-cell office:value-type="float" office:value="10761" calcext:value-type="float">
            <text:p>10761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1837.5" calcext:value-type="float">
            <text:p>1 837,5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1-02" calcext:value-type="date">
            <text:p>02/01/1996</text:p>
          </table:table-cell>
          <table:table-cell office:value-type="float" office:value="10761" calcext:value-type="float">
            <text:p>10761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697.5" calcext:value-type="float">
            <text:p>697,5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1-02" calcext:value-type="date">
            <text:p>02/01/1996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440" calcext:value-type="float">
            <text:p>1 44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1-02" calcext:value-type="date">
            <text:p>02/01/1996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7420" calcext:value-type="float">
            <text:p>7 42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1-02" calcext:value-type="date">
            <text:p>02/01/1996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03" calcext:value-type="date">
            <text:p>03/01/1996</text:p>
          </table:table-cell>
          <table:table-cell office:value-type="float" office:value="10763" calcext:value-type="float">
            <text:p>10763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2000" calcext:value-type="float">
            <text:p>2 0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03" calcext:value-type="date">
            <text:p>03/01/1996</text:p>
          </table:table-cell>
          <table:table-cell office:value-type="float" office:value="10764" calcext:value-type="float">
            <text:p>10764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03" calcext:value-type="date">
            <text:p>03/01/1996</text:p>
          </table:table-cell>
          <table:table-cell office:value-type="float" office:value="10764" calcext:value-type="float">
            <text:p>10764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0530" calcext:value-type="float">
            <text:p>10 53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04" calcext:value-type="date">
            <text:p>04/01/1996</text:p>
          </table:table-cell>
          <table:table-cell office:value-type="float" office:value="10765" calcext:value-type="float">
            <text:p>10765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7578" calcext:value-type="float">
            <text:p>7 578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05" calcext:value-type="date">
            <text:p>05/01/1996</text:p>
          </table:table-cell>
          <table:table-cell office:value-type="float" office:value="10766" calcext:value-type="float">
            <text:p>10766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3800" calcext:value-type="float">
            <text:p>3 80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05" calcext:value-type="date">
            <text:p>05/01/1996</text:p>
          </table:table-cell>
          <table:table-cell office:value-type="float" office:value="10766" calcext:value-type="float">
            <text:p>10766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5250" calcext:value-type="float">
            <text:p>5 25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1-05" calcext:value-type="date">
            <text:p>05/01/1996</text:p>
          </table:table-cell>
          <table:table-cell office:value-type="float" office:value="10767" calcext:value-type="float">
            <text:p>10767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40" calcext:value-type="float">
            <text:p>14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08" calcext:value-type="date">
            <text:p>08/01/1996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550" calcext:value-type="float">
            <text:p>2 55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1-08" calcext:value-type="date">
            <text:p>08/01/1996</text:p>
          </table:table-cell>
          <table:table-cell office:value-type="float" office:value="10769" calcext:value-type="float">
            <text:p>10769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1375.12" calcext:value-type="float">
            <text:p>1 375,12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1-08" calcext:value-type="date">
            <text:p>08/01/1996</text:p>
          </table:table-cell>
          <table:table-cell office:value-type="float" office:value="10769" calcext:value-type="float">
            <text:p>10769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2850" calcext:value-type="float">
            <text:p>2 85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1-08" calcext:value-type="date">
            <text:p>08/01/1996</text:p>
          </table:table-cell>
          <table:table-cell office:value-type="float" office:value="10769" calcext:value-type="float">
            <text:p>1076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3697.5" calcext:value-type="float">
            <text:p>3 697,5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09" calcext:value-type="date">
            <text:p>09/01/1996</text:p>
          </table:table-cell>
          <table:table-cell office:value-type="float" office:value="10770" calcext:value-type="float">
            <text:p>10770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181.25" calcext:value-type="float">
            <text:p>1 181,25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10" calcext:value-type="date">
            <text:p>10/01/1996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1141.1" calcext:value-type="float">
            <text:p>11 141,1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10" calcext:value-type="date">
            <text:p>10/01/1996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6875" calcext:value-type="float">
            <text:p>6 87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11" calcext:value-type="date">
            <text:p>11/01/1996</text:p>
          </table:table-cell>
          <table:table-cell office:value-type="float" office:value="10773" calcext:value-type="float">
            <text:p>10773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6435" calcext:value-type="float">
            <text:p>6 43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11" calcext:value-type="date">
            <text:p>11/01/1996</text:p>
          </table:table-cell>
          <table:table-cell office:value-type="float" office:value="10773" calcext:value-type="float">
            <text:p>10773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217" calcext:value-type="float">
            <text:p>217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1-11" calcext:value-type="date">
            <text:p>11/01/1996</text:p>
          </table:table-cell>
          <table:table-cell office:value-type="float" office:value="10774" calcext:value-type="float">
            <text:p>10774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4250" calcext:value-type="float">
            <text:p>4 25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15" calcext:value-type="date">
            <text:p>15/01/1996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798" calcext:value-type="float">
            <text:p>798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15" calcext:value-type="date">
            <text:p>15/01/1996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218.37" calcext:value-type="float">
            <text:p>1 218,37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15" calcext:value-type="date">
            <text:p>15/01/1996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30210" calcext:value-type="float">
            <text:p>30 210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15" calcext:value-type="date">
            <text:p>15/01/1996</text:p>
          </table:table-cell>
          <table:table-cell office:value-type="float" office:value="10777" calcext:value-type="float">
            <text:p>10777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120" calcext:value-type="float">
            <text:p>1 12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1-16" calcext:value-type="date">
            <text:p>16/01/199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482.5" calcext:value-type="float">
            <text:p>482,5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16" calcext:value-type="date">
            <text:p>16/01/1996</text:p>
          </table:table-cell>
          <table:table-cell office:value-type="float" office:value="10779" calcext:value-type="float">
            <text:p>1077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745" calcext:value-type="float">
            <text:p>1 745,00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16" calcext:value-type="date">
            <text:p>16/01/1996</text:p>
          </table:table-cell>
          <table:table-cell office:value-type="float" office:value="10779" calcext:value-type="float">
            <text:p>1077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930" calcext:value-type="float">
            <text:p>4 93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1-16" calcext:value-type="date">
            <text:p>16/01/1996</text:p>
          </table:table-cell>
          <table:table-cell office:value-type="float" office:value="10780" calcext:value-type="float">
            <text:p>10780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975" calcext:value-type="float">
            <text:p>975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1-17" calcext:value-type="date">
            <text:p>17/01/1996</text:p>
          </table:table-cell>
          <table:table-cell office:value-type="float" office:value="10781" calcext:value-type="float">
            <text:p>10781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89.4" calcext:value-type="float">
            <text:p>89,4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1-17" calcext:value-type="date">
            <text:p>17/01/1996</text:p>
          </table:table-cell>
          <table:table-cell office:value-type="float" office:value="10781" calcext:value-type="float">
            <text:p>10781</text:p>
          </table:table-cell>
          <table:table-cell office:value-type="string" calcext:value-type="string">
            <text:p>Longlife Tofu</text:p>
          </table:table-cell>
          <table:table-cell table:style-name="ce4" office:value-type="float" office:value="1750" calcext:value-type="float">
            <text:p>1 75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18" calcext:value-type="date">
            <text:p>18/01/1996</text:p>
          </table:table-cell>
          <table:table-cell office:value-type="float" office:value="10783" calcext:value-type="float">
            <text:p>10783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6587.5" calcext:value-type="float">
            <text:p>6 587,5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1-18" calcext:value-type="date">
            <text:p>18/01/1996</text:p>
          </table:table-cell>
          <table:table-cell office:value-type="float" office:value="10784" calcext:value-type="float">
            <text:p>10784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53" calcext:value-type="float">
            <text:p>153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1-18" calcext:value-type="date">
            <text:p>18/01/1996</text:p>
          </table:table-cell>
          <table:table-cell office:value-type="float" office:value="10784" calcext:value-type="float">
            <text:p>10784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4437" calcext:value-type="float">
            <text:p>4 437,00 F</text:p>
          </table:table-cell>
        </table:table-row>
        <table:table-row table:style-name="ro1">
          <table:table-cell office:value-type="string" calcext:value-type="string">
            <text:p>GROSELLA-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1-18" calcext:value-type="date">
            <text:p>18/01/1996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87.5" calcext:value-type="float">
            <text:p>387,5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19" calcext:value-type="date">
            <text:p>19/01/1996</text:p>
          </table:table-cell>
          <table:table-cell office:value-type="float" office:value="10786" calcext:value-type="float">
            <text:p>10786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4800" calcext:value-type="float">
            <text:p>4 80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19" calcext:value-type="date">
            <text:p>19/01/1996</text:p>
          </table:table-cell>
          <table:table-cell office:value-type="float" office:value="10786" calcext:value-type="float">
            <text:p>10786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302" calcext:value-type="float">
            <text:p>1 302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19" calcext:value-type="date">
            <text:p>19/01/1996</text:p>
          </table:table-cell>
          <table:table-cell office:value-type="float" office:value="10787" calcext:value-type="float">
            <text:p>10787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1760.05" calcext:value-type="float">
            <text:p>11 760,05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19" calcext:value-type="date">
            <text:p>19/01/1996</text:p>
          </table:table-cell>
          <table:table-cell office:value-type="float" office:value="10787" calcext:value-type="float">
            <text:p>10787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353.75" calcext:value-type="float">
            <text:p>1 353,75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2185" calcext:value-type="float">
            <text:p>2 18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472.5" calcext:value-type="float">
            <text:p>1 472,5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9375" calcext:value-type="float">
            <text:p>9 375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350" calcext:value-type="float">
            <text:p>1 350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6585" calcext:value-type="float">
            <text:p>6 585,00 F</text:p>
          </table:table-cell>
        </table:table-row>
        <table:table-row table:style-name="ro1">
          <table:table-cell office:value-type="string" calcext:value-type="string">
            <text:p>Folies gourma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125" calcext:value-type="float">
            <text:p>1 125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22" calcext:value-type="date">
            <text:p>22/01/1996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382.5" calcext:value-type="float">
            <text:p>382,5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23" calcext:value-type="date">
            <text:p>23/01/1996</text:p>
          </table:table-cell>
          <table:table-cell office:value-type="float" office:value="10791" calcext:value-type="float">
            <text:p>10791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8232.03" calcext:value-type="float">
            <text:p>8 232,03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1-23" calcext:value-type="date">
            <text:p>23/01/1996</text:p>
          </table:table-cell>
          <table:table-cell office:value-type="float" office:value="10792" calcext:value-type="float">
            <text:p>1079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950" calcext:value-type="float">
            <text:p>95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1-23" calcext:value-type="date">
            <text:p>23/01/1996</text:p>
          </table:table-cell>
          <table:table-cell office:value-type="float" office:value="10792" calcext:value-type="float">
            <text:p>10792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937.5" calcext:value-type="float">
            <text:p>937,5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1-23" calcext:value-type="date">
            <text:p>23/01/1996</text:p>
          </table:table-cell>
          <table:table-cell office:value-type="float" office:value="10792" calcext:value-type="float">
            <text:p>1079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11.75" calcext:value-type="float">
            <text:p>111,75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24" calcext:value-type="date">
            <text:p>24/01/1996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675.5" calcext:value-type="float">
            <text:p>675,5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24" calcext:value-type="date">
            <text:p>24/01/1996</text:p>
          </table:table-cell>
          <table:table-cell office:value-type="float" office:value="10794" calcext:value-type="float">
            <text:p>10794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395" calcext:value-type="float">
            <text:p>1 395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24" calcext:value-type="date">
            <text:p>24/01/1996</text:p>
          </table:table-cell>
          <table:table-cell office:value-type="float" office:value="10794" calcext:value-type="float">
            <text:p>10794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78.8" calcext:value-type="float">
            <text:p>178,8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24" calcext:value-type="date">
            <text:p>24/01/1996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5671.25" calcext:value-type="float">
            <text:p>5 671,25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1-24" calcext:value-type="date">
            <text:p>24/01/1996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5118.75" calcext:value-type="float">
            <text:p>5 118,75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25" calcext:value-type="date">
            <text:p>25/01/1996</text:p>
          </table:table-cell>
          <table:table-cell office:value-type="float" office:value="10797" calcext:value-type="float">
            <text:p>10797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93" calcext:value-type="float">
            <text:p>493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1740" calcext:value-type="float">
            <text:p>1 74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799" calcext:value-type="float">
            <text:p>10799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510" calcext:value-type="float">
            <text:p>51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799" calcext:value-type="float">
            <text:p>10799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6875" calcext:value-type="float">
            <text:p>6 875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2385" calcext:value-type="float">
            <text:p>2 385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234.67" calcext:value-type="float">
            <text:p>234,67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26" calcext:value-type="date">
            <text:p>26/01/1996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4725" calcext:value-type="float">
            <text:p>4 725,00 F</text:p>
          </table:table-cell>
        </table:table-row>
        <table:table-row table:style-name="ro1">
          <table:table-cell office:value-type="string" calcext:value-type="string">
            <text:p>Bólido Comidas prepar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1-29" calcext:value-type="date">
            <text:p>29/01/1996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5850" calcext:value-type="float">
            <text:p>5 850,00 F</text:p>
          </table:table-cell>
        </table:table-row>
        <table:table-row table:style-name="ro1">
          <table:table-cell office:value-type="string" calcext:value-type="string">
            <text:p>Bólido Comidas prepar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1-29" calcext:value-type="date">
            <text:p>29/01/1996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9284.25" calcext:value-type="float">
            <text:p>9 284,25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1-29" calcext:value-type="date">
            <text:p>29/01/1996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2427.19" calcext:value-type="float">
            <text:p>2 427,19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1-29" calcext:value-type="date">
            <text:p>29/01/1996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962.5" calcext:value-type="float">
            <text:p>5 962,5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1-29" calcext:value-type="date">
            <text:p>29/01/1996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924.38" calcext:value-type="float">
            <text:p>924,38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3918.75" calcext:value-type="float">
            <text:p>3 918,75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048.8" calcext:value-type="float">
            <text:p>1 048,8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997.5" calcext:value-type="float">
            <text:p>997,5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4" calcext:value-type="float">
            <text:p>10804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340" calcext:value-type="float">
            <text:p>34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4" calcext:value-type="float">
            <text:p>10804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5472" calcext:value-type="float">
            <text:p>5 472,00 F</text:p>
          </table:table-cell>
        </table:table-row>
        <table:table-row table:style-name="ro1">
          <table:table-cell office:value-type="string" calcext:value-type="string">
            <text:p>The Big Che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5" calcext:value-type="float">
            <text:p>10805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700" calcext:value-type="float">
            <text:p>700,00 F</text:p>
          </table:table-cell>
        </table:table-row>
        <table:table-row table:style-name="ro1">
          <table:table-cell office:value-type="string" calcext:value-type="string">
            <text:p>The Big Che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1-30" calcext:value-type="date">
            <text:p>30/01/1996</text:p>
          </table:table-cell>
          <table:table-cell office:value-type="float" office:value="10805" calcext:value-type="float">
            <text:p>10805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13175" calcext:value-type="float">
            <text:p>13 175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31" calcext:value-type="date">
            <text:p>31/01/1996</text:p>
          </table:table-cell>
          <table:table-cell office:value-type="float" office:value="10806" calcext:value-type="float">
            <text:p>10806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31" calcext:value-type="date">
            <text:p>31/01/1996</text:p>
          </table:table-cell>
          <table:table-cell office:value-type="float" office:value="10806" calcext:value-type="float">
            <text:p>10806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10.5" calcext:value-type="float">
            <text:p>210,5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1-31" calcext:value-type="date">
            <text:p>31/01/1996</text:p>
          </table:table-cell>
          <table:table-cell office:value-type="float" office:value="10806" calcext:value-type="float">
            <text:p>10806</text:p>
          </table:table-cell>
          <table:table-cell office:value-type="string" calcext:value-type="string">
            <text:p>Longlife Tofu</text:p>
          </table:table-cell>
          <table:table-cell table:style-name="ce4" office:value-type="float" office:value="562.5" calcext:value-type="float">
            <text:p>562,5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1-31" calcext:value-type="date">
            <text:p>31/01/1996</text:p>
          </table:table-cell>
          <table:table-cell office:value-type="float" office:value="10807" calcext:value-type="float">
            <text:p>10807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92" calcext:value-type="float">
            <text:p>92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01" calcext:value-type="date">
            <text:p>01/02/1996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3825" calcext:value-type="float">
            <text:p>3 825,00 F</text:p>
          </table:table-cell>
        </table:table-row>
        <table:table-row table:style-name="ro1">
          <table:table-cell office:value-type="string" calcext:value-type="string">
            <text:p>Laughing Bacchus Wine Cel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2-01" calcext:value-type="date">
            <text:p>01/02/1996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10" calcext:value-type="float">
            <text:p>21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02" calcext:value-type="date">
            <text:p>02/02/1996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810" calcext:value-type="float">
            <text:p>81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02" calcext:value-type="date">
            <text:p>02/02/1996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760" calcext:value-type="float">
            <text:p>2 76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02" calcext:value-type="date">
            <text:p>02/02/1996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690" calcext:value-type="float">
            <text:p>69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2-02" calcext:value-type="date">
            <text:p>02/02/1996</text:p>
          </table:table-cell>
          <table:table-cell office:value-type="float" office:value="10812" calcext:value-type="float">
            <text:p>10812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300" calcext:value-type="float">
            <text:p>1 30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2-02" calcext:value-type="date">
            <text:p>02/02/1996</text:p>
          </table:table-cell>
          <table:table-cell office:value-type="float" office:value="10812" calcext:value-type="float">
            <text:p>10812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6264" calcext:value-type="float">
            <text:p>6 264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05" calcext:value-type="date">
            <text:p>05/02/1996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912" calcext:value-type="float">
            <text:p>912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05" calcext:value-type="date">
            <text:p>05/02/1996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05" calcext:value-type="date">
            <text:p>05/02/1996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965" calcext:value-type="float">
            <text:p>965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05" calcext:value-type="date">
            <text:p>05/02/1996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Chocolade</text:p>
          </table:table-cell>
          <table:table-cell table:style-name="ce4" office:value-type="float" office:value="433.5" calcext:value-type="float">
            <text:p>433,5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05" calcext:value-type="date">
            <text:p>05/02/1996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3633.75" calcext:value-type="float">
            <text:p>3 633,75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06" calcext:value-type="date">
            <text:p>06/02/1996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37548.75" calcext:value-type="float">
            <text:p>37 548,75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06" calcext:value-type="date">
            <text:p>06/02/1996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683.5" calcext:value-type="float">
            <text:p>4 683,5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06" calcext:value-type="date">
            <text:p>06/02/1996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4692" calcext:value-type="float">
            <text:p>4 692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06" calcext:value-type="date">
            <text:p>06/02/1996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5238.12" calcext:value-type="float">
            <text:p>5 238,12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06" calcext:value-type="date">
            <text:p>06/02/1996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39525" calcext:value-type="float">
            <text:p>39 525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2-07" calcext:value-type="date">
            <text:p>07/02/1996</text:p>
          </table:table-cell>
          <table:table-cell office:value-type="float" office:value="10818" calcext:value-type="float">
            <text:p>10818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3200" calcext:value-type="float">
            <text:p>3 20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2-07" calcext:value-type="date">
            <text:p>07/02/1996</text:p>
          </table:table-cell>
          <table:table-cell office:value-type="float" office:value="10818" calcext:value-type="float">
            <text:p>10818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965" calcext:value-type="float">
            <text:p>965,00 F</text:p>
          </table:table-cell>
        </table:table-row>
        <table:table-row table:style-name="ro1">
          <table:table-cell office:value-type="string" calcext:value-type="string">
            <text:p>Cactus Comidas para lle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2-07" calcext:value-type="date">
            <text:p>07/02/1996</text:p>
          </table:table-cell>
          <table:table-cell office:value-type="float" office:value="10819" calcext:value-type="float">
            <text:p>10819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775" calcext:value-type="float">
            <text:p>775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08" calcext:value-type="date">
            <text:p>08/02/1996</text:p>
          </table:table-cell>
          <table:table-cell office:value-type="float" office:value="10821" calcext:value-type="float">
            <text:p>1082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08" calcext:value-type="date">
            <text:p>08/02/1996</text:p>
          </table:table-cell>
          <table:table-cell office:value-type="float" office:value="10821" calcext:value-type="float">
            <text:p>10821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1590" calcext:value-type="float">
            <text:p>1 590,00 F</text:p>
          </table:table-cell>
        </table:table-row>
        <table:table-row table:style-name="ro1">
          <table:table-cell office:value-type="string" calcext:value-type="string">
            <text:p>Trail's Head Gourmet Provisio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08" calcext:value-type="date">
            <text:p>08/02/1996</text:p>
          </table:table-cell>
          <table:table-cell office:value-type="float" office:value="10822" calcext:value-type="float">
            <text:p>1082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739.5" calcext:value-type="float">
            <text:p>739,5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09" calcext:value-type="date">
            <text:p>09/02/1996</text:p>
          </table:table-cell>
          <table:table-cell office:value-type="float" office:value="10823" calcext:value-type="float">
            <text:p>10823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890" calcext:value-type="float">
            <text:p>1 89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09" calcext:value-type="date">
            <text:p>09/02/1996</text:p>
          </table:table-cell>
          <table:table-cell office:value-type="float" office:value="10823" calcext:value-type="float">
            <text:p>10823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9900" calcext:value-type="float">
            <text:p>9 90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09" calcext:value-type="date">
            <text:p>09/02/1996</text:p>
          </table:table-cell>
          <table:table-cell office:value-type="float" office:value="10823" calcext:value-type="float">
            <text:p>10823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877.5" calcext:value-type="float">
            <text:p>877,5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09" calcext:value-type="date">
            <text:p>09/02/1996</text:p>
          </table:table-cell>
          <table:table-cell office:value-type="float" office:value="10824" calcext:value-type="float">
            <text:p>10824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675" calcext:value-type="float">
            <text:p>675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09" calcext:value-type="date">
            <text:p>09/02/1996</text:p>
          </table:table-cell>
          <table:table-cell office:value-type="float" office:value="10824" calcext:value-type="float">
            <text:p>10824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579" calcext:value-type="float">
            <text:p>579,00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09" calcext:value-type="date">
            <text:p>09/02/1996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280" calcext:value-type="float">
            <text:p>3 28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12" calcext:value-type="date">
            <text:p>12/02/1996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890" calcext:value-type="float">
            <text:p>1 890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28" calcext:value-type="float">
            <text:p>10828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2025" calcext:value-type="float">
            <text:p>2 025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28" calcext:value-type="float">
            <text:p>10828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2635" calcext:value-type="float">
            <text:p>2 635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29" calcext:value-type="float">
            <text:p>10829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950" calcext:value-type="float">
            <text:p>95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29" calcext:value-type="float">
            <text:p>10829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4000" calcext:value-type="float">
            <text:p>4 00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29" calcext:value-type="float">
            <text:p>10829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29" calcext:value-type="float">
            <text:p>1082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570" calcext:value-type="float">
            <text:p>3 570,0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2520" calcext:value-type="float">
            <text:p>2 520,0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13" calcext:value-type="date">
            <text:p>13/02/1996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100" calcext:value-type="float">
            <text:p>5 100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2-14" calcext:value-type="date">
            <text:p>14/02/1996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10540" calcext:value-type="float">
            <text:p>10 540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2-14" calcext:value-type="date">
            <text:p>14/02/1996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92" calcext:value-type="float">
            <text:p>92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2-14" calcext:value-type="date">
            <text:p>14/02/1996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14" calcext:value-type="date">
            <text:p>14/02/1996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72" calcext:value-type="float">
            <text:p>72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14" calcext:value-type="date">
            <text:p>14/02/1996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498.75" calcext:value-type="float">
            <text:p>498,75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15" calcext:value-type="date">
            <text:p>15/02/1996</text:p>
          </table:table-cell>
          <table:table-cell office:value-type="float" office:value="10833" calcext:value-type="float">
            <text:p>10833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15" calcext:value-type="date">
            <text:p>15/02/1996</text:p>
          </table:table-cell>
          <table:table-cell office:value-type="float" office:value="10833" calcext:value-type="float">
            <text:p>10833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328.4" calcext:value-type="float">
            <text:p>1 328,40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15" calcext:value-type="date">
            <text:p>15/02/1996</text:p>
          </table:table-cell>
          <table:table-cell office:value-type="float" office:value="10834" calcext:value-type="float">
            <text:p>10834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4704.02" calcext:value-type="float">
            <text:p>4 704,02 F</text:p>
          </table:table-cell>
        </table:table-row>
        <table:table-row table:style-name="ro1">
          <table:table-cell office:value-type="string" calcext:value-type="string">
            <text:p>Alfreds Futterk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15" calcext:value-type="date">
            <text:p>15/02/1996</text:p>
          </table:table-cell>
          <table:table-cell office:value-type="float" office:value="10835" calcext:value-type="float">
            <text:p>10835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4125" calcext:value-type="float">
            <text:p>4 125,00 F</text:p>
          </table:table-cell>
        </table:table-row>
        <table:table-row table:style-name="ro1">
          <table:table-cell office:value-type="string" calcext:value-type="string">
            <text:p>Alfreds Futterk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15" calcext:value-type="date">
            <text:p>15/02/1996</text:p>
          </table:table-cell>
          <table:table-cell office:value-type="float" office:value="10835" calcext:value-type="float">
            <text:p>10835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04" calcext:value-type="float">
            <text:p>104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2-16" calcext:value-type="date">
            <text:p>16/02/1996</text:p>
          </table:table-cell>
          <table:table-cell office:value-type="float" office:value="10836" calcext:value-type="float">
            <text:p>10836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0200" calcext:value-type="float">
            <text:p>10 2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2-16" calcext:value-type="date">
            <text:p>16/02/1996</text:p>
          </table:table-cell>
          <table:table-cell office:value-type="float" office:value="10836" calcext:value-type="float">
            <text:p>10836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16" calcext:value-type="date">
            <text:p>16/02/1996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417.5" calcext:value-type="float">
            <text:p>1 417,5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16" calcext:value-type="date">
            <text:p>16/02/1996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16" calcext:value-type="date">
            <text:p>16/02/1996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80" calcext:value-type="float">
            <text:p>18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16" calcext:value-type="date">
            <text:p>16/02/1996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2300" calcext:value-type="float">
            <text:p>2 30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19" calcext:value-type="date">
            <text:p>19/02/1996</text:p>
          </table:table-cell>
          <table:table-cell office:value-type="float" office:value="10838" calcext:value-type="float">
            <text:p>10838</text:p>
          </table:table-cell>
          <table:table-cell office:value-type="string" calcext:value-type="string">
            <text:p>Chai</text:p>
          </table:table-cell>
          <table:table-cell table:style-name="ce4" office:value-type="float" office:value="270" calcext:value-type="float">
            <text:p>27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19" calcext:value-type="date">
            <text:p>19/02/1996</text:p>
          </table:table-cell>
          <table:table-cell office:value-type="float" office:value="10838" calcext:value-type="float">
            <text:p>10838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5859.38" calcext:value-type="float">
            <text:p>5 859,38 F</text:p>
          </table:table-cell>
        </table:table-row>
        <table:table-row table:style-name="ro1">
          <table:table-cell office:value-type="string" calcext:value-type="string">
            <text:p>Tradição Hipermerca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19" calcext:value-type="date">
            <text:p>19/02/1996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349" calcext:value-type="float">
            <text:p>2 349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19" calcext:value-type="date">
            <text:p>19/02/1996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336" calcext:value-type="float">
            <text:p>336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2-19" calcext:value-type="date">
            <text:p>19/02/1996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2-20" calcext:value-type="date">
            <text:p>20/02/1996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3750" calcext:value-type="float">
            <text:p>13 75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2-20" calcext:value-type="date">
            <text:p>20/02/1996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975" calcext:value-type="float">
            <text:p>975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2-20" calcext:value-type="date">
            <text:p>20/02/1996</text:p>
          </table:table-cell>
          <table:table-cell office:value-type="float" office:value="10842" calcext:value-type="float">
            <text:p>10842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575" calcext:value-type="float">
            <text:p>1 575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2-20" calcext:value-type="date">
            <text:p>20/02/1996</text:p>
          </table:table-cell>
          <table:table-cell office:value-type="float" office:value="10842" calcext:value-type="float">
            <text:p>10842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2-20" calcext:value-type="date">
            <text:p>20/02/1996</text:p>
          </table:table-cell>
          <table:table-cell office:value-type="float" office:value="10842" calcext:value-type="float">
            <text:p>10842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250" calcext:value-type="float">
            <text:p>1 25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1" calcext:value-type="date">
            <text:p>21/02/1996</text:p>
          </table:table-cell>
          <table:table-cell office:value-type="float" office:value="10843" calcext:value-type="float">
            <text:p>10843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795" calcext:value-type="float">
            <text:p>79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21" calcext:value-type="date">
            <text:p>21/02/1996</text:p>
          </table:table-cell>
          <table:table-cell office:value-type="float" office:value="10845" calcext:value-type="float">
            <text:p>10845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2835" calcext:value-type="float">
            <text:p>2 83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21" calcext:value-type="date">
            <text:p>21/02/1996</text:p>
          </table:table-cell>
          <table:table-cell office:value-type="float" office:value="10845" calcext:value-type="float">
            <text:p>10845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025" calcext:value-type="float">
            <text:p>2 02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21" calcext:value-type="date">
            <text:p>21/02/1996</text:p>
          </table:table-cell>
          <table:table-cell office:value-type="float" office:value="10845" calcext:value-type="float">
            <text:p>10845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646" calcext:value-type="float">
            <text:p>2 646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2-22" calcext:value-type="date">
            <text:p>22/02/1996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2310" calcext:value-type="float">
            <text:p>2 31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2-22" calcext:value-type="date">
            <text:p>22/02/1996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2" calcext:value-type="date">
            <text:p>22/02/1996</text:p>
          </table:table-cell>
          <table:table-cell office:value-type="float" office:value="10847" calcext:value-type="float">
            <text:p>10847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368" calcext:value-type="float">
            <text:p>1 36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2" calcext:value-type="date">
            <text:p>22/02/1996</text:p>
          </table:table-cell>
          <table:table-cell office:value-type="float" office:value="10847" calcext:value-type="float">
            <text:p>10847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6120" calcext:value-type="float">
            <text:p>6 12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2" calcext:value-type="date">
            <text:p>22/02/1996</text:p>
          </table:table-cell>
          <table:table-cell office:value-type="float" office:value="10847" calcext:value-type="float">
            <text:p>10847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441.6" calcext:value-type="float">
            <text:p>441,6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2" calcext:value-type="date">
            <text:p>22/02/1996</text:p>
          </table:table-cell>
          <table:table-cell office:value-type="float" office:value="10847" calcext:value-type="float">
            <text:p>10847</text:p>
          </table:table-cell>
          <table:table-cell office:value-type="string" calcext:value-type="string">
            <text:p>Chai</text:p>
          </table:table-cell>
          <table:table-cell table:style-name="ce4" office:value-type="float" office:value="5760" calcext:value-type="float">
            <text:p>5 760,00 F</text:p>
          </table:table-cell>
        </table:table-row>
        <table:table-row table:style-name="ro1">
          <table:table-cell office:value-type="string" calcext:value-type="string">
            <text:p>Consolidated Hold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2-23" calcext:value-type="date">
            <text:p>23/02/1996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Mishi Kobe Niku</text:p>
          </table:table-cell>
          <table:table-cell table:style-name="ce4" office:value-type="float" office:value="1455" calcext:value-type="float">
            <text:p>1 455,00 F</text:p>
          </table:table-cell>
        </table:table-row>
        <table:table-row table:style-name="ro1">
          <table:table-cell office:value-type="string" calcext:value-type="string">
            <text:p>Consolidated Hold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2-23" calcext:value-type="date">
            <text:p>23/02/1996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3202.5" calcext:value-type="float">
            <text:p>3 202,5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23" calcext:value-type="date">
            <text:p>23/02/1996</text:p>
          </table:table-cell>
          <table:table-cell office:value-type="float" office:value="10849" calcext:value-type="float">
            <text:p>10849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2450" calcext:value-type="float">
            <text:p>2 45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3" calcext:value-type="date">
            <text:p>23/02/1996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1190" calcext:value-type="float">
            <text:p>1 190,00 F</text:p>
          </table:table-cell>
        </table:table-row>
        <table:table-row table:style-name="ro1">
          <table:table-cell office:value-type="string" calcext:value-type="string">
            <text:p>Victuailles e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3" calcext:value-type="date">
            <text:p>23/02/1996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1912.5" calcext:value-type="float">
            <text:p>1 912,5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26" calcext:value-type="date">
            <text:p>26/02/1996</text:p>
          </table:table-cell>
          <table:table-cell office:value-type="float" office:value="10851" calcext:value-type="float">
            <text:p>1085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451.25" calcext:value-type="float">
            <text:p>451,25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26" calcext:value-type="date">
            <text:p>26/02/1996</text:p>
          </table:table-cell>
          <table:table-cell office:value-type="float" office:value="10851" calcext:value-type="float">
            <text:p>10851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665" calcext:value-type="float">
            <text:p>665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2-26" calcext:value-type="date">
            <text:p>26/02/1996</text:p>
          </table:table-cell>
          <table:table-cell office:value-type="float" office:value="10851" calcext:value-type="float">
            <text:p>10851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0972.5" calcext:value-type="float">
            <text:p>10 972,5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6" calcext:value-type="date">
            <text:p>26/02/1996</text:p>
          </table:table-cell>
          <table:table-cell office:value-type="float" office:value="10852" calcext:value-type="float">
            <text:p>1085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2325" calcext:value-type="float">
            <text:p>12 325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6" calcext:value-type="date">
            <text:p>26/02/1996</text:p>
          </table:table-cell>
          <table:table-cell office:value-type="float" office:value="10852" calcext:value-type="float">
            <text:p>1085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6" calcext:value-type="date">
            <text:p>26/02/1996</text:p>
          </table:table-cell>
          <table:table-cell office:value-type="float" office:value="10852" calcext:value-type="float">
            <text:p>10852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1170" calcext:value-type="float">
            <text:p>1 17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27" calcext:value-type="date">
            <text:p>27/02/1996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3125" calcext:value-type="float">
            <text:p>3 12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2-27" calcext:value-type="date">
            <text:p>27/02/1996</text:p>
          </table:table-cell>
          <table:table-cell office:value-type="float" office:value="10854" calcext:value-type="float">
            <text:p>10854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657.5" calcext:value-type="float">
            <text:p>1 657,5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7" calcext:value-type="date">
            <text:p>27/02/1996</text:p>
          </table:table-cell>
          <table:table-cell office:value-type="float" office:value="10855" calcext:value-type="float">
            <text:p>10855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4362.5" calcext:value-type="float">
            <text:p>4 362,5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2-27" calcext:value-type="date">
            <text:p>27/02/1996</text:p>
          </table:table-cell>
          <table:table-cell office:value-type="float" office:value="10855" calcext:value-type="float">
            <text:p>10855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341.94" calcext:value-type="float">
            <text:p>1 341,94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2-28" calcext:value-type="date">
            <text:p>28/02/1996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Antonio Moreno Taquerí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2-28" calcext:value-type="date">
            <text:p>28/02/1996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400" calcext:value-type="float">
            <text:p>1 4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28" calcext:value-type="date">
            <text:p>28/02/1996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2-28" calcext:value-type="date">
            <text:p>28/02/1996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4642.13" calcext:value-type="float">
            <text:p>4 642,13 F</text:p>
          </table:table-cell>
        </table:table-row>
        <table:table-row table:style-name="ro1">
          <table:table-cell office:value-type="string" calcext:value-type="string">
            <text:p>La corne d'abon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9" calcext:value-type="date">
            <text:p>29/02/1996</text:p>
          </table:table-cell>
          <table:table-cell office:value-type="float" office:value="10858" calcext:value-type="float">
            <text:p>10858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750" calcext:value-type="float">
            <text:p>750,00 F</text:p>
          </table:table-cell>
        </table:table-row>
        <table:table-row table:style-name="ro1">
          <table:table-cell office:value-type="string" calcext:value-type="string">
            <text:p>La corne d'abon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9" calcext:value-type="date">
            <text:p>29/02/1996</text:p>
          </table:table-cell>
          <table:table-cell office:value-type="float" office:value="10858" calcext:value-type="float">
            <text:p>10858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2195" calcext:value-type="float">
            <text:p>2 195,00 F</text:p>
          </table:table-cell>
        </table:table-row>
        <table:table-row table:style-name="ro1">
          <table:table-cell office:value-type="string" calcext:value-type="string">
            <text:p>La corne d'abon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9" calcext:value-type="date">
            <text:p>29/02/1996</text:p>
          </table:table-cell>
          <table:table-cell office:value-type="float" office:value="10858" calcext:value-type="float">
            <text:p>10858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2-29" calcext:value-type="date">
            <text:p>29/02/1996</text:p>
          </table:table-cell>
          <table:table-cell office:value-type="float" office:value="10859" calcext:value-type="float">
            <text:p>10859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977.81" calcext:value-type="float">
            <text:p>977,81 F</text:p>
          </table:table-cell>
        </table:table-row>
        <table:table-row table:style-name="ro1">
          <table:table-cell office:value-type="string" calcext:value-type="string">
            <text:p>France restau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9" calcext:value-type="date">
            <text:p>29/02/1996</text:p>
          </table:table-cell>
          <table:table-cell office:value-type="float" office:value="10860" calcext:value-type="float">
            <text:p>10860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795" calcext:value-type="float">
            <text:p>795,00 F</text:p>
          </table:table-cell>
        </table:table-row>
        <table:table-row table:style-name="ro1">
          <table:table-cell office:value-type="string" calcext:value-type="string">
            <text:p>France restau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2-29" calcext:value-type="date">
            <text:p>29/02/1996</text:p>
          </table:table-cell>
          <table:table-cell office:value-type="float" office:value="10860" calcext:value-type="float">
            <text:p>10860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01" calcext:value-type="date">
            <text:p>01/03/1996</text:p>
          </table:table-cell>
          <table:table-cell office:value-type="float" office:value="10861" calcext:value-type="float">
            <text:p>10861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6250" calcext:value-type="float">
            <text:p>6 25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01" calcext:value-type="date">
            <text:p>01/03/1996</text:p>
          </table:table-cell>
          <table:table-cell office:value-type="float" office:value="10861" calcext:value-type="float">
            <text:p>10861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2000" calcext:value-type="float">
            <text:p>2 0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01" calcext:value-type="date">
            <text:p>01/03/1996</text:p>
          </table:table-cell>
          <table:table-cell office:value-type="float" office:value="10861" calcext:value-type="float">
            <text:p>10861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739.5" calcext:value-type="float">
            <text:p>739,5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3-01" calcext:value-type="date">
            <text:p>01/03/1996</text:p>
          </table:table-cell>
          <table:table-cell office:value-type="float" office:value="10862" calcext:value-type="float">
            <text:p>10862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2625" calcext:value-type="float">
            <text:p>2 625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3-04" calcext:value-type="date">
            <text:p>04/03/1996</text:p>
          </table:table-cell>
          <table:table-cell office:value-type="float" office:value="10863" calcext:value-type="float">
            <text:p>10863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530" calcext:value-type="float">
            <text:p>1 530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3-04" calcext:value-type="date">
            <text:p>04/03/1996</text:p>
          </table:table-cell>
          <table:table-cell office:value-type="float" office:value="10864" calcext:value-type="float">
            <text:p>10864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3-04" calcext:value-type="date">
            <text:p>04/03/1996</text:p>
          </table:table-cell>
          <table:table-cell office:value-type="float" office:value="10865" calcext:value-type="float">
            <text:p>10865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75097.5" calcext:value-type="float">
            <text:p>75 097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3-04" calcext:value-type="date">
            <text:p>04/03/1996</text:p>
          </table:table-cell>
          <table:table-cell office:value-type="float" office:value="10865" calcext:value-type="float">
            <text:p>10865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6840" calcext:value-type="float">
            <text:p>6 84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05" calcext:value-type="date">
            <text:p>05/03/1996</text:p>
          </table:table-cell>
          <table:table-cell office:value-type="float" office:value="10866" calcext:value-type="float">
            <text:p>10866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496.25" calcext:value-type="float">
            <text:p>1 496,25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05" calcext:value-type="date">
            <text:p>05/03/1996</text:p>
          </table:table-cell>
          <table:table-cell office:value-type="float" office:value="10867" calcext:value-type="float">
            <text:p>10867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492" calcext:value-type="float">
            <text:p>492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68" calcext:value-type="float">
            <text:p>10868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3780" calcext:value-type="float">
            <text:p>3 780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68" calcext:value-type="float">
            <text:p>10868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69" calcext:value-type="float">
            <text:p>10869</text:p>
          </table:table-cell>
          <table:table-cell office:value-type="string" calcext:value-type="string">
            <text:p>Chai</text:p>
          </table:table-cell>
          <table:table-cell table:style-name="ce4" office:value-type="float" office:value="3600" calcext:value-type="float">
            <text:p>3 60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69" calcext:value-type="float">
            <text:p>10869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050" calcext:value-type="float">
            <text:p>1 050,00 F</text:p>
          </table:table-cell>
        </table:table-row>
        <table:table-row table:style-name="ro1">
          <table:table-cell office:value-type="string" calcext:value-type="string">
            <text:p>Seven Seas Imp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69" calcext:value-type="float">
            <text:p>10869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70" calcext:value-type="float">
            <text:p>27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3-06" calcext:value-type="date">
            <text:p>06/03/1996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30" calcext:value-type="float">
            <text:p>53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07" calcext:value-type="date">
            <text:p>07/03/1996</text:p>
          </table:table-cell>
          <table:table-cell office:value-type="float" office:value="10871" calcext:value-type="float">
            <text:p>10871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994.65" calcext:value-type="float">
            <text:p>994,65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07" calcext:value-type="date">
            <text:p>07/03/1996</text:p>
          </table:table-cell>
          <table:table-cell office:value-type="float" office:value="10871" calcext:value-type="float">
            <text:p>10871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2964" calcext:value-type="float">
            <text:p>2 964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3-07" calcext:value-type="date">
            <text:p>07/03/1996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2369.06" calcext:value-type="float">
            <text:p>2 369,06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3-07" calcext:value-type="date">
            <text:p>07/03/1996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099.74" calcext:value-type="float">
            <text:p>2 099,74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3-07" calcext:value-type="date">
            <text:p>07/03/1996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4683.5" calcext:value-type="float">
            <text:p>4 683,5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08" calcext:value-type="date">
            <text:p>08/03/1996</text:p>
          </table:table-cell>
          <table:table-cell office:value-type="float" office:value="10873" calcext:value-type="float">
            <text:p>10873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684" calcext:value-type="float">
            <text:p>684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08" calcext:value-type="date">
            <text:p>08/03/1996</text:p>
          </table:table-cell>
          <table:table-cell office:value-type="float" office:value="10873" calcext:value-type="float">
            <text:p>10873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000" calcext:value-type="float">
            <text:p>1 00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08" calcext:value-type="date">
            <text:p>08/03/1996</text:p>
          </table:table-cell>
          <table:table-cell office:value-type="float" office:value="10875" calcext:value-type="float">
            <text:p>10875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150" calcext:value-type="float">
            <text:p>1 15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08" calcext:value-type="date">
            <text:p>08/03/1996</text:p>
          </table:table-cell>
          <table:table-cell office:value-type="float" office:value="10875" calcext:value-type="float">
            <text:p>10875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897.75" calcext:value-type="float">
            <text:p>897,75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08" calcext:value-type="date">
            <text:p>08/03/1996</text:p>
          </table:table-cell>
          <table:table-cell office:value-type="float" office:value="10875" calcext:value-type="float">
            <text:p>10875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11" calcext:value-type="date">
            <text:p>11/03/1996</text:p>
          </table:table-cell>
          <table:table-cell office:value-type="float" office:value="10876" calcext:value-type="float">
            <text:p>10876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260" calcext:value-type="float">
            <text:p>1 26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11" calcext:value-type="date">
            <text:p>11/03/1996</text:p>
          </table:table-cell>
          <table:table-cell office:value-type="float" office:value="10876" calcext:value-type="float">
            <text:p>10876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325" calcext:value-type="float">
            <text:p>3 325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11" calcext:value-type="date">
            <text:p>11/03/1996</text:p>
          </table:table-cell>
          <table:table-cell office:value-type="float" office:value="10877" calcext:value-type="float">
            <text:p>10877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963.13" calcext:value-type="float">
            <text:p>1 963,13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11" calcext:value-type="date">
            <text:p>11/03/1996</text:p>
          </table:table-cell>
          <table:table-cell office:value-type="float" office:value="10877" calcext:value-type="float">
            <text:p>10877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7812.5" calcext:value-type="float">
            <text:p>7 812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3-12" calcext:value-type="date">
            <text:p>12/03/1996</text:p>
          </table:table-cell>
          <table:table-cell office:value-type="float" office:value="10878" calcext:value-type="float">
            <text:p>10878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7695" calcext:value-type="float">
            <text:p>7 695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12" calcext:value-type="date">
            <text:p>12/03/1996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104" calcext:value-type="float">
            <text:p>1 104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12" calcext:value-type="date">
            <text:p>12/03/1996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12" calcext:value-type="date">
            <text:p>12/03/1996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052.5" calcext:value-type="float">
            <text:p>1 052,5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12" calcext:value-type="date">
            <text:p>12/03/1996</text:p>
          </table:table-cell>
          <table:table-cell office:value-type="float" office:value="10880" calcext:value-type="float">
            <text:p>10880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1080" calcext:value-type="float">
            <text:p>1 08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12" calcext:value-type="date">
            <text:p>12/03/1996</text:p>
          </table:table-cell>
          <table:table-cell office:value-type="float" office:value="10880" calcext:value-type="float">
            <text:p>10880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3420" calcext:value-type="float">
            <text:p>3 42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3" calcext:value-type="date">
            <text:p>13/03/1996</text:p>
          </table:table-cell>
          <table:table-cell office:value-type="float" office:value="10882" calcext:value-type="float">
            <text:p>10882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750" calcext:value-type="float">
            <text:p>1 75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3" calcext:value-type="date">
            <text:p>13/03/1996</text:p>
          </table:table-cell>
          <table:table-cell office:value-type="float" office:value="10882" calcext:value-type="float">
            <text:p>10882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700" calcext:value-type="float">
            <text:p>1 7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3" calcext:value-type="date">
            <text:p>13/03/1996</text:p>
          </table:table-cell>
          <table:table-cell office:value-type="float" office:value="10882" calcext:value-type="float">
            <text:p>10882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1013.2" calcext:value-type="float">
            <text:p>1 013,2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4" calcext:value-type="date">
            <text:p>14/03/1996</text:p>
          </table:table-cell>
          <table:table-cell office:value-type="float" office:value="10884" calcext:value-type="float">
            <text:p>10884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Let's Stop N Sh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4" calcext:value-type="date">
            <text:p>14/03/1996</text:p>
          </table:table-cell>
          <table:table-cell office:value-type="float" office:value="10884" calcext:value-type="float">
            <text:p>10884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1199.85" calcext:value-type="float">
            <text:p>1 199,85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3-14" calcext:value-type="date">
            <text:p>14/03/1996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625" calcext:value-type="float">
            <text:p>1 625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3-14" calcext:value-type="date">
            <text:p>14/03/1996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3-14" calcext:value-type="date">
            <text:p>14/03/1996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15" calcext:value-type="date">
            <text:p>15/03/1996</text:p>
          </table:table-cell>
          <table:table-cell office:value-type="float" office:value="10886" calcext:value-type="float">
            <text:p>10886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2600" calcext:value-type="float">
            <text:p>2 600,00 F</text:p>
          </table:table-cell>
        </table:table-row>
        <table:table-row table:style-name="ro1">
          <table:table-cell office:value-type="string" calcext:value-type="string">
            <text:p>Galería del gastrónom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3-15" calcext:value-type="date">
            <text:p>15/03/1996</text:p>
          </table:table-cell>
          <table:table-cell office:value-type="float" office:value="10887" calcext:value-type="float">
            <text:p>10887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350" calcext:value-type="float">
            <text:p>35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3-18" calcext:value-type="date">
            <text:p>18/03/1996</text:p>
          </table:table-cell>
          <table:table-cell office:value-type="float" office:value="10888" calcext:value-type="float">
            <text:p>10888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900" calcext:value-type="float">
            <text:p>1 90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8" calcext:value-type="date">
            <text:p>18/03/1996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4200" calcext:value-type="float">
            <text:p>4 20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18" calcext:value-type="date">
            <text:p>18/03/1996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52700" calcext:value-type="float">
            <text:p>52 700,00 F</text:p>
          </table:table-cell>
        </table:table-row>
        <table:table-row table:style-name="ro1">
          <table:table-cell office:value-type="string" calcext:value-type="string">
            <text:p>Du monde en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18" calcext:value-type="date">
            <text:p>18/03/1996</text:p>
          </table:table-cell>
          <table:table-cell office:value-type="float" office:value="10890" calcext:value-type="float">
            <text:p>10890</text:p>
          </table:table-cell>
          <table:table-cell office:value-type="string" calcext:value-type="string">
            <text:p>Alice Mutton</text:p>
          </table:table-cell>
          <table:table-cell table:style-name="ce4" office:value-type="float" office:value="2925" calcext:value-type="float">
            <text:p>2 925,00 F</text:p>
          </table:table-cell>
        </table:table-row>
        <table:table-row table:style-name="ro1">
          <table:table-cell office:value-type="string" calcext:value-type="string">
            <text:p>Du monde en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18" calcext:value-type="date">
            <text:p>18/03/1996</text:p>
          </table:table-cell>
          <table:table-cell office:value-type="float" office:value="10890" calcext:value-type="float">
            <text:p>10890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700" calcext:value-type="float">
            <text:p>700,00 F</text:p>
          </table:table-cell>
        </table:table-row>
        <table:table-row table:style-name="ro1">
          <table:table-cell office:value-type="string" calcext:value-type="string">
            <text:p>Du monde en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18" calcext:value-type="date">
            <text:p>18/03/1996</text:p>
          </table:table-cell>
          <table:table-cell office:value-type="float" office:value="10890" calcext:value-type="float">
            <text:p>10890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675.5" calcext:value-type="float">
            <text:p>675,5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3-19" calcext:value-type="date">
            <text:p>19/03/1996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0450" calcext:value-type="float">
            <text:p>10 45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3" calcext:value-type="float">
            <text:p>10893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6000" calcext:value-type="float">
            <text:p>6 00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3" calcext:value-type="float">
            <text:p>10893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14854.8" calcext:value-type="float">
            <text:p>14 854,8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4" calcext:value-type="float">
            <text:p>10894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798" calcext:value-type="float">
            <text:p>798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4" calcext:value-type="float">
            <text:p>10894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4417.5" calcext:value-type="float">
            <text:p>4 417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4050" calcext:value-type="float">
            <text:p>4 05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8372" calcext:value-type="float">
            <text:p>8 372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3-20" calcext:value-type="date">
            <text:p>20/03/1996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7000" calcext:value-type="float">
            <text:p>17 00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3-21" calcext:value-type="date">
            <text:p>21/03/1996</text:p>
          </table:table-cell>
          <table:table-cell office:value-type="float" office:value="10896" calcext:value-type="float">
            <text:p>10896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712.5" calcext:value-type="float">
            <text:p>712,5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3-21" calcext:value-type="date">
            <text:p>21/03/1996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49516" calcext:value-type="float">
            <text:p>49 516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3-22" calcext:value-type="date">
            <text:p>22/03/1996</text:p>
          </table:table-cell>
          <table:table-cell office:value-type="float" office:value="10898" calcext:value-type="float">
            <text:p>10898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50" calcext:value-type="float">
            <text:p>15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3-22" calcext:value-type="date">
            <text:p>22/03/1996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612" calcext:value-type="float">
            <text:p>612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22" calcext:value-type="date">
            <text:p>22/03/1996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168.75" calcext:value-type="float">
            <text:p>168,75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3-25" calcext:value-type="date">
            <text:p>25/03/1996</text:p>
          </table:table-cell>
          <table:table-cell office:value-type="float" office:value="10901" calcext:value-type="float">
            <text:p>10901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1447.5" calcext:value-type="float">
            <text:p>1 447,5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25" calcext:value-type="date">
            <text:p>25/03/1996</text:p>
          </table:table-cell>
          <table:table-cell office:value-type="float" office:value="10902" calcext:value-type="float">
            <text:p>10902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3060" calcext:value-type="float">
            <text:p>3 06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3-25" calcext:value-type="date">
            <text:p>25/03/1996</text:p>
          </table:table-cell>
          <table:table-cell office:value-type="float" office:value="10902" calcext:value-type="float">
            <text:p>1090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257.15" calcext:value-type="float">
            <text:p>1 257,15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26" calcext:value-type="date">
            <text:p>26/03/1996</text:p>
          </table:table-cell>
          <table:table-cell office:value-type="float" office:value="10903" calcext:value-type="float">
            <text:p>10903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210.25" calcext:value-type="float">
            <text:p>2 210,25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26" calcext:value-type="date">
            <text:p>26/03/1996</text:p>
          </table:table-cell>
          <table:table-cell office:value-type="float" office:value="10903" calcext:value-type="float">
            <text:p>10903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3-26" calcext:value-type="date">
            <text:p>26/03/1996</text:p>
          </table:table-cell>
          <table:table-cell office:value-type="float" office:value="10904" calcext:value-type="float">
            <text:p>10904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8627.5" calcext:value-type="float">
            <text:p>8 627,5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26" calcext:value-type="date">
            <text:p>26/03/1996</text:p>
          </table:table-cell>
          <table:table-cell office:value-type="float" office:value="10905" calcext:value-type="float">
            <text:p>10905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710" calcext:value-type="float">
            <text:p>1 71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3-27" calcext:value-type="date">
            <text:p>27/03/1996</text:p>
          </table:table-cell>
          <table:table-cell office:value-type="float" office:value="10906" calcext:value-type="float">
            <text:p>10906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2137.5" calcext:value-type="float">
            <text:p>2 137,50 F</text:p>
          </table:table-cell>
        </table:table-row>
        <table:table-row table:style-name="ro1">
          <table:table-cell office:value-type="string" calcext:value-type="string">
            <text:p>Spécialités du mo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3-27" calcext:value-type="date">
            <text:p>27/03/1996</text:p>
          </table:table-cell>
          <table:table-cell office:value-type="float" office:value="10907" calcext:value-type="float">
            <text:p>10907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542.5" calcext:value-type="float">
            <text:p>542,5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08" calcext:value-type="float">
            <text:p>10908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2850" calcext:value-type="float">
            <text:p>2 850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09" calcext:value-type="float">
            <text:p>10909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09" calcext:value-type="float">
            <text:p>1090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308.75" calcext:value-type="float">
            <text:p>1 308,75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09" calcext:value-type="float">
            <text:p>10909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241.25" calcext:value-type="float">
            <text:p>241,25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0" calcext:value-type="float">
            <text:p>10910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552" calcext:value-type="float">
            <text:p>552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0" calcext:value-type="float">
            <text:p>10910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712.5" calcext:value-type="float">
            <text:p>712,5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0" calcext:value-type="float">
            <text:p>10910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1000" calcext:value-type="float">
            <text:p>1 00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1" calcext:value-type="float">
            <text:p>10911</text:p>
          </table:table-cell>
          <table:table-cell office:value-type="string" calcext:value-type="string">
            <text:p>Cha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3150" calcext:value-type="float">
            <text:p>3 15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27852.75" calcext:value-type="float">
            <text:p>27 852,75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3-28" calcext:value-type="date">
            <text:p>28/03/1996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2475" calcext:value-type="float">
            <text:p>2 475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3-29" calcext:value-type="date">
            <text:p>29/03/1996</text:p>
          </table:table-cell>
          <table:table-cell office:value-type="float" office:value="10915" calcext:value-type="float">
            <text:p>10915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372.5" calcext:value-type="float">
            <text:p>372,5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3-29" calcext:value-type="date">
            <text:p>29/03/1996</text:p>
          </table:table-cell>
          <table:table-cell office:value-type="float" office:value="10916" calcext:value-type="float">
            <text:p>10916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523.5" calcext:value-type="float">
            <text:p>523,5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3-29" calcext:value-type="date">
            <text:p>29/03/1996</text:p>
          </table:table-cell>
          <table:table-cell office:value-type="float" office:value="10916" calcext:value-type="float">
            <text:p>10916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960" calcext:value-type="float">
            <text:p>960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7" calcext:value-type="float">
            <text:p>10917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29.45" calcext:value-type="float">
            <text:p>129,45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7" calcext:value-type="float">
            <text:p>10917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700" calcext:value-type="float">
            <text:p>1 70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8" calcext:value-type="float">
            <text:p>10918</text:p>
          </table:table-cell>
          <table:table-cell office:value-type="string" calcext:value-type="string">
            <text:p>Chai</text:p>
          </table:table-cell>
          <table:table-cell table:style-name="ce4" office:value-type="float" office:value="4050" calcext:value-type="float">
            <text:p>4 05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8" calcext:value-type="float">
            <text:p>10918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187.5" calcext:value-type="float">
            <text:p>3 187,5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9" calcext:value-type="float">
            <text:p>10919</text:p>
          </table:table-cell>
          <table:table-cell office:value-type="string" calcext:value-type="string">
            <text:p>NuNuCa Nuß-Nougat-Creme</text:p>
          </table:table-cell>
          <table:table-cell table:style-name="ce4" office:value-type="float" office:value="1680" calcext:value-type="float">
            <text:p>1 68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9" calcext:value-type="float">
            <text:p>10919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1840" calcext:value-type="float">
            <text:p>1 84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01" calcext:value-type="date">
            <text:p>01/04/1996</text:p>
          </table:table-cell>
          <table:table-cell office:value-type="float" office:value="10919" calcext:value-type="float">
            <text:p>10919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094" calcext:value-type="float">
            <text:p>2 094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02" calcext:value-type="date">
            <text:p>02/04/1996</text:p>
          </table:table-cell>
          <table:table-cell office:value-type="float" office:value="10920" calcext:value-type="float">
            <text:p>10920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1950" calcext:value-type="float">
            <text:p>1 95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4-02" calcext:value-type="date">
            <text:p>02/04/1996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4-02" calcext:value-type="date">
            <text:p>02/04/1996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8780" calcext:value-type="float">
            <text:p>8 780,00 F</text:p>
          </table:table-cell>
        </table:table-row>
        <table:table-row table:style-name="ro1">
          <table:table-cell office:value-type="string" calcext:value-type="string">
            <text:p>La maison d'As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2" calcext:value-type="date">
            <text:p>02/04/1996</text:p>
          </table:table-cell>
          <table:table-cell office:value-type="float" office:value="10923" calcext:value-type="float">
            <text:p>10923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560" calcext:value-type="float">
            <text:p>560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03" calcext:value-type="date">
            <text:p>03/04/1996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6156" calcext:value-type="float">
            <text:p>6 156,00 F</text:p>
          </table:table-cell>
        </table:table-row>
        <table:table-row table:style-name="ro1">
          <table:table-cell office:value-type="string" calcext:value-type="string">
            <text:p>Berglunds snabbkö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03" calcext:value-type="date">
            <text:p>03/04/1996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232.5" calcext:value-type="float">
            <text:p>232,5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4-03" calcext:value-type="date">
            <text:p>03/04/1996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210" calcext:value-type="float">
            <text:p>210,0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4-03" calcext:value-type="date">
            <text:p>03/04/1996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1740" calcext:value-type="float">
            <text:p>1 740,0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4-03" calcext:value-type="date">
            <text:p>03/04/1996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300" calcext:value-type="float">
            <text:p>300,00 F</text:p>
          </table:table-cell>
        </table:table-row>
        <table:table-row table:style-name="ro1">
          <table:table-cell office:value-type="string" calcext:value-type="string">
            <text:p>Ana Trujillo Emparedados y hel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4-03" calcext:value-type="date">
            <text:p>03/04/1996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322" calcext:value-type="float">
            <text:p>322,00 F</text:p>
          </table:table-cell>
        </table:table-row>
        <table:table-row table:style-name="ro1">
          <table:table-cell office:value-type="string" calcext:value-type="string">
            <text:p>La corne d'abo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7" calcext:value-type="float">
            <text:p>10927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2025" calcext:value-type="float">
            <text:p>2 025,00 F</text:p>
          </table:table-cell>
        </table:table-row>
        <table:table-row table:style-name="ro1">
          <table:table-cell office:value-type="string" calcext:value-type="string">
            <text:p>La corne d'abo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7" calcext:value-type="float">
            <text:p>10927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Galería del gastróno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237.5" calcext:value-type="float">
            <text:p>237,50 F</text:p>
          </table:table-cell>
        </table:table-row>
        <table:table-row table:style-name="ro1">
          <table:table-cell office:value-type="string" calcext:value-type="string">
            <text:p>Galería del gastróno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9" calcext:value-type="float">
            <text:p>10929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9" calcext:value-type="float">
            <text:p>10929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898.75" calcext:value-type="float">
            <text:p>1 898,75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04" calcext:value-type="date">
            <text:p>04/04/1996</text:p>
          </table:table-cell>
          <table:table-cell office:value-type="float" office:value="10929" calcext:value-type="float">
            <text:p>10929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975" calcext:value-type="float">
            <text:p>975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0" calcext:value-type="float">
            <text:p>10930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5487.5" calcext:value-type="float">
            <text:p>5 487,5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0" calcext:value-type="float">
            <text:p>10930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1" calcext:value-type="float">
            <text:p>10931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071" calcext:value-type="float">
            <text:p>1 071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1" calcext:value-type="float">
            <text:p>10931</text:p>
          </table:table-cell>
          <table:table-cell office:value-type="string" calcext:value-type="string">
            <text:p>Ravioli Angelo</text:p>
          </table:table-cell>
          <table:table-cell table:style-name="ce4" office:value-type="float" office:value="2925" calcext:value-type="float">
            <text:p>2 925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355.75" calcext:value-type="float">
            <text:p>2 355,75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3105.9" calcext:value-type="float">
            <text:p>3 105,9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2784" calcext:value-type="float">
            <text:p>2 784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697.5" calcext:value-type="float">
            <text:p>697,5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28" calcext:value-type="float">
            <text:p>328,00 F</text:p>
          </table:table-cell>
        </table:table-row>
        <table:table-row table:style-name="ro1">
          <table:table-cell office:value-type="string" calcext:value-type="string">
            <text:p>Island Trad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05" calcext:value-type="date">
            <text:p>05/04/1996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4275" calcext:value-type="float">
            <text:p>4 275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08" calcext:value-type="date">
            <text:p>08/04/1996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890" calcext:value-type="float">
            <text:p>1 890,0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08" calcext:value-type="date">
            <text:p>08/04/1996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937.5" calcext:value-type="float">
            <text:p>937,50 F</text:p>
          </table:table-cell>
        </table:table-row>
        <table:table-row table:style-name="ro1">
          <table:table-cell office:value-type="string" calcext:value-type="string">
            <text:p>Wellington Importad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08" calcext:value-type="date">
            <text:p>08/04/1996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270" calcext:value-type="float">
            <text:p>270,00 F</text:p>
          </table:table-cell>
        </table:table-row>
        <table:table-row table:style-name="ro1">
          <table:table-cell office:value-type="string" calcext:value-type="string">
            <text:p>Cactus Comidas para llev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09" calcext:value-type="date">
            <text:p>09/04/1996</text:p>
          </table:table-cell>
          <table:table-cell office:value-type="float" office:value="10937" calcext:value-type="float">
            <text:p>10937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1400" calcext:value-type="float">
            <text:p>1 4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09" calcext:value-type="date">
            <text:p>09/04/1996</text:p>
          </table:table-cell>
          <table:table-cell office:value-type="float" office:value="10938" calcext:value-type="float">
            <text:p>10938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6247.5" calcext:value-type="float">
            <text:p>6 247,5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09" calcext:value-type="date">
            <text:p>09/04/1996</text:p>
          </table:table-cell>
          <table:table-cell office:value-type="float" office:value="10938" calcext:value-type="float">
            <text:p>10938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4-09" calcext:value-type="date">
            <text:p>09/04/1996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807.5" calcext:value-type="float">
            <text:p>807,5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0" calcext:value-type="float">
            <text:p>10940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0" calcext:value-type="float">
            <text:p>10940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1" calcext:value-type="float">
            <text:p>10941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5546.25" calcext:value-type="float">
            <text:p>5 546,25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1" calcext:value-type="float">
            <text:p>10941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8700" calcext:value-type="float">
            <text:p>8 70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2" calcext:value-type="float">
            <text:p>10942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2800" calcext:value-type="float">
            <text:p>2 80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3" calcext:value-type="float">
            <text:p>10943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10" calcext:value-type="date">
            <text:p>10/04/1996</text:p>
          </table:table-cell>
          <table:table-cell office:value-type="float" office:value="10943" calcext:value-type="float">
            <text:p>10943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11" calcext:value-type="date">
            <text:p>11/04/1996</text:p>
          </table:table-cell>
          <table:table-cell office:value-type="float" office:value="10944" calcext:value-type="float">
            <text:p>10944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393.75" calcext:value-type="float">
            <text:p>393,75 F</text:p>
          </table:table-cell>
        </table:table-row>
        <table:table-row table:style-name="ro1">
          <table:table-cell office:value-type="string" calcext:value-type="string">
            <text:p>Morgenstern Gesundk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1" calcext:value-type="date">
            <text:p>11/04/1996</text:p>
          </table:table-cell>
          <table:table-cell office:value-type="float" office:value="10945" calcext:value-type="float">
            <text:p>10945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4-11" calcext:value-type="date">
            <text:p>11/04/1996</text:p>
          </table:table-cell>
          <table:table-cell office:value-type="float" office:value="10946" calcext:value-type="float">
            <text:p>10946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2600" calcext:value-type="float">
            <text:p>2 60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12" calcext:value-type="date">
            <text:p>12/04/1996</text:p>
          </table:table-cell>
          <table:table-cell office:value-type="float" office:value="10947" calcext:value-type="float">
            <text:p>1094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1100" calcext:value-type="float">
            <text:p>1 10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12" calcext:value-type="date">
            <text:p>12/04/1996</text:p>
          </table:table-cell>
          <table:table-cell office:value-type="float" office:value="10948" calcext:value-type="float">
            <text:p>10948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731.25" calcext:value-type="float">
            <text:p>731,25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12" calcext:value-type="date">
            <text:p>12/04/1996</text:p>
          </table:table-cell>
          <table:table-cell office:value-type="float" office:value="10948" calcext:value-type="float">
            <text:p>10948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10600" calcext:value-type="float">
            <text:p>10 600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4-12" calcext:value-type="date">
            <text:p>12/04/1996</text:p>
          </table:table-cell>
          <table:table-cell office:value-type="float" office:value="10948" calcext:value-type="float">
            <text:p>10948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480" calcext:value-type="float">
            <text:p>48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12" calcext:value-type="date">
            <text:p>12/04/1996</text:p>
          </table:table-cell>
          <table:table-cell office:value-type="float" office:value="10949" calcext:value-type="float">
            <text:p>10949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14790" calcext:value-type="float">
            <text:p>14 790,00 F</text:p>
          </table:table-cell>
        </table:table-row>
        <table:table-row table:style-name="ro1">
          <table:table-cell office:value-type="string" calcext:value-type="string">
            <text:p>Magazzini Alimentari Riun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4-15" calcext:value-type="date">
            <text:p>15/04/1996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550" calcext:value-type="float">
            <text:p>550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4-15" calcext:value-type="date">
            <text:p>15/04/1996</text:p>
          </table:table-cell>
          <table:table-cell office:value-type="float" office:value="10951" calcext:value-type="float">
            <text:p>10951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275.02" calcext:value-type="float">
            <text:p>275,02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4-15" calcext:value-type="date">
            <text:p>15/04/1996</text:p>
          </table:table-cell>
          <table:table-cell office:value-type="float" office:value="10951" calcext:value-type="float">
            <text:p>10951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840.62" calcext:value-type="float">
            <text:p>1 840,62 F</text:p>
          </table:table-cell>
        </table:table-row>
        <table:table-row table:style-name="ro1">
          <table:table-cell office:value-type="string" calcext:value-type="string">
            <text:p>Alfreds Futterk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5" calcext:value-type="date">
            <text:p>15/04/1996</text:p>
          </table:table-cell>
          <table:table-cell office:value-type="float" office:value="10952" calcext:value-type="float">
            <text:p>10952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456" calcext:value-type="float">
            <text:p>456,00 F</text:p>
          </table:table-cell>
        </table:table-row>
        <table:table-row table:style-name="ro1">
          <table:table-cell office:value-type="string" calcext:value-type="string">
            <text:p>Around the Ho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15" calcext:value-type="date">
            <text:p>15/04/1996</text:p>
          </table:table-cell>
          <table:table-cell office:value-type="float" office:value="10953" calcext:value-type="float">
            <text:p>10953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19237.5" calcext:value-type="float">
            <text:p>19 237,5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4" calcext:value-type="float">
            <text:p>10954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468" calcext:value-type="float">
            <text:p>3 468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4" calcext:value-type="float">
            <text:p>10954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4" calcext:value-type="float">
            <text:p>10954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076.55" calcext:value-type="float">
            <text:p>2 076,55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5" calcext:value-type="float">
            <text:p>10955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72" calcext:value-type="float">
            <text:p>372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665" calcext:value-type="float">
            <text:p>665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6" calcext:value-type="date">
            <text:p>16/04/1996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2120" calcext:value-type="float">
            <text:p>2 12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3883.5" calcext:value-type="float">
            <text:p>3 883,5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3600" calcext:value-type="float">
            <text:p>3 6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1330" calcext:value-type="float">
            <text:p>1 330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870" calcext:value-type="float">
            <text:p>870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2135" calcext:value-type="float">
            <text:p>2 135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17" calcext:value-type="date">
            <text:p>17/04/1996</text:p>
          </table:table-cell>
          <table:table-cell office:value-type="float" office:value="10959" calcext:value-type="float">
            <text:p>10959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658.75" calcext:value-type="float">
            <text:p>658,75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0" calcext:value-type="float">
            <text:p>10960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1158" calcext:value-type="float">
            <text:p>1 158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1" calcext:value-type="float">
            <text:p>10961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5400" calcext:value-type="float">
            <text:p>5 4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2" calcext:value-type="float">
            <text:p>10962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6750" calcext:value-type="float">
            <text:p>6 75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2" calcext:value-type="float">
            <text:p>10962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310" calcext:value-type="float">
            <text:p>2 31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2" calcext:value-type="float">
            <text:p>10962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280" calcext:value-type="float">
            <text:p>3 28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2" calcext:value-type="float">
            <text:p>10962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3960" calcext:value-type="float">
            <text:p>3 960,00 F</text:p>
          </table:table-cell>
        </table:table-row>
        <table:table-row table:style-name="ro1">
          <table:table-cell office:value-type="string" calcext:value-type="string">
            <text:p>Furia Bacalhau e Frutos do M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6-04-18" calcext:value-type="date">
            <text:p>18/04/1996</text:p>
          </table:table-cell>
          <table:table-cell office:value-type="float" office:value="10963" calcext:value-type="float">
            <text:p>10963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89" calcext:value-type="float">
            <text:p>289,00 F</text:p>
          </table:table-cell>
        </table:table-row>
        <table:table-row table:style-name="ro1">
          <table:table-cell office:value-type="string" calcext:value-type="string">
            <text:p>Spécialités du mo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19" calcext:value-type="date">
            <text:p>19/04/1996</text:p>
          </table:table-cell>
          <table:table-cell office:value-type="float" office:value="10964" calcext:value-type="float">
            <text:p>10964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1875" calcext:value-type="float">
            <text:p>1 875,00 F</text:p>
          </table:table-cell>
        </table:table-row>
        <table:table-row table:style-name="ro1">
          <table:table-cell office:value-type="string" calcext:value-type="string">
            <text:p>Spécialités du mo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19" calcext:value-type="date">
            <text:p>19/04/1996</text:p>
          </table:table-cell>
          <table:table-cell office:value-type="float" office:value="10964" calcext:value-type="float">
            <text:p>10964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6587.5" calcext:value-type="float">
            <text:p>6 587,5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19" calcext:value-type="date">
            <text:p>19/04/1996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4240" calcext:value-type="float">
            <text:p>4 24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4-19" calcext:value-type="date">
            <text:p>19/04/1996</text:p>
          </table:table-cell>
          <table:table-cell office:value-type="float" office:value="10966" calcext:value-type="float">
            <text:p>10966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514.3" calcext:value-type="float">
            <text:p>2 514,3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22" calcext:value-type="date">
            <text:p>22/04/1996</text:p>
          </table:table-cell>
          <table:table-cell office:value-type="float" office:value="10967" calcext:value-type="float">
            <text:p>10967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552" calcext:value-type="float">
            <text:p>552,00 F</text:p>
          </table:table-cell>
        </table:table-row>
        <table:table-row table:style-name="ro1">
          <table:table-cell office:value-type="string" calcext:value-type="string">
            <text:p>Toms Spezialitä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4-22" calcext:value-type="date">
            <text:p>22/04/1996</text:p>
          </table:table-cell>
          <table:table-cell office:value-type="float" office:value="10967" calcext:value-type="float">
            <text:p>10967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4000" calcext:value-type="float">
            <text:p>4 0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4-22" calcext:value-type="date">
            <text:p>22/04/1996</text:p>
          </table:table-cell>
          <table:table-cell office:value-type="float" office:value="10968" calcext:value-type="float">
            <text:p>10968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5700" calcext:value-type="float">
            <text:p>5 7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4-22" calcext:value-type="date">
            <text:p>22/04/1996</text:p>
          </table:table-cell>
          <table:table-cell office:value-type="float" office:value="10968" calcext:value-type="float">
            <text:p>10968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665" calcext:value-type="float">
            <text:p>665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22" calcext:value-type="date">
            <text:p>22/04/1996</text:p>
          </table:table-cell>
          <table:table-cell office:value-type="float" office:value="10969" calcext:value-type="float">
            <text:p>10969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France resta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23" calcext:value-type="date">
            <text:p>23/04/1996</text:p>
          </table:table-cell>
          <table:table-cell office:value-type="float" office:value="10971" calcext:value-type="float">
            <text:p>10971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8665.3" calcext:value-type="float">
            <text:p>8 665,30 F</text:p>
          </table:table-cell>
        </table:table-row>
        <table:table-row table:style-name="ro1">
          <table:table-cell office:value-type="string" calcext:value-type="string">
            <text:p>La corne d'abond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4-23" calcext:value-type="date">
            <text:p>23/04/1996</text:p>
          </table:table-cell>
          <table:table-cell office:value-type="float" office:value="10973" calcext:value-type="float">
            <text:p>10973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87.5" calcext:value-type="float">
            <text:p>387,50 F</text:p>
          </table:table-cell>
        </table:table-row>
        <table:table-row table:style-name="ro1">
          <table:table-cell office:value-type="string" calcext:value-type="string">
            <text:p>Split Rail Beer &amp; 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24" calcext:value-type="date">
            <text:p>24/04/1996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2195" calcext:value-type="float">
            <text:p>2 195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24" calcext:value-type="date">
            <text:p>24/04/1996</text:p>
          </table:table-cell>
          <table:table-cell office:value-type="float" office:value="10975" calcext:value-type="float">
            <text:p>10975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387.5" calcext:value-type="float">
            <text:p>387,5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24" calcext:value-type="date">
            <text:p>24/04/1996</text:p>
          </table:table-cell>
          <table:table-cell office:value-type="float" office:value="10975" calcext:value-type="float">
            <text:p>10975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3200" calcext:value-type="float">
            <text:p>3 20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4-24" calcext:value-type="date">
            <text:p>24/04/1996</text:p>
          </table:table-cell>
          <table:table-cell office:value-type="float" office:value="10976" calcext:value-type="float">
            <text:p>10976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4560" calcext:value-type="float">
            <text:p>4 56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Zaanse koeken</text:p>
          </table:table-cell>
          <table:table-cell table:style-name="ce4" office:value-type="float" office:value="1425" calcext:value-type="float">
            <text:p>1 425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2650" calcext:value-type="float">
            <text:p>2 65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4390" calcext:value-type="float">
            <text:p>4 39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8" calcext:value-type="float">
            <text:p>10978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3400" calcext:value-type="float">
            <text:p>3 40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8" calcext:value-type="float">
            <text:p>10978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700" calcext:value-type="float">
            <text:p>1 70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8" calcext:value-type="float">
            <text:p>1097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920" calcext:value-type="float">
            <text:p>92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7682.5" calcext:value-type="float">
            <text:p>7 682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2700" calcext:value-type="float">
            <text:p>2 7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3800" calcext:value-type="float">
            <text:p>3 80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4-25" calcext:value-type="date">
            <text:p>25/04/1996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Schoggi Schokolade</text:p>
          </table:table-cell>
          <table:table-cell table:style-name="ce4" office:value-type="float" office:value="6585" calcext:value-type="float">
            <text:p>6 585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4-26" calcext:value-type="date">
            <text:p>26/04/1996</text:p>
          </table:table-cell>
          <table:table-cell office:value-type="float" office:value="10980" calcext:value-type="float">
            <text:p>10980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240" calcext:value-type="float">
            <text:p>1 24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26" calcext:value-type="date">
            <text:p>26/04/1996</text:p>
          </table:table-cell>
          <table:table-cell office:value-type="float" office:value="10981" calcext:value-type="float">
            <text:p>10981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79050" calcext:value-type="float">
            <text:p>79 05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4-26" calcext:value-type="date">
            <text:p>26/04/1996</text:p>
          </table:table-cell>
          <table:table-cell office:value-type="float" office:value="10982" calcext:value-type="float">
            <text:p>10982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26" calcext:value-type="date">
            <text:p>26/04/1996</text:p>
          </table:table-cell>
          <table:table-cell office:value-type="float" office:value="10983" calcext:value-type="float">
            <text:p>10983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142" calcext:value-type="float">
            <text:p>2 14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4" calcext:value-type="float">
            <text:p>10984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4798.75" calcext:value-type="float">
            <text:p>4 798,75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5" calcext:value-type="float">
            <text:p>10985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826.9" calcext:value-type="float">
            <text:p>2 826,9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5" calcext:value-type="float">
            <text:p>10985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5" calcext:value-type="float">
            <text:p>10985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5040" calcext:value-type="float">
            <text:p>5 040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6" calcext:value-type="float">
            <text:p>10986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975" calcext:value-type="float">
            <text:p>975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6" calcext:value-type="float">
            <text:p>10986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6075" calcext:value-type="float">
            <text:p>6 075,00 F</text:p>
          </table:table-cell>
        </table:table-row>
        <table:table-row table:style-name="ro1">
          <table:table-cell office:value-type="string" calcext:value-type="string">
            <text:p>Océano Atlántico Ltda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4-29" calcext:value-type="date">
            <text:p>29/04/1996</text:p>
          </table:table-cell>
          <table:table-cell office:value-type="float" office:value="10986" calcext:value-type="float">
            <text:p>10986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30" calcext:value-type="date">
            <text:p>30/04/1996</text:p>
          </table:table-cell>
          <table:table-cell office:value-type="float" office:value="10987" calcext:value-type="float">
            <text:p>10987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9000" calcext:value-type="float">
            <text:p>9 00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4-30" calcext:value-type="date">
            <text:p>30/04/1996</text:p>
          </table:table-cell>
          <table:table-cell office:value-type="float" office:value="10987" calcext:value-type="float">
            <text:p>10987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3480" calcext:value-type="float">
            <text:p>3 48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30" calcext:value-type="date">
            <text:p>30/04/1996</text:p>
          </table:table-cell>
          <table:table-cell office:value-type="float" office:value="10988" calcext:value-type="float">
            <text:p>10988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9000" calcext:value-type="float">
            <text:p>9 00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4-30" calcext:value-type="date">
            <text:p>30/04/1996</text:p>
          </table:table-cell>
          <table:table-cell office:value-type="float" office:value="10988" calcext:value-type="float">
            <text:p>10988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8874" calcext:value-type="float">
            <text:p>8 874,00 F</text:p>
          </table:table-cell>
        </table:table-row>
        <table:table-row table:style-name="ro1">
          <table:table-cell office:value-type="string" calcext:value-type="string">
            <text:p>Que Delí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4-30" calcext:value-type="date">
            <text:p>30/04/1996</text:p>
          </table:table-cell>
          <table:table-cell office:value-type="float" office:value="10989" calcext:value-type="float">
            <text:p>10989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575" calcext:value-type="float">
            <text:p>1 57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3250" calcext:value-type="float">
            <text:p>3 25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3570" calcext:value-type="float">
            <text:p>3 57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6630" calcext:value-type="float">
            <text:p>6 63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7994.25" calcext:value-type="float">
            <text:p>7 994,25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1" calcext:value-type="float">
            <text:p>10991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6480" calcext:value-type="float">
            <text:p>6 48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1" calcext:value-type="float">
            <text:p>1099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3800" calcext:value-type="float">
            <text:p>3 8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1" calcext:value-type="float">
            <text:p>10991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1200" calcext:value-type="float">
            <text:p>1 200,00 F</text:p>
          </table:table-cell>
        </table:table-row>
        <table:table-row table:style-name="ro1">
          <table:table-cell office:value-type="string" calcext:value-type="string">
            <text:p>The Big 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2" calcext:value-type="float">
            <text:p>10992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348" calcext:value-type="float">
            <text:p>348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5-01" calcext:value-type="date">
            <text:p>01/05/1996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23210.62" calcext:value-type="float">
            <text:p>23 210,62 F</text:p>
          </table:table-cell>
        </table:table-row>
        <table:table-row table:style-name="ro1">
          <table:table-cell office:value-type="string" calcext:value-type="string">
            <text:p>Vaffelj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Århus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5-02" calcext:value-type="date">
            <text:p>02/05/1996</text:p>
          </table:table-cell>
          <table:table-cell office:value-type="float" office:value="10994" calcext:value-type="float">
            <text:p>10994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4702.5" calcext:value-type="float">
            <text:p>4 702,5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5-02" calcext:value-type="date">
            <text:p>02/05/1996</text:p>
          </table:table-cell>
          <table:table-cell office:value-type="float" office:value="10995" calcext:value-type="float">
            <text:p>1099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300" calcext:value-type="float">
            <text:p>5 300,00 F</text:p>
          </table:table-cell>
        </table:table-row>
        <table:table-row table:style-name="ro1">
          <table:table-cell office:value-type="string" calcext:value-type="string">
            <text:p>Pericles Comidas clás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5-02" calcext:value-type="date">
            <text:p>02/05/1996</text:p>
          </table:table-cell>
          <table:table-cell office:value-type="float" office:value="10995" calcext:value-type="float">
            <text:p>10995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680" calcext:value-type="float">
            <text:p>68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2" calcext:value-type="date">
            <text:p>02/05/1996</text:p>
          </table:table-cell>
          <table:table-cell office:value-type="float" office:value="10996" calcext:value-type="float">
            <text:p>10996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800" calcext:value-type="float">
            <text:p>2 80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7" calcext:value-type="float">
            <text:p>10997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8000" calcext:value-type="float">
            <text:p>8 000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7" calcext:value-type="float">
            <text:p>10997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8" calcext:value-type="float">
            <text:p>10998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997.5" calcext:value-type="float">
            <text:p>997,5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8" calcext:value-type="float">
            <text:p>10998</text:p>
          </table:table-cell>
          <table:table-cell office:value-type="string" calcext:value-type="string">
            <text:p>Longlife Tofu</text:p>
          </table:table-cell>
          <table:table-cell table:style-name="ce4" office:value-type="float" office:value="1000" calcext:value-type="float">
            <text:p>1 00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8" calcext:value-type="float">
            <text:p>10998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162.5" calcext:value-type="float">
            <text:p>1 162,50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9" calcext:value-type="float">
            <text:p>10999</text:p>
          </table:table-cell>
          <table:table-cell office:value-type="string" calcext:value-type="string">
            <text:p>Jack's New England Clam Chowder</text:p>
          </table:table-cell>
          <table:table-cell table:style-name="ce4" office:value-type="float" office:value="916.75" calcext:value-type="float">
            <text:p>916,75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9" calcext:value-type="float">
            <text:p>10999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3776.25" calcext:value-type="float">
            <text:p>3 776,25 F</text:p>
          </table:table-cell>
        </table:table-row>
        <table:table-row table:style-name="ro1">
          <table:table-cell office:value-type="string" calcext:value-type="string">
            <text:p>Ottilies Käsela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3" calcext:value-type="date">
            <text:p>03/05/1996</text:p>
          </table:table-cell>
          <table:table-cell office:value-type="float" office:value="10999" calcext:value-type="float">
            <text:p>10999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296.75" calcext:value-type="float">
            <text:p>1 296,75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2062.5" calcext:value-type="float">
            <text:p>2 062,5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950" calcext:value-type="float">
            <text:p>1 95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9000" calcext:value-type="float">
            <text:p>9 00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500" calcext:value-type="float">
            <text:p>1 500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680" calcext:value-type="float">
            <text:p>1 68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147.5" calcext:value-type="float">
            <text:p>1 147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1428" calcext:value-type="float">
            <text:p>1 428,00 F</text:p>
          </table:table-cell>
        </table:table-row>
        <table:table-row table:style-name="ro1">
          <table:table-cell office:value-type="string" calcext:value-type="string">
            <text:p>The Cracker 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920" calcext:value-type="float">
            <text:p>920,00 F</text:p>
          </table:table-cell>
        </table:table-row>
        <table:table-row table:style-name="ro1">
          <table:table-cell office:value-type="string" calcext:value-type="string">
            <text:p>The Cracker 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6" calcext:value-type="date">
            <text:p>06/05/1996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Chai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Maison Dew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5-07" calcext:value-type="date">
            <text:p>07/05/1996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5-07" calcext:value-type="date">
            <text:p>07/05/1996</text:p>
          </table:table-cell>
          <table:table-cell office:value-type="float" office:value="11005" calcext:value-type="float">
            <text:p>11005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80" calcext:value-type="float">
            <text:p>180,00 F</text:p>
          </table:table-cell>
        </table:table-row>
        <table:table-row table:style-name="ro1">
          <table:table-cell office:value-type="string" calcext:value-type="string">
            <text:p>Wilman K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5-07" calcext:value-type="date">
            <text:p>07/05/1996</text:p>
          </table:table-cell>
          <table:table-cell office:value-type="float" office:value="11005" calcext:value-type="float">
            <text:p>11005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750" calcext:value-type="float">
            <text:p>2 75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7" calcext:value-type="date">
            <text:p>07/05/1996</text:p>
          </table:table-cell>
          <table:table-cell office:value-type="float" office:value="11006" calcext:value-type="float">
            <text:p>11006</text:p>
          </table:table-cell>
          <table:table-cell office:value-type="string" calcext:value-type="string">
            <text:p>Chai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07" calcext:value-type="date">
            <text:p>07/05/1996</text:p>
          </table:table-cell>
          <table:table-cell office:value-type="float" office:value="11006" calcext:value-type="float">
            <text:p>11006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928.43" calcext:value-type="float">
            <text:p>928,43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6-05-08" calcext:value-type="date">
            <text:p>08/05/1996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6000" calcext:value-type="float">
            <text:p>6 000,0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6-05-08" calcext:value-type="date">
            <text:p>08/05/1996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6189.5" calcext:value-type="float">
            <text:p>6 189,50 F</text:p>
          </table:table-cell>
        </table:table-row>
        <table:table-row table:style-name="ro1">
          <table:table-cell office:value-type="string" calcext:value-type="string">
            <text:p>Princesa Isabel Vinh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style-name="ce3" office:value-type="date" office:date-value="1996-05-08" calcext:value-type="date">
            <text:p>08/05/1996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980" calcext:value-type="float">
            <text:p>98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08" calcext:value-type="date">
            <text:p>08/05/1996</text:p>
          </table:table-cell>
          <table:table-cell office:value-type="float" office:value="11008" calcext:value-type="float">
            <text:p>11008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15162" calcext:value-type="float">
            <text:p>15 162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08" calcext:value-type="date">
            <text:p>08/05/1996</text:p>
          </table:table-cell>
          <table:table-cell office:value-type="float" office:value="11008" calcext:value-type="float">
            <text:p>11008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5985" calcext:value-type="float">
            <text:p>5 985,00 F</text:p>
          </table:table-cell>
        </table:table-row>
        <table:table-row table:style-name="ro1">
          <table:table-cell office:value-type="string" calcext:value-type="string">
            <text:p>Godos Cocina Típ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5-08" calcext:value-type="date">
            <text:p>08/05/1996</text:p>
          </table:table-cell>
          <table:table-cell office:value-type="float" office:value="11009" calcext:value-type="float">
            <text:p>1100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1530" calcext:value-type="float">
            <text:p>1 53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3000" calcext:value-type="float">
            <text:p>3 000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2" calcext:value-type="float">
            <text:p>11012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814" calcext:value-type="float">
            <text:p>5 814,00 F</text:p>
          </table:table-cell>
        </table:table-row>
        <table:table-row table:style-name="ro1">
          <table:table-cell office:value-type="string" calcext:value-type="string">
            <text:p>Frankenver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2" calcext:value-type="float">
            <text:p>11012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2185" calcext:value-type="float">
            <text:p>2 185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3" calcext:value-type="float">
            <text:p>11013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450" calcext:value-type="float">
            <text:p>450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3" calcext:value-type="float">
            <text:p>11013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80" calcext:value-type="float">
            <text:p>280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3" calcext:value-type="float">
            <text:p>11013</text:p>
          </table:table-cell>
          <table:table-cell office:value-type="string" calcext:value-type="string">
            <text:p>Røgede sild</text:p>
          </table:table-cell>
          <table:table-cell table:style-name="ce4" office:value-type="float" office:value="950" calcext:value-type="float">
            <text:p>950,00 F</text:p>
          </table:table-cell>
        </table:table-row>
        <table:table-row table:style-name="ro1">
          <table:table-cell office:value-type="string" calcext:value-type="string">
            <text:p>Romero y tom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table:style-name="ce3" office:value-type="date" office:date-value="1996-05-09" calcext:value-type="date">
            <text:p>09/05/1996</text:p>
          </table:table-cell>
          <table:table-cell office:value-type="float" office:value="11013" calcext:value-type="float">
            <text:p>11013</text:p>
          </table:table-cell>
          <table:table-cell office:value-type="string" calcext:value-type="string">
            <text:p>Scottish Longbreads</text:p>
          </table:table-cell>
          <table:table-cell table:style-name="ce4" office:value-type="float" office:value="125" calcext:value-type="float">
            <text:p>125,00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5-10" calcext:value-type="date">
            <text:p>10/05/1996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Nord-Ost Matjeshering</text:p>
          </table:table-cell>
          <table:table-cell table:style-name="ce4" office:value-type="float" office:value="1941.75" calcext:value-type="float">
            <text:p>1 941,75 F</text:p>
          </table:table-cell>
        </table:table-row>
        <table:table-row table:style-name="ro1">
          <table:table-cell office:value-type="string" calcext:value-type="string">
            <text:p>Santé Gour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vern</text:p>
          </table:table-cell>
          <table:table-cell office:value-type="string" calcext:value-type="string">
            <text:p>Norvège</text:p>
          </table:table-cell>
          <table:table-cell table:style-name="ce3" office:value-type="date" office:date-value="1996-05-10" calcext:value-type="date">
            <text:p>10/05/1996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170" calcext:value-type="float">
            <text:p>1 17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2250" calcext:value-type="float">
            <text:p>2 25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1250" calcext:value-type="float">
            <text:p>1 25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30250" calcext:value-type="float">
            <text:p>30 250,0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8" calcext:value-type="float">
            <text:p>11018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3125" calcext:value-type="float">
            <text:p>3 125,00 F</text:p>
          </table:table-cell>
        </table:table-row>
        <table:table-row table:style-name="ro1">
          <table:table-cell office:value-type="string" calcext:value-type="string">
            <text:p>Lonesome Pin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8" calcext:value-type="float">
            <text:p>11018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3800" calcext:value-type="float">
            <text:p>3 800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9" calcext:value-type="float">
            <text:p>11019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80" calcext:value-type="float">
            <text:p>180,00 F</text:p>
          </table:table-cell>
        </table:table-row>
        <table:table-row table:style-name="ro1">
          <table:table-cell office:value-type="string" calcext:value-type="string">
            <text:p>Rancho gr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table:style-name="ce3" office:value-type="date" office:date-value="1996-05-13" calcext:value-type="date">
            <text:p>13/05/1996</text:p>
          </table:table-cell>
          <table:table-cell office:value-type="float" office:value="11019" calcext:value-type="float">
            <text:p>11019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200" calcext:value-type="float">
            <text:p>200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14" calcext:value-type="date">
            <text:p>14/05/1996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783.75" calcext:value-type="float">
            <text:p>783,75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14" calcext:value-type="date">
            <text:p>14/05/1996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6075" calcext:value-type="float">
            <text:p>6 07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14" calcext:value-type="date">
            <text:p>14/05/1996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8745" calcext:value-type="float">
            <text:p>8 745,00 F</text:p>
          </table:table-cell>
        </table:table-row>
        <table:table-row table:style-name="ro1">
          <table:table-cell office:value-type="string" calcext:value-type="string">
            <text:p>QUICK-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ewalde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14" calcext:value-type="date">
            <text:p>14/05/1996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Mozzarella di Giovanni</text:p>
          </table:table-cell>
          <table:table-cell table:style-name="ce4" office:value-type="float" office:value="6090" calcext:value-type="float">
            <text:p>6 09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14" calcext:value-type="date">
            <text:p>14/05/1996</text:p>
          </table:table-cell>
          <table:table-cell office:value-type="float" office:value="11022" calcext:value-type="float">
            <text:p>11022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610" calcext:value-type="float">
            <text:p>1 610,00 F</text:p>
          </table:table-cell>
        </table:table-row>
        <table:table-row table:style-name="ro1">
          <table:table-cell office:value-type="string" calcext:value-type="string">
            <text:p>B's Bever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14" calcext:value-type="date">
            <text:p>14/05/1996</text:p>
          </table:table-cell>
          <table:table-cell office:value-type="float" office:value="11023" calcext:value-type="float">
            <text:p>11023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600" calcext:value-type="float">
            <text:p>60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15" calcext:value-type="date">
            <text:p>15/05/1996</text:p>
          </table:table-cell>
          <table:table-cell office:value-type="float" office:value="11024" calcext:value-type="float">
            <text:p>11024</text:p>
          </table:table-cell>
          <table:table-cell office:value-type="string" calcext:value-type="string">
            <text:p>Louisiana Fiery Hot Pepper Sauce</text:p>
          </table:table-cell>
          <table:table-cell table:style-name="ce4" office:value-type="float" office:value="2210.25" calcext:value-type="float">
            <text:p>2 210,25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5-15" calcext:value-type="date">
            <text:p>15/05/1996</text:p>
          </table:table-cell>
          <table:table-cell office:value-type="float" office:value="11025" calcext:value-type="float">
            <text:p>11025</text:p>
          </table:table-cell>
          <table:table-cell office:value-type="string" calcext:value-type="string">
            <text:p>Chai</text:p>
          </table:table-cell>
          <table:table-cell table:style-name="ce4" office:value-type="float" office:value="810" calcext:value-type="float">
            <text:p>810,00 F</text:p>
          </table:table-cell>
        </table:table-row>
        <table:table-row table:style-name="ro1">
          <table:table-cell office:value-type="string" calcext:value-type="string">
            <text:p>Wartian Herkk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lu</text:p>
          </table:table-cell>
          <table:table-cell office:value-type="string" calcext:value-type="string">
            <text:p>Finlande</text:p>
          </table:table-cell>
          <table:table-cell table:style-name="ce3" office:value-type="date" office:date-value="1996-05-15" calcext:value-type="date">
            <text:p>15/05/1996</text:p>
          </table:table-cell>
          <table:table-cell office:value-type="float" office:value="11025" calcext:value-type="float">
            <text:p>11025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540" calcext:value-type="float">
            <text:p>54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15" calcext:value-type="date">
            <text:p>15/05/1996</text:p>
          </table:table-cell>
          <table:table-cell office:value-type="float" office:value="11026" calcext:value-type="float">
            <text:p>11026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2650" calcext:value-type="float">
            <text:p>2 65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15" calcext:value-type="date">
            <text:p>15/05/1996</text:p>
          </table:table-cell>
          <table:table-cell office:value-type="float" office:value="11026" calcext:value-type="float">
            <text:p>11026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2500" calcext:value-type="float">
            <text:p>2 500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5-16" calcext:value-type="date">
            <text:p>16/05/1996</text:p>
          </table:table-cell>
          <table:table-cell office:value-type="float" office:value="11027" calcext:value-type="float">
            <text:p>11027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3882.37" calcext:value-type="float">
            <text:p>3 882,37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16" calcext:value-type="date">
            <text:p>16/05/1996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4200" calcext:value-type="float">
            <text:p>4 200,00 F</text:p>
          </table:table-cell>
        </table:table-row>
        <table:table-row table:style-name="ro1">
          <table:table-cell office:value-type="string" calcext:value-type="string">
            <text:p>Königlich Es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16" calcext:value-type="date">
            <text:p>16/05/1996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6600" calcext:value-type="float">
            <text:p>6 60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5-16" calcext:value-type="date">
            <text:p>16/05/1996</text:p>
          </table:table-cell>
          <table:table-cell office:value-type="float" office:value="11029" calcext:value-type="float">
            <text:p>11029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2634" calcext:value-type="float">
            <text:p>2 634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7125" calcext:value-type="float">
            <text:p>7 12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7472.5" calcext:value-type="float">
            <text:p>7 472,5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Thüringer Rostbratwurst</text:p>
          </table:table-cell>
          <table:table-cell table:style-name="ce4" office:value-type="float" office:value="27852.75" calcext:value-type="float">
            <text:p>27 852,75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20625" calcext:value-type="float">
            <text:p>20 62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1" calcext:value-type="float">
            <text:p>11031</text:p>
          </table:table-cell>
          <table:table-cell office:value-type="string" calcext:value-type="string">
            <text:p>Chai</text:p>
          </table:table-cell>
          <table:table-cell table:style-name="ce4" office:value-type="float" office:value="4050" calcext:value-type="float">
            <text:p>4 05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1" calcext:value-type="float">
            <text:p>11031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325" calcext:value-type="float">
            <text:p>3 325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1" calcext:value-type="float">
            <text:p>11031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400" calcext:value-type="float">
            <text:p>2 40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2" calcext:value-type="float">
            <text:p>11032</text:p>
          </table:table-cell>
          <table:table-cell office:value-type="string" calcext:value-type="string">
            <text:p>Côte de Blaye</text:p>
          </table:table-cell>
          <table:table-cell table:style-name="ce4" office:value-type="float" office:value="32937.5" calcext:value-type="float">
            <text:p>32 937,5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2" calcext:value-type="float">
            <text:p>11032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8250" calcext:value-type="float">
            <text:p>8 250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5-17" calcext:value-type="date">
            <text:p>17/05/1996</text:p>
          </table:table-cell>
          <table:table-cell office:value-type="float" office:value="11033" calcext:value-type="float">
            <text:p>11033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0332" calcext:value-type="float">
            <text:p>10 332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4" calcext:value-type="float">
            <text:p>11034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675" calcext:value-type="float">
            <text:p>675,00 F</text:p>
          </table:table-cell>
        </table:table-row>
        <table:table-row table:style-name="ro1">
          <table:table-cell office:value-type="string" calcext:value-type="string">
            <text:p>Old World Delic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4" calcext:value-type="float">
            <text:p>11034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855" calcext:value-type="float">
            <text:p>855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5" calcext:value-type="float">
            <text:p>11035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372.5" calcext:value-type="float">
            <text:p>372,5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5" calcext:value-type="float">
            <text:p>11035</text:p>
          </table:table-cell>
          <table:table-cell office:value-type="string" calcext:value-type="string">
            <text:p>Chai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5" calcext:value-type="float">
            <text:p>11035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5400" calcext:value-type="float">
            <text:p>5 40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5" calcext:value-type="float">
            <text:p>11035</text:p>
          </table:table-cell>
          <table:table-cell office:value-type="string" calcext:value-type="string">
            <text:p>Singaporean Hokkien Fried Mee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6" calcext:value-type="float">
            <text:p>11036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10" calcext:value-type="float">
            <text:p>210,00 F</text:p>
          </table:table-cell>
        </table:table-row>
        <table:table-row table:style-name="ro1">
          <table:table-cell office:value-type="string" calcext:value-type="string">
            <text:p>Drachenblut Delikatess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0" calcext:value-type="date">
            <text:p>20/05/1996</text:p>
          </table:table-cell>
          <table:table-cell office:value-type="float" office:value="11036" calcext:value-type="float">
            <text:p>11036</text:p>
          </table:table-cell>
          <table:table-cell office:value-type="string" calcext:value-type="string">
            <text:p>Raclette Courdavault</text:p>
          </table:table-cell>
          <table:table-cell table:style-name="ce4" office:value-type="float" office:value="8250" calcext:value-type="float">
            <text:p>8 250,00 F</text:p>
          </table:table-cell>
        </table:table-row>
        <table:table-row table:style-name="ro1">
          <table:table-cell office:value-type="string" calcext:value-type="string">
            <text:p>Suprêmes dél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elgique</text:p>
          </table:table-cell>
          <table:table-cell table:style-name="ce3" office:value-type="date" office:date-value="1996-05-21" calcext:value-type="date">
            <text:p>21/05/1996</text:p>
          </table:table-cell>
          <table:table-cell office:value-type="float" office:value="11038" calcext:value-type="float">
            <text:p>11038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368" calcext:value-type="float">
            <text:p>368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21" calcext:value-type="date">
            <text:p>21/05/1996</text:p>
          </table:table-cell>
          <table:table-cell office:value-type="float" office:value="11039" calcext:value-type="float">
            <text:p>11039</text:p>
          </table:table-cell>
          <table:table-cell office:value-type="string" calcext:value-type="string">
            <text:p>Rössle Sauerkraut</text:p>
          </table:table-cell>
          <table:table-cell table:style-name="ce4" office:value-type="float" office:value="4560" calcext:value-type="float">
            <text:p>4 56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21" calcext:value-type="date">
            <text:p>21/05/1996</text:p>
          </table:table-cell>
          <table:table-cell office:value-type="float" office:value="11039" calcext:value-type="float">
            <text:p>11039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2160" calcext:value-type="float">
            <text:p>2 160,00 F</text:p>
          </table:table-cell>
        </table:table-row>
        <table:table-row table:style-name="ro1">
          <table:table-cell office:value-type="string" calcext:value-type="string">
            <text:p>LINO-Delicate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. de Margarita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21" calcext:value-type="date">
            <text:p>21/05/1996</text:p>
          </table:table-cell>
          <table:table-cell office:value-type="float" office:value="11039" calcext:value-type="float">
            <text:p>11039</text:p>
          </table:table-cell>
          <table:table-cell office:value-type="string" calcext:value-type="string">
            <text:p>Maxilaku</text:p>
          </table:table-cell>
          <table:table-cell table:style-name="ce4" office:value-type="float" office:value="6000" calcext:value-type="float">
            <text:p>6 00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22" calcext:value-type="date">
            <text:p>22/05/1996</text:p>
          </table:table-cell>
          <table:table-cell office:value-type="float" office:value="11040" calcext:value-type="float">
            <text:p>11040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000" calcext:value-type="float">
            <text:p>1 00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5-22" calcext:value-type="date">
            <text:p>22/05/1996</text:p>
          </table:table-cell>
          <table:table-cell office:value-type="float" office:value="11041" calcext:value-type="float">
            <text:p>11041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2280" calcext:value-type="float">
            <text:p>2 280,00 F</text:p>
          </table:table-cell>
        </table:table-row>
        <table:table-row table:style-name="ro1">
          <table:table-cell office:value-type="string" calcext:value-type="string">
            <text:p>Chop-suey Chine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5-22" calcext:value-type="date">
            <text:p>22/05/1996</text:p>
          </table:table-cell>
          <table:table-cell office:value-type="float" office:value="11041" calcext:value-type="float">
            <text:p>11041</text:p>
          </table:table-cell>
          <table:table-cell office:value-type="string" calcext:value-type="string">
            <text:p>Vegie-spread</text:p>
          </table:table-cell>
          <table:table-cell table:style-name="ce4" office:value-type="float" office:value="6585" calcext:value-type="float">
            <text:p>6 585,00 F</text:p>
          </table:table-cell>
        </table:table-row>
        <table:table-row table:style-name="ro1">
          <table:table-cell office:value-type="string" calcext:value-type="string">
            <text:p>Comércio Min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22" calcext:value-type="date">
            <text:p>22/05/1996</text:p>
          </table:table-cell>
          <table:table-cell office:value-type="float" office:value="11042" calcext:value-type="float">
            <text:p>11042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570" calcext:value-type="float">
            <text:p>570,00 F</text:p>
          </table:table-cell>
        </table:table-row>
        <table:table-row table:style-name="ro1">
          <table:table-cell office:value-type="string" calcext:value-type="string">
            <text:p>Spécialités du mo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5-22" calcext:value-type="date">
            <text:p>22/05/1996</text:p>
          </table:table-cell>
          <table:table-cell office:value-type="float" office:value="11043" calcext:value-type="float">
            <text:p>11043</text:p>
          </table:table-cell>
          <table:table-cell office:value-type="string" calcext:value-type="string">
            <text:p>Queso Cabrales</text:p>
          </table:table-cell>
          <table:table-cell table:style-name="ce4" office:value-type="float" office:value="1050" calcext:value-type="float">
            <text:p>1 050,00 F</text:p>
          </table:table-cell>
        </table:table-row>
        <table:table-row table:style-name="ro1">
          <table:table-cell office:value-type="string" calcext:value-type="string">
            <text:p>Wolski <text:s/>Zajaz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ogne</text:p>
          </table:table-cell>
          <table:table-cell table:style-name="ce3" office:value-type="date" office:date-value="1996-05-23" calcext:value-type="date">
            <text:p>23/05/1996</text:p>
          </table:table-cell>
          <table:table-cell office:value-type="float" office:value="11044" calcext:value-type="float">
            <text:p>11044</text:p>
          </table:table-cell>
          <table:table-cell office:value-type="string" calcext:value-type="string">
            <text:p>Tarte au sucre</text:p>
          </table:table-cell>
          <table:table-cell table:style-name="ce4" office:value-type="float" office:value="2958" calcext:value-type="float">
            <text:p>2 958,00 F</text:p>
          </table:table-cell>
        </table:table-row>
        <table:table-row table:style-name="ro1">
          <table:table-cell office:value-type="string" calcext:value-type="string">
            <text:p>Bottom-Dollar Mar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Canada</text:p>
          </table:table-cell>
          <table:table-cell table:style-name="ce3" office:value-type="date" office:date-value="1996-05-23" calcext:value-type="date">
            <text:p>23/05/1996</text:p>
          </table:table-cell>
          <table:table-cell office:value-type="float" office:value="11045" calcext:value-type="float">
            <text:p>1104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6360" calcext:value-type="float">
            <text:p>6 36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3" calcext:value-type="date">
            <text:p>23/05/1996</text:p>
          </table:table-cell>
          <table:table-cell office:value-type="float" office:value="11046" calcext:value-type="float">
            <text:p>11046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3610" calcext:value-type="float">
            <text:p>3 61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3" calcext:value-type="date">
            <text:p>23/05/1996</text:p>
          </table:table-cell>
          <table:table-cell office:value-type="float" office:value="11046" calcext:value-type="float">
            <text:p>11046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2280" calcext:value-type="float">
            <text:p>2 280,00 F</text:p>
          </table:table-cell>
        </table:table-row>
        <table:table-row table:style-name="ro1">
          <table:table-cell office:value-type="string" calcext:value-type="string">
            <text:p>Die Wandernde Ku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3" calcext:value-type="date">
            <text:p>23/05/1996</text:p>
          </table:table-cell>
          <table:table-cell office:value-type="float" office:value="11046" calcext:value-type="float">
            <text:p>11046</text:p>
          </table:table-cell>
          <table:table-cell office:value-type="string" calcext:value-type="string">
            <text:p>Steeleye Stout</text:p>
          </table:table-cell>
          <table:table-cell table:style-name="ce4" office:value-type="float" office:value="1539" calcext:value-type="float">
            <text:p>1 539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24" calcext:value-type="date">
            <text:p>24/05/1996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Chai</text:p>
          </table:table-cell>
          <table:table-cell table:style-name="ce4" office:value-type="float" office:value="1687.5" calcext:value-type="float">
            <text:p>1 687,5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24" calcext:value-type="date">
            <text:p>24/05/1996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Chef Anton's Gumbo Mix</text:p>
          </table:table-cell>
          <table:table-cell table:style-name="ce4" office:value-type="float" office:value="2401.88" calcext:value-type="float">
            <text:p>2 401,88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24" calcext:value-type="date">
            <text:p>24/05/1996</text:p>
          </table:table-cell>
          <table:table-cell office:value-type="float" office:value="11049" calcext:value-type="float">
            <text:p>11049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760" calcext:value-type="float">
            <text:p>760,00 F</text:p>
          </table:table-cell>
        </table:table-row>
        <table:table-row table:style-name="ro1">
          <table:table-cell office:value-type="string" calcext:value-type="string">
            <text:p>Gourmet Lanchone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24" calcext:value-type="date">
            <text:p>24/05/1996</text:p>
          </table:table-cell>
          <table:table-cell office:value-type="float" office:value="11049" calcext:value-type="float">
            <text:p>11049</text:p>
          </table:table-cell>
          <table:table-cell office:value-type="string" calcext:value-type="string">
            <text:p>Queso Manchego La Pastora</text:p>
          </table:table-cell>
          <table:table-cell table:style-name="ce4" office:value-type="float" office:value="608" calcext:value-type="float">
            <text:p>608,00 F</text:p>
          </table:table-cell>
        </table:table-row>
        <table:table-row table:style-name="ro1">
          <table:table-cell office:value-type="string" calcext:value-type="string">
            <text:p>Folk och fä H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uède</text:p>
          </table:table-cell>
          <table:table-cell table:style-name="ce3" office:value-type="date" office:date-value="1996-05-27" calcext:value-type="date">
            <text:p>27/05/1996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4050" calcext:value-type="float">
            <text:p>4 050,00 F</text:p>
          </table:table-cell>
        </table:table-row>
        <table:table-row table:style-name="ro1">
          <table:table-cell office:value-type="string" calcext:value-type="string">
            <text:p>Hanari Car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27" calcext:value-type="date">
            <text:p>27/05/1996</text:p>
          </table:table-cell>
          <table:table-cell office:value-type="float" office:value="11052" calcext:value-type="float">
            <text:p>11052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1140" calcext:value-type="float">
            <text:p>1 14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27" calcext:value-type="date">
            <text:p>27/05/1996</text:p>
          </table:table-cell>
          <table:table-cell office:value-type="float" office:value="11053" calcext:value-type="float">
            <text:p>11053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3200" calcext:value-type="float">
            <text:p>3 200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27" calcext:value-type="date">
            <text:p>27/05/1996</text:p>
          </table:table-cell>
          <table:table-cell office:value-type="float" office:value="11053" calcext:value-type="float">
            <text:p>11053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325" calcext:value-type="float">
            <text:p>3 325,00 F</text:p>
          </table:table-cell>
        </table:table-row>
        <table:table-row table:style-name="ro1">
          <table:table-cell office:value-type="string" calcext:value-type="string">
            <text:p>Piccolo und me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5-27" calcext:value-type="date">
            <text:p>27/05/1996</text:p>
          </table:table-cell>
          <table:table-cell office:value-type="float" office:value="11053" calcext:value-type="float">
            <text:p>11053</text:p>
          </table:table-cell>
          <table:table-cell office:value-type="string" calcext:value-type="string">
            <text:p>Carnarvon Tigers</text:p>
          </table:table-cell>
          <table:table-cell table:style-name="ce4" office:value-type="float" office:value="8750" calcext:value-type="float">
            <text:p>8 750,00 F</text:p>
          </table:table-cell>
        </table:table-row>
        <table:table-row table:style-name="ro1">
          <table:table-cell office:value-type="string" calcext:value-type="string">
            <text:p>HILARIÓN-Abas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28" calcext:value-type="date">
            <text:p>28/05/1996</text:p>
          </table:table-cell>
          <table:table-cell office:value-type="float" office:value="11055" calcext:value-type="float">
            <text:p>11055</text:p>
          </table:table-cell>
          <table:table-cell office:value-type="string" calcext:value-type="string">
            <text:p>Manjimup Dried Apples</text:p>
          </table:table-cell>
          <table:table-cell table:style-name="ce4" office:value-type="float" office:value="5300" calcext:value-type="float">
            <text:p>5 30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28" calcext:value-type="date">
            <text:p>28/05/1996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6000" calcext:value-type="float">
            <text:p>6 00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28" calcext:value-type="date">
            <text:p>28/05/1996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4200" calcext:value-type="float">
            <text:p>4 200,00 F</text:p>
          </table:table-cell>
        </table:table-row>
        <table:table-row table:style-name="ro1">
          <table:table-cell office:value-type="string" calcext:value-type="string">
            <text:p>Eastern Conn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28" calcext:value-type="date">
            <text:p>28/05/1996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8500" calcext:value-type="float">
            <text:p>8 500,00 F</text:p>
          </table:table-cell>
        </table:table-row>
        <table:table-row table:style-name="ro1">
          <table:table-cell office:value-type="string" calcext:value-type="string">
            <text:p>North/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oyaume-Uni</text:p>
          </table:table-cell>
          <table:table-cell table:style-name="ce3" office:value-type="date" office:date-value="1996-05-29" calcext:value-type="date">
            <text:p>29/05/1996</text:p>
          </table:table-cell>
          <table:table-cell office:value-type="float" office:value="11057" calcext:value-type="float">
            <text:p>11057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225" calcext:value-type="float">
            <text:p>225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9" calcext:value-type="date">
            <text:p>29/05/1996</text:p>
          </table:table-cell>
          <table:table-cell office:value-type="float" office:value="11058" calcext:value-type="float">
            <text:p>11058</text:p>
          </table:table-cell>
          <table:table-cell office:value-type="string" calcext:value-type="string">
            <text:p>Sir Rodney's Scones</text:p>
          </table:table-cell>
          <table:table-cell table:style-name="ce4" office:value-type="float" office:value="150" calcext:value-type="float">
            <text:p>15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9" calcext:value-type="date">
            <text:p>29/05/1996</text:p>
          </table:table-cell>
          <table:table-cell office:value-type="float" office:value="11058" calcext:value-type="float">
            <text:p>11058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570" calcext:value-type="float">
            <text:p>3 570,00 F</text:p>
          </table:table-cell>
        </table:table-row>
        <table:table-row table:style-name="ro1">
          <table:table-cell office:value-type="string" calcext:value-type="string">
            <text:p>Blauer See Delikates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5-29" calcext:value-type="date">
            <text:p>29/05/1996</text:p>
          </table:table-cell>
          <table:table-cell office:value-type="float" office:value="11058" calcext:value-type="float">
            <text:p>11058</text:p>
          </table:table-cell>
          <table:table-cell office:value-type="string" calcext:value-type="string">
            <text:p>Sirop d'érable</text:p>
          </table:table-cell>
          <table:table-cell table:style-name="ce4" office:value-type="float" office:value="570" calcext:value-type="float">
            <text:p>57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29" calcext:value-type="date">
            <text:p>29/05/1996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900" calcext:value-type="float">
            <text:p>900,00 F</text:p>
          </table:table-cell>
        </table:table-row>
        <table:table-row table:style-name="ro1">
          <table:table-cell office:value-type="string" calcext:value-type="string">
            <text:p>Ricardo Adocic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5-29" calcext:value-type="date">
            <text:p>29/05/1996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5950" calcext:value-type="float">
            <text:p>5 95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0" calcext:value-type="float">
            <text:p>11060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680" calcext:value-type="float">
            <text:p>680,00 F</text:p>
          </table:table-cell>
        </table:table-row>
        <table:table-row table:style-name="ro1">
          <table:table-cell office:value-type="string" calcext:value-type="string">
            <text:p>Franchi S.p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0" calcext:value-type="float">
            <text:p>11060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650" calcext:value-type="float">
            <text:p>650,00 F</text:p>
          </table:table-cell>
        </table:table-row>
        <table:table-row table:style-name="ro1">
          <table:table-cell office:value-type="string" calcext:value-type="string">
            <text:p>Great Lakes Food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1" calcext:value-type="float">
            <text:p>11061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2550" calcext:value-type="float">
            <text:p>2 550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2" calcext:value-type="float">
            <text:p>11062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1312" calcext:value-type="float">
            <text:p>1 312,00 F</text:p>
          </table:table-cell>
        </table:table-row>
        <table:table-row table:style-name="ro1">
          <table:table-cell office:value-type="string" calcext:value-type="string">
            <text:p>Reggiani Caseifi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e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2" calcext:value-type="float">
            <text:p>11062</text:p>
          </table:table-cell>
          <table:table-cell office:value-type="string" calcext:value-type="string">
            <text:p>Outback Lager</text:p>
          </table:table-cell>
          <table:table-cell table:style-name="ce4" office:value-type="float" office:value="720" calcext:value-type="float">
            <text:p>72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3" calcext:value-type="float">
            <text:p>11063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2100" calcext:value-type="float">
            <text:p>2 100,00 F</text:p>
          </table:table-cell>
        </table:table-row>
        <table:table-row table:style-name="ro1">
          <table:table-cell office:value-type="string" calcext:value-type="string">
            <text:p>Hungry Owl All-Night Gro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lande</text:p>
          </table:table-cell>
          <table:table-cell table:style-name="ce3" office:value-type="date" office:date-value="1996-05-30" calcext:value-type="date">
            <text:p>30/05/1996</text:p>
          </table:table-cell>
          <table:table-cell office:value-type="float" office:value="11063" calcext:value-type="float">
            <text:p>11063</text:p>
          </table:table-cell>
          <table:table-cell office:value-type="string" calcext:value-type="string">
            <text:p>Boston Crab Meat</text:p>
          </table:table-cell>
          <table:table-cell table:style-name="ce4" office:value-type="float" office:value="3312" calcext:value-type="float">
            <text:p>3 312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31" calcext:value-type="date">
            <text:p>31/05/1996</text:p>
          </table:table-cell>
          <table:table-cell office:value-type="float" office:value="11064" calcext:value-type="float">
            <text:p>11064</text:p>
          </table:table-cell>
          <table:table-cell office:value-type="string" calcext:value-type="string">
            <text:p>Perth Pasties</text:p>
          </table:table-cell>
          <table:table-cell table:style-name="ce4" office:value-type="float" office:value="3690" calcext:value-type="float">
            <text:p>3 690,00 F</text:p>
          </table:table-cell>
        </table:table-row>
        <table:table-row table:style-name="ro1">
          <table:table-cell office:value-type="string" calcext:value-type="string">
            <text:p>Save-a-lot 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31" calcext:value-type="date">
            <text:p>31/05/1996</text:p>
          </table:table-cell>
          <table:table-cell office:value-type="float" office:value="11064" calcext:value-type="float">
            <text:p>11064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432" calcext:value-type="float">
            <text:p>432,0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5-31" calcext:value-type="date">
            <text:p>31/05/1996</text:p>
          </table:table-cell>
          <table:table-cell office:value-type="float" office:value="11065" calcext:value-type="float">
            <text:p>11065</text:p>
          </table:table-cell>
          <table:table-cell office:value-type="string" calcext:value-type="string">
            <text:p>Tourtière</text:p>
          </table:table-cell>
          <table:table-cell table:style-name="ce4" office:value-type="float" office:value="558.75" calcext:value-type="float">
            <text:p>558,75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31" calcext:value-type="date">
            <text:p>31/05/1996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Sasquatch Ale</text:p>
          </table:table-cell>
          <table:table-cell table:style-name="ce4" office:value-type="float" office:value="2450" calcext:value-type="float">
            <text:p>2 450,00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31" calcext:value-type="date">
            <text:p>31/05/1996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61.75" calcext:value-type="float">
            <text:p>261,75 F</text:p>
          </table:table-cell>
        </table:table-row>
        <table:table-row table:style-name="ro1">
          <table:table-cell office:value-type="string" calcext:value-type="string">
            <text:p>White Clover Mar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5-31" calcext:value-type="date">
            <text:p>31/05/1996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1932" calcext:value-type="float">
            <text:p>1 932,00 F</text:p>
          </table:table-cell>
        </table:table-row>
        <table:table-row table:style-name="ro1">
          <table:table-cell office:value-type="string" calcext:value-type="string">
            <text:p>Queen Cozin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ésil</text:p>
          </table:table-cell>
          <table:table-cell table:style-name="ce3" office:value-type="date" office:date-value="1996-06-03" calcext:value-type="date">
            <text:p>03/06/1996</text:p>
          </table:table-cell>
          <table:table-cell office:value-type="float" office:value="11068" calcext:value-type="float">
            <text:p>11068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547" calcext:value-type="float">
            <text:p>1 547,00 F</text:p>
          </table:table-cell>
        </table:table-row>
        <table:table-row table:style-name="ro1">
          <table:table-cell office:value-type="string" calcext:value-type="string">
            <text:p>Tortuga Restau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xico D.F.</text:p>
          </table:table-cell>
          <table:table-cell office:value-type="string" calcext:value-type="string">
            <text:p>Mexique</text:p>
          </table:table-cell>
          <table:table-cell table:style-name="ce3" office:value-type="date" office:date-value="1996-06-03" calcext:value-type="date">
            <text:p>03/06/1996</text:p>
          </table:table-cell>
          <table:table-cell office:value-type="float" office:value="11069" calcext:value-type="float">
            <text:p>11069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800" calcext:value-type="float">
            <text:p>1 80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Chai</text:p>
          </table:table-cell>
          <table:table-cell table:style-name="ce4" office:value-type="float" office:value="3060" calcext:value-type="float">
            <text:p>3 060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615" calcext:value-type="float">
            <text:p>1 615,00 F</text:p>
          </table:table-cell>
        </table:table-row>
        <table:table-row table:style-name="ro1">
          <table:table-cell office:value-type="string" calcext:value-type="string">
            <text:p>Lehmanns Marktst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Allemagne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2224.87" calcext:value-type="float">
            <text:p>2 224,87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2137.5" calcext:value-type="float">
            <text:p>2 137,50 F</text:p>
          </table:table-cell>
        </table:table-row>
        <table:table-row table:style-name="ro1">
          <table:table-cell office:value-type="string" calcext:value-type="string">
            <text:p>LILA-Supermer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Venezuela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285" calcext:value-type="float">
            <text:p>285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760" calcext:value-type="float">
            <text:p>760,0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Valkoinen suklaa</text:p>
          </table:table-cell>
          <table:table-cell table:style-name="ce4" office:value-type="float" office:value="1787.5" calcext:value-type="float">
            <text:p>1 787,50 F</text:p>
          </table:table-cell>
        </table:table-row>
        <table:table-row table:style-name="ro1">
          <table:table-cell office:value-type="string" calcext:value-type="string">
            <text:p>Ernst Hand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table:style-name="ce3" office:value-type="date" office:date-value="1996-06-04" calcext:value-type="date">
            <text:p>04/06/1996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21612.5" calcext:value-type="float">
            <text:p>21 612,50 F</text:p>
          </table:table-cell>
        </table:table-row>
        <table:table-row table:style-name="ro1">
          <table:table-cell office:value-type="string" calcext:value-type="string">
            <text:p>Simons bist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Danemark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4" calcext:value-type="float">
            <text:p>11074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160.42" calcext:value-type="float">
            <text:p>1 160,42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Lakkalikööri</text:p>
          </table:table-cell>
          <table:table-cell table:style-name="ce4" office:value-type="float" office:value="153" calcext:value-type="float">
            <text:p>153,0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807.5" calcext:value-type="float">
            <text:p>807,50 F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uisse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530" calcext:value-type="float">
            <text:p>1 530,00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6" calcext:value-type="float">
            <text:p>11076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743.75" calcext:value-type="float">
            <text:p>1 743,75 F</text:p>
          </table:table-cell>
        </table:table-row>
        <table:table-row table:style-name="ro1">
          <table:table-cell office:value-type="string" calcext:value-type="string">
            <text:p>Bon app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6" calcext:value-type="float">
            <text:p>11076</text:p>
          </table:table-cell>
          <table:table-cell office:value-type="string" calcext:value-type="string">
            <text:p>Teatime Chocolate Biscuits</text:p>
          </table:table-cell>
          <table:table-cell table:style-name="ce4" office:value-type="float" office:value="345" calcext:value-type="float">
            <text:p>345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Tofu</text:p>
          </table:table-cell>
          <table:table-cell table:style-name="ce4" office:value-type="float" office:value="112.76" calcext:value-type="float">
            <text:p>112,76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Rhönbräu Klosterbier</text:p>
          </table:table-cell>
          <table:table-cell table:style-name="ce4" office:value-type="float" office:value="155" calcext:value-type="float">
            <text:p>155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Louisiana Hot Spiced Okra</text:p>
          </table:table-cell>
          <table:table-cell table:style-name="ce4" office:value-type="float" office:value="85" calcext:value-type="float">
            <text:p>85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Wimmers gute Semmelknödel</text:p>
          </table:table-cell>
          <table:table-cell table:style-name="ce4" office:value-type="float" office:value="322.53" calcext:value-type="float">
            <text:p>322,53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Camembert Pierrot</text:p>
          </table:table-cell>
          <table:table-cell table:style-name="ce4" office:value-type="float" office:value="319.6" calcext:value-type="float">
            <text:p>319,6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Pâté chinois</text:p>
          </table:table-cell>
          <table:table-cell table:style-name="ce4" office:value-type="float" office:value="240" calcext:value-type="float">
            <text:p>24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Spegesild</text:p>
          </table:table-cell>
          <table:table-cell table:style-name="ce4" office:value-type="float" office:value="176.4" calcext:value-type="float">
            <text:p>176,4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Chartreuse verte</text:p>
          </table:table-cell>
          <table:table-cell table:style-name="ce4" office:value-type="float" office:value="171" calcext:value-type="float">
            <text:p>171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Mascarpone Fabioli</text:p>
          </table:table-cell>
          <table:table-cell table:style-name="ce4" office:value-type="float" office:value="160" calcext:value-type="float">
            <text:p>16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Tunnbröd</text:p>
          </table:table-cell>
          <table:table-cell table:style-name="ce4" office:value-type="float" office:value="90" calcext:value-type="float">
            <text:p>9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Pavlova</text:p>
          </table:table-cell>
          <table:table-cell table:style-name="ce4" office:value-type="float" office:value="169.27" calcext:value-type="float">
            <text:p>169,27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Konbu</text:p>
          </table:table-cell>
          <table:table-cell table:style-name="ce4" office:value-type="float" office:value="120" calcext:value-type="float">
            <text:p>12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Northwoods Cranberry Sauce</text:p>
          </table:table-cell>
          <table:table-cell table:style-name="ce4" office:value-type="float" office:value="360" calcext:value-type="float">
            <text:p>36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Uncle Bob's Organic Dried Pears</text:p>
          </table:table-cell>
          <table:table-cell table:style-name="ce4" office:value-type="float" office:value="142.5" calcext:value-type="float">
            <text:p>142,5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Chef Anton's Cajun Seasoning</text:p>
          </table:table-cell>
          <table:table-cell table:style-name="ce4" office:value-type="float" office:value="110" calcext:value-type="float">
            <text:p>11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Aniseed Syrup</text:p>
          </table:table-cell>
          <table:table-cell table:style-name="ce4" office:value-type="float" office:value="200" calcext:value-type="float">
            <text:p>20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Chang</text:p>
          </table:table-cell>
          <table:table-cell table:style-name="ce4" office:value-type="float" office:value="1824" calcext:value-type="float">
            <text:p>1 824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Original Frankfurter grüne Soße</text:p>
          </table:table-cell>
          <table:table-cell table:style-name="ce4" office:value-type="float" office:value="130" calcext:value-type="float">
            <text:p>130,00 F</text:p>
          </table:table-cell>
        </table:table-row>
        <table:table-row table:style-name="ro1">
          <table:table-cell office:value-type="string" calcext:value-type="string">
            <text:p>Rattlesnake Canyon Gro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États-Unis</text:p>
          </table:table-cell>
          <table:table-cell table:style-name="ce3" office:value-type="date" office:date-value="1996-06-05" calcext:value-type="date">
            <text:p>05/06/1996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Sir Rodney's Marmalade</text:p>
          </table:table-cell>
          <table:table-cell table:style-name="ce4" office:value-type="float" office:value="388.8" calcext:value-type="float">
            <text:p>388,80 F</text:p>
          </table:table-cell>
        </table:table-row>
        <table:table-row table:style-name="ro1" table:number-rows-repeated="104707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2" number:min-decimal-places="2" number:min-integer-digits="1" number:grouping="true"/>
      <number:text> F</number:text>
    </number:number-style>
    <number:number-style style:name="N12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2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6:55:09.406000000</dc:date>
    <meta:editing-duration>PT6S</meta:editing-duration>
    <meta:editing-cycles>1</meta:editing-cycles>
    <meta:generator>LibreOffice/7.4.4.2$Windows_X86_64 LibreOffice_project/85569322deea74ec9134968a29af2df5663baa21</meta:generator>
    <meta:document-statistic meta:table-count="1" meta:cell-count="11992" meta:object-count="0"/>
  </office:meta>
</office:document-meta>
</file>